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rebuchet MS" svg:font-family="'Trebuchet MS'"/>
    <style:font-face style:name="Monospace1" svg:font-family="Monospace" style:font-family-generic="roman"/>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fo:keep-with-next="alway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fo:keep-with-next="alway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4" style:family="table">
      <style:table-properties style:width="17.59cm" table:align="margins" fo:keep-with-next="alway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5" style:family="table">
      <style:table-properties style:width="17.59cm" table:align="margins" fo:keep-with-next="always"/>
    </style:style>
    <style:style style:name="Table5.A" style:family="table-column">
      <style:table-column-properties style:column-width="5.863cm" style:rel-column-width="21845*"/>
    </style:style>
    <style:style style:name="Table5.B" style:family="table-column">
      <style:table-column-properties style:column-width="5.863cm" style:rel-column-width="21846*"/>
    </style:style>
    <style:style style:name="Table5.C" style:family="table-column">
      <style:table-column-properties style:column-width="5.863cm" style:rel-column-width="21844*"/>
    </style:style>
    <style:style style:name="Table5.A1" style:family="table-cell">
      <style:table-cell-properties fo:padding="0.097cm" fo:border-left="0.05pt solid #000000" fo:border-right="none" fo:border-top="0.05pt solid #000000" fo:border-bottom="none"/>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none"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6" style:family="table">
      <style:table-properties style:width="17.59cm" table:align="margins" fo:keep-with-next="always" style:writing-mode="lr-tb"/>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fo:keep-with-next="always" style:writing-mode="lr-tb"/>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8" style:family="table">
      <style:table-properties style:width="17.595cm" fo:margin-left="0cm" table:align="left" fo:keep-with-next="always" style:writing-mode="lr-tb"/>
    </style:style>
    <style:style style:name="Table8.A" style:family="table-column">
      <style:table-column-properties style:column-width="4.419cm"/>
    </style:style>
    <style:style style:name="Table8.B" style:family="table-column">
      <style:table-column-properties style:column-width="13.17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fo:keep-with-next="always" style:writing-mode="lr-tb"/>
    </style:style>
    <style:style style:name="Table9.A" style:family="table-column">
      <style:table-column-properties style:column-width="8.795cm" style:rel-column-width="32768*"/>
    </style:style>
    <style:style style:name="Table9.B" style:family="table-column">
      <style:table-column-properties style:column-width="8.795cm" style:rel-column-width="32767*"/>
    </style:style>
    <style:style style:name="Table9.A1" style:family="table-cell">
      <style:table-cell-properties fo:padding="0.097cm" fo:border-left="0.05pt solid #000000" fo:border-right="none" fo:border-top="0.05pt solid #000000" fo:border-bottom="none"/>
    </style:style>
    <style:style style:name="Table9.B1" style:family="table-cell">
      <style:table-cell-properties fo:padding="0.097cm" fo:border-left="none" fo:border-right="0.05pt solid #000000" fo:border-top="0.05pt solid #000000" fo:border-bottom="none"/>
    </style:style>
    <style:style style:name="Table9.A2" style:family="table-cell">
      <style:table-cell-properties fo:padding="0.097cm" fo:border-left="0.05pt solid #000000" fo:border-right="none" fo:border-top="none" fo:border-bottom="none"/>
    </style:style>
    <style:style style:name="Table9.B2" style:family="table-cell">
      <style:table-cell-properties fo:padding="0.097cm" fo:border-left="none" fo:border-right="0.05pt solid #000000" fo:border-top="none" fo:border-bottom="none"/>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none" fo:border-right="0.05pt solid #000000" fo:border-top="none" fo:border-bottom="0.05pt solid #000000"/>
    </style:style>
    <style:style style:name="Table10" style:family="table">
      <style:table-properties style:width="17.59cm" table:align="margins" style:writing-mode="lr-tb"/>
    </style:style>
    <style:style style:name="Table10.A" style:family="table-column">
      <style:table-column-properties style:column-width="5.863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fo:keep-with-next="always" style:writing-mode="lr-tb"/>
    </style:style>
    <style:style style:name="Table11.A" style:family="table-column">
      <style:table-column-properties style:column-width="17.59cm" style:rel-column-width="65535*"/>
    </style:style>
    <style:style style:name="Table11.A1" style:family="table-cell">
      <style:table-cell-properties fo:padding="0.097cm" fo:border-left="0.05pt solid #000000" fo:border-right="0.05pt solid #000000" fo:border-top="0.05pt solid #000000" fo:border-bottom="none"/>
    </style:style>
    <style:style style:name="Table11.A2" style:family="table-cell">
      <style:table-cell-properties fo:padding="0.097cm" fo:border-left="0.05pt solid #000000" fo:border-right="0.05pt solid #000000" fo:border-top="none" fo:border-bottom="none"/>
    </style:style>
    <style:style style:name="Table11.A5"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fo:keep-with-next="always"/>
    </style:style>
    <style:style style:name="Table12.A" style:family="table-column">
      <style:table-column-properties style:column-width="8.795cm" style:rel-column-width="32767*"/>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8.705cm"/>
    </style:style>
    <style:style style:name="Table13.B" style:family="table-column">
      <style:table-column-properties style:column-width="8.89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8.795cm" style:rel-column-width="3276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writing-mode="lr-tb"/>
    </style:style>
    <style:style style:name="Table15.A" style:family="table-column">
      <style:table-column-properties style:column-width="3.651cm"/>
    </style:style>
    <style:style style:name="Table15.B" style:family="table-column">
      <style:table-column-properties style:column-width="13.944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59cm" table:align="margins" fo:keep-with-next="always" style:writing-mode="lr-tb"/>
    </style:style>
    <style:style style:name="Table16.A" style:family="table-column">
      <style:table-column-properties style:column-width="8.795cm" style:rel-column-width="32767*"/>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59cm" table:align="margins" style:writing-mode="lr-tb"/>
    </style:style>
    <style:style style:name="Table17.A" style:family="table-column">
      <style:table-column-properties style:column-width="17.59cm" style:rel-column-width="65535*"/>
    </style:style>
    <style:style style:name="Table17.A1" style:family="table-cell">
      <style:table-cell-properties fo:padding="0.097cm" fo:border="0.05pt solid #000000"/>
    </style:style>
    <style:style style:name="Table18" style:family="table">
      <style:table-properties style:width="17.59cm" table:align="margins" fo:keep-with-next="always" style:writing-mode="lr-tb"/>
    </style:style>
    <style:style style:name="Table18.A" style:family="table-column">
      <style:table-column-properties style:column-width="17.59cm" style:rel-column-width="65535*"/>
    </style:style>
    <style:style style:name="Table18.A1" style:family="table-cell">
      <style:table-cell-properties fo:padding="0.097cm" fo:border="0.05pt solid #000000"/>
    </style:style>
    <style:style style:name="Table19" style:family="table">
      <style:table-properties style:width="17.59cm" table:align="margins" fo:keep-with-next="always" style:writing-mode="lr-tb"/>
    </style:style>
    <style:style style:name="Table19.A" style:family="table-column">
      <style:table-column-properties style:column-width="17.59cm" style:rel-column-width="65535*"/>
    </style:style>
    <style:style style:name="Table19.A1" style:family="table-cell">
      <style:table-cell-properties fo:padding="0.097cm" fo:border="0.05pt solid #000000"/>
    </style:style>
    <style:style style:name="P1" style:family="paragraph" style:parent-style-name="Text_20_body">
      <style:text-properties officeooo:rsid="0021ae81" officeooo:paragraph-rsid="0021ae81"/>
    </style:style>
    <style:style style:name="P2" style:family="paragraph" style:parent-style-name="Text_20_body">
      <style:text-properties officeooo:rsid="00267fb6" officeooo:paragraph-rsid="00267fb6"/>
    </style:style>
    <style:style style:name="P3" style:family="paragraph" style:parent-style-name="Text_20_body">
      <style:text-properties officeooo:rsid="002bc3b6" officeooo:paragraph-rsid="002bc3b6"/>
    </style:style>
    <style:style style:name="P4" style:family="paragraph" style:parent-style-name="Text_20_body">
      <style:text-properties officeooo:rsid="003bb332" officeooo:paragraph-rsid="003bb332"/>
    </style:style>
    <style:style style:name="P5" style:family="paragraph" style:parent-style-name="Text_20_body">
      <style:text-properties officeooo:paragraph-rsid="003bb332"/>
    </style:style>
    <style:style style:name="P6" style:family="paragraph" style:parent-style-name="Text_20_body">
      <style:text-properties officeooo:rsid="003d4c03" officeooo:paragraph-rsid="003d4c03"/>
    </style:style>
    <style:style style:name="P7" style:family="paragraph" style:parent-style-name="Text_20_body">
      <style:text-properties style:font-name="Times New Roman" fo:font-size="12pt" officeooo:rsid="003d4c03" officeooo:paragraph-rsid="003d4c03" style:font-size-asian="12pt" style:font-size-complex="12pt"/>
    </style:style>
    <style:style style:name="P8" style:family="paragraph" style:parent-style-name="Text_20_body">
      <style:text-properties officeooo:rsid="0042981e" officeooo:paragraph-rsid="0042981e"/>
    </style:style>
    <style:style style:name="P9" style:family="paragraph" style:parent-style-name="Text_20_body">
      <style:text-properties officeooo:paragraph-rsid="0043dbb3"/>
    </style:style>
    <style:style style:name="P10" style:family="paragraph" style:parent-style-name="Text_20_body">
      <style:text-properties officeooo:rsid="0044e3ab" officeooo:paragraph-rsid="0044e3ab"/>
    </style:style>
    <style:style style:name="P11" style:family="paragraph" style:parent-style-name="Text_20_body">
      <style:text-properties officeooo:rsid="0046558a" officeooo:paragraph-rsid="0046558a"/>
    </style:style>
    <style:style style:name="P12" style:family="paragraph" style:parent-style-name="Text_20_body">
      <style:text-properties officeooo:rsid="00497059" officeooo:paragraph-rsid="00497059"/>
    </style:style>
    <style:style style:name="P13" style:family="paragraph" style:parent-style-name="Text_20_body">
      <style:text-properties officeooo:rsid="004ac05a" officeooo:paragraph-rsid="004ac05a"/>
    </style:style>
    <style:style style:name="P14" style:family="paragraph" style:parent-style-name="Text_20_body">
      <style:text-properties officeooo:rsid="004af39e" officeooo:paragraph-rsid="004af39e"/>
    </style:style>
    <style:style style:name="P15"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16"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17"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18"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19"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2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paragraph-rsid="004d20b8" style:text-blinking="false" fo:background-color="transparent" style:font-size-asian="12pt" style:font-size-complex="12pt"/>
    </style:style>
    <style:style style:name="P2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2d7e5" officeooo:paragraph-rsid="0052d7e5" style:text-blinking="false" fo:background-color="transparent" style:font-size-asian="12pt" style:font-size-complex="12pt"/>
    </style:style>
    <style:style style:name="P2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45543" officeooo:paragraph-rsid="00545543" style:text-blinking="false" fo:background-color="transparent" style:font-size-asian="12pt" style:font-size-complex="12pt"/>
    </style:style>
    <style:style style:name="P2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5c30f" officeooo:paragraph-rsid="0055c30f" style:text-blinking="false" fo:background-color="transparent" style:font-size-asian="12pt" style:font-size-complex="12pt"/>
    </style:style>
    <style:style style:name="P2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736cf" officeooo:paragraph-rsid="005736cf" style:text-blinking="false" fo:background-color="transparent" style:font-size-asian="12pt" style:font-size-complex="12pt"/>
    </style:style>
    <style:style style:name="P2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4d20b8" officeooo:paragraph-rsid="004d20b8" style:text-blinking="false" fo:background-color="transparent" style:font-size-asian="10.5pt" style:font-size-complex="12pt"/>
    </style:style>
    <style:style style:name="P26"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0d0f6" officeooo:paragraph-rsid="0050d0f6" style:text-blinking="false" fo:background-color="transparent" style:font-size-asian="10.5pt" style:font-size-complex="12pt"/>
    </style:style>
    <style:style style:name="P2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9a97d" officeooo:paragraph-rsid="0059a97d" style:text-blinking="false" fo:background-color="transparent" style:font-size-asian="10.5pt" style:font-size-complex="12pt"/>
    </style:style>
    <style:style style:name="P2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ca6a4" officeooo:paragraph-rsid="005ca6a4" style:text-blinking="false" fo:background-color="transparent" style:font-size-asian="10.5pt" style:font-size-complex="12pt"/>
    </style:style>
    <style:style style:name="P2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618fb5" officeooo:paragraph-rsid="00618fb5" style:text-blinking="false" fo:background-color="transparent" style:font-size-asian="10.5pt" style:font-size-complex="12pt"/>
    </style:style>
    <style:style style:name="P30" style:family="paragraph" style:parent-style-name="Text_20_body">
      <style:paragraph-properties fo:margin-top="0cm" fo:margin-bottom="0cm" style:contextual-spacing="false" fo:line-height="114%" style:writing-mode="lr-tb"/>
      <style:text-properties officeooo:paragraph-rsid="005098cd"/>
    </style:style>
    <style:style style:name="P31" style:family="paragraph" style:parent-style-name="Text_20_body">
      <style:paragraph-properties fo:margin-top="0cm" fo:margin-bottom="0cm" style:contextual-spacing="false" fo:line-height="114%" style:writing-mode="lr-tb"/>
      <style:text-properties officeooo:rsid="0059a97d" officeooo:paragraph-rsid="0059a97d"/>
    </style:style>
    <style:style style:name="P32" style:family="paragraph" style:parent-style-name="Heading_20_2">
      <style:paragraph-properties fo:margin-top="0.353cm" fo:margin-bottom="0cm" style:contextual-spacing="false" fo:line-height="114%" style:writing-mode="lr-tb"/>
      <style:text-properties fo:font-variant="normal" fo:text-transform="none" fo:color="#000000" style:text-line-through-style="none" style:font-name="Trebuchet MS" fo:font-size="12.75pt" fo:font-style="normal" style:text-underline-style="none" fo:font-weight="bold" style:text-blinking="false" fo:background-color="transparent"/>
    </style:style>
    <style:style style:name="P33" style:family="paragraph" style:parent-style-name="Heading_20_1">
      <style:paragraph-properties fo:margin-top="0.353cm" fo:margin-bottom="0cm" style:contextual-spacing="false" fo:line-height="114%" fo:break-before="page" style:writing-mode="lr-tb"/>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34" style:family="paragraph" style:parent-style-name="Heading_20_2">
      <style:paragraph-properties fo:margin-top="0.353cm" fo:margin-bottom="0cm" style:contextual-spacing="false" fo:line-height="114%" fo:break-before="page" style:writing-mode="lr-tb"/>
      <style:text-properties fo:font-variant="normal" fo:text-transform="none" fo:color="#000000" style:text-line-through-style="none" style:font-name="Trebuchet MS" fo:font-size="12.75pt" fo:font-style="normal" style:text-underline-style="none" fo:font-weight="bold" style:text-blinking="false" fo:background-color="transparent"/>
    </style:style>
    <style:style style:name="P35" style:family="paragraph" style:parent-style-name="Heading_20_1">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36" style:family="paragraph" style:parent-style-name="Heading_20_1">
      <style:paragraph-properties fo:break-before="page"/>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37" style:family="paragraph" style:parent-style-name="Standard">
      <style:paragraph-properties fo:margin-left="0cm" fo:margin-right="0cm" fo:text-align="start" style:justify-single-word="false" fo:text-indent="0cm" style:auto-text-indent="false"/>
      <style:text-properties style:font-name="Monospace1" fo:font-size="12pt" officeooo:paragraph-rsid="003d4c03" style:font-size-asian="12pt" style:font-size-complex="12pt"/>
    </style:style>
    <style:style style:name="P38" style:family="paragraph" style:parent-style-name="Standard">
      <style:paragraph-properties fo:margin-left="0cm" fo:margin-right="0cm" fo:text-align="start" style:justify-single-word="false" fo:text-indent="0cm" style:auto-text-indent="false"/>
      <style:text-properties style:font-name="Monospace1" fo:font-size="11pt" officeooo:rsid="002eeac2" officeooo:paragraph-rsid="002eeac2" style:font-size-asian="11pt" style:font-size-complex="11pt"/>
    </style:style>
    <style:style style:name="P39" style:family="paragraph" style:parent-style-name="Standard">
      <style:paragraph-properties fo:margin-left="0cm" fo:margin-right="0cm" fo:text-align="start" style:justify-single-word="false" fo:text-indent="0cm" style:auto-text-indent="false"/>
      <style:text-properties fo:font-size="12pt" officeooo:paragraph-rsid="003f482b" style:font-size-asian="12pt" style:font-size-complex="12pt"/>
    </style:style>
    <style:style style:name="P40" style:family="paragraph" style:parent-style-name="Table_20_Contents">
      <style:text-properties style:font-name="Monospace" officeooo:rsid="00267fb6" officeooo:paragraph-rsid="00267fb6"/>
    </style:style>
    <style:style style:name="P41" style:family="paragraph" style:parent-style-name="Table_20_Contents">
      <style:text-properties style:font-name="Monospace" officeooo:rsid="003bb332" officeooo:paragraph-rsid="003bb332"/>
    </style:style>
    <style:style style:name="P42" style:family="paragraph" style:parent-style-name="Table_20_Contents">
      <style:text-properties style:font-name="Times New Roman" fo:font-size="12pt" officeooo:rsid="00578476" officeooo:paragraph-rsid="00578476" style:font-size-asian="12pt" style:font-size-complex="12pt"/>
    </style:style>
    <style:style style:name="P43" style:family="paragraph" style:parent-style-name="Table_20_Contents">
      <style:text-properties style:font-name="Times New Roman" fo:font-size="12pt" officeooo:rsid="0058146f" officeooo:paragraph-rsid="0058146f" style:font-size-asian="12pt" style:font-size-complex="12pt"/>
    </style:style>
    <style:style style:name="P44" style:family="paragraph" style:parent-style-name="Table_20_Contents">
      <style:text-properties style:font-name="Times New Roman" fo:font-size="12pt" officeooo:rsid="0058fc90" officeooo:paragraph-rsid="0058fc90" style:font-size-asian="12pt" style:font-size-complex="12pt"/>
    </style:style>
    <style:style style:name="P45" style:family="paragraph" style:parent-style-name="Table">
      <style:text-properties officeooo:paragraph-rsid="00392f86"/>
    </style:style>
    <style:style style:name="P46" style:family="paragraph" style:parent-style-name="Table">
      <style:text-properties fo:font-style="normal" officeooo:rsid="0040a43a" officeooo:paragraph-rsid="0040a43a" style:font-style-asian="normal" style:font-style-complex="normal"/>
    </style:style>
    <style:style style:name="P47" style:family="paragraph" style:parent-style-name="Standard">
      <style:text-properties fo:color="#000000" fo:font-size="12pt" officeooo:paragraph-rsid="004af39e" style:font-size-asian="12pt" style:font-size-complex="12pt"/>
    </style:style>
    <style:style style:name="P48" style:family="paragraph" style:parent-style-name="Standard">
      <style:text-properties fo:color="#000000" fo:font-size="12pt" style:text-underline-style="none" officeooo:paragraph-rsid="004af39e" style:font-size-asian="12pt" style:font-size-complex="12pt"/>
    </style:style>
    <style:style style:name="P49" style:family="paragraph" style:parent-style-name="Standard" style:master-page-name="Standard">
      <style:paragraph-properties fo:margin-left="0cm" fo:margin-right="0cm" fo:text-align="start" style:justify-single-word="false" fo:text-indent="0cm" style:auto-text-indent="false" style:page-number="auto"/>
      <style:text-properties style:font-name="Monospace1" fo:font-size="11pt" officeooo:rsid="002eeac2" officeooo:paragraph-rsid="002eeac2" style:font-size-asian="11pt" style:font-size-complex="11pt"/>
    </style:style>
    <style:style style:name="P50" style:family="paragraph" style:parent-style-name="Standard" style:master-page-name="Standard">
      <style:paragraph-properties fo:margin-left="0cm" fo:margin-right="0cm" fo:text-align="start" style:justify-single-word="false" fo:text-indent="0cm" style:auto-text-indent="false" style:page-number="auto"/>
      <style:text-properties fo:color="#000000" style:font-name="Monospace1" fo:font-size="12pt" style:font-size-asian="12pt" style:font-size-complex="12pt"/>
    </style:style>
    <style:style style:name="P51" style:family="paragraph" style:parent-style-name="Standard">
      <style:paragraph-properties fo:margin-left="0cm" fo:margin-right="0cm" fo:text-align="start" style:justify-single-word="false" fo:text-indent="0cm" style:auto-text-indent="false"/>
      <style:text-properties fo:color="#000000" style:font-name="Monospace1" fo:font-size="12pt" style:font-size-asian="12pt" style:font-size-complex="12pt"/>
    </style:style>
    <style:style style:name="P52" style:family="paragraph" style:parent-style-name="Standard">
      <style:paragraph-properties fo:margin-left="0cm" fo:margin-right="0cm" fo:text-align="start" style:justify-single-word="false" fo:text-indent="0cm" style:auto-text-indent="false"/>
      <style:text-properties fo:color="#000000" style:font-name="Monospace1" fo:font-size="12pt" officeooo:paragraph-rsid="004af39e" style:font-size-asian="12pt" style:font-size-complex="12pt"/>
    </style:style>
    <style:style style:name="P53" style:family="paragraph" style:parent-style-name="Standard">
      <style:paragraph-properties fo:margin-left="0cm" fo:margin-right="0cm" fo:text-align="start" style:justify-single-word="false" fo:text-indent="0cm" style:auto-text-indent="false"/>
      <style:text-properties fo:color="#000000" style:font-name="Monospace1" fo:font-size="12pt" style:text-underline-style="none" style:font-size-asian="12pt" style:font-size-complex="12pt"/>
    </style:style>
    <style:style style:name="P54" style:family="paragraph" style:parent-style-name="Standard">
      <style:paragraph-properties fo:margin-left="0cm" fo:margin-right="0cm" fo:text-align="start" style:justify-single-word="false" fo:text-indent="0cm" style:auto-text-indent="false"/>
      <style:text-properties fo:color="#000000" style:font-name="Monospace1" fo:font-size="12pt" fo:font-style="normal" style:text-underline-style="none" style:font-size-asian="12pt" style:font-style-asian="normal" style:font-size-complex="12pt" style:font-style-complex="normal"/>
    </style:style>
    <style:style style:name="P55" style:family="paragraph" style:parent-style-name="Standard" style:master-page-name="Standard">
      <style:paragraph-properties style:page-number="auto"/>
      <style:text-properties fo:color="#000000" fo:font-size="12pt" officeooo:rsid="004af39e" officeooo:paragraph-rsid="004af39e" style:font-size-asian="12pt" style:font-size-complex="12pt"/>
    </style:style>
    <style:style style:name="P56" style:family="paragraph" style:parent-style-name="Standard" style:master-page-name="Standard">
      <style:paragraph-properties style:page-number="auto"/>
      <style:text-properties fo:color="#000000" style:font-name="Monospace1" fo:font-size="12pt" officeooo:paragraph-rsid="004af39e" style:font-size-asian="12pt" style:font-size-complex="12pt"/>
    </style:style>
    <style:style style:name="P57" style:family="paragraph" style:parent-style-name="Standard" style:master-page-name="Standard">
      <style:paragraph-properties style:page-number="auto"/>
      <style:text-properties fo:color="#000000" style:font-name="Monospace1" fo:font-size="12pt" style:text-underline-style="none" officeooo:paragraph-rsid="004af39e" style:font-size-asian="12pt" style:font-size-complex="12pt"/>
    </style:style>
    <style:style style:name="P58" style:family="paragraph" style:parent-style-name="Standard" style:master-page-name="Standard">
      <style:paragraph-properties style:page-number="auto"/>
      <style:text-properties fo:color="#000000" style:font-name="Monospace1" fo:font-size="12pt" fo:font-style="normal" style:text-underline-style="none" style:font-size-asian="12pt" style:font-style-asian="normal" style:font-size-complex="12pt" style:font-style-complex="normal"/>
    </style:style>
    <style:style style:name="P59" style:family="paragraph" style:parent-style-name="Standard" style:master-page-name="Standard">
      <style:paragraph-properties style:page-number="auto"/>
      <style:text-properties fo:color="#000000" style:font-name="Monospace1" fo:font-size="12pt" fo:font-style="normal" officeooo:paragraph-rsid="0055c30f" style:font-size-asian="12pt" style:font-style-asian="normal" style:font-size-complex="12pt" style:font-style-complex="normal"/>
    </style:style>
    <style:style style:name="P60" style:family="paragraph" style:parent-style-name="Standard" style:master-page-name="Standard">
      <style:paragraph-properties style:page-number="auto"/>
      <style:text-properties fo:color="#000000" style:font-name="Times New Roman" fo:font-size="12pt" fo:font-style="normal" officeooo:paragraph-rsid="00717505" style:font-size-asian="12pt" style:font-style-asian="normal" style:font-size-complex="12pt" style:font-style-complex="normal"/>
    </style:style>
    <style:style style:name="P61" style:family="paragraph" style:parent-style-name="Standard">
      <style:text-properties fo:color="#000000" style:font-name="Monospace1" fo:font-size="12pt" fo:font-style="normal" officeooo:paragraph-rsid="0055c30f" style:font-size-asian="12pt" style:font-style-asian="normal" style:font-size-complex="12pt" style:font-style-complex="normal"/>
    </style:style>
    <style:style style:name="P62" style:family="paragraph" style:parent-style-name="Standard" style:master-page-name="Standard">
      <style:paragraph-properties style:page-number="auto"/>
      <style:text-properties fo:color="#000000" style:font-name="Times New Roman" fo:font-size="12pt" fo:font-style="normal" officeooo:rsid="00717505" officeooo:paragraph-rsid="00717505" style:font-size-asian="12pt" style:font-style-asian="normal" style:font-size-complex="12pt" style:font-style-complex="normal"/>
    </style:style>
    <style:style style:name="P63" style:family="paragraph" style:parent-style-name="Standard" style:master-page-name="Standard">
      <style:paragraph-properties style:page-number="auto"/>
      <style:text-properties fo:color="#000000" style:font-name="Times New Roman" fo:font-size="12pt" fo:font-style="normal" officeooo:rsid="00717505" officeooo:paragraph-rsid="00717505" style:font-size-asian="12pt" style:font-style-asian="normal" style:font-size-complex="12pt" style:font-style-complex="normal"/>
    </style:style>
    <style:style style:name="P64" style:family="paragraph" style:parent-style-name="Standard" style:master-page-name="Standard">
      <style:paragraph-properties style:page-number="auto"/>
      <style:text-properties fo:color="#000000" style:font-name="Times New Roman" fo:font-size="12pt" fo:font-style="normal" officeooo:rsid="00717505" officeooo:paragraph-rsid="00717505" style:font-size-asian="12pt" style:font-style-asian="normal" style:font-size-complex="12pt" style:font-style-complex="normal"/>
    </style:style>
    <style:style style:name="P65" style:family="paragraph" style:parent-style-name="Standard" style:master-page-name="Standard">
      <style:paragraph-properties style:page-number="auto"/>
      <style:text-properties fo:color="#000000" style:font-name="Times New Roman" fo:font-size="12pt" fo:font-style="normal" officeooo:rsid="00717505" officeooo:paragraph-rsid="00717505" style:font-size-asian="12pt" style:font-style-asian="normal" style:font-size-complex="12pt" style:font-style-complex="normal"/>
    </style:style>
    <style:style style:name="P66" style:family="paragraph" style:parent-style-name="Standard" style:master-page-name="Standard">
      <style:paragraph-properties style:page-number="auto"/>
      <style:text-properties fo:color="#000000" style:font-name="Times New Roman" fo:font-size="12pt" fo:font-style="normal" officeooo:rsid="00717505" officeooo:paragraph-rsid="00717505" style:font-size-asian="12pt" style:font-style-asian="normal" style:font-size-complex="12pt" style:font-style-complex="normal"/>
    </style:style>
    <style:style style:name="P67" style:family="paragraph" style:parent-style-name="Standard" style:master-page-name="Standard">
      <style:paragraph-properties style:page-number="auto"/>
      <style:text-properties fo:color="#000000" style:font-name="Times New Roman" fo:font-size="12pt" fo:font-style="normal" officeooo:rsid="00717505" officeooo:paragraph-rsid="00717505" style:font-size-asian="12pt" style:font-style-asian="normal" style:font-size-complex="12pt" style:font-style-complex="normal"/>
    </style:style>
    <style:style style:name="P68" style:family="paragraph" style:parent-style-name="Standard" style:master-page-name="Standard">
      <style:paragraph-properties style:page-number="auto"/>
      <style:text-properties fo:color="#000000" style:font-name="Times New Roman" fo:font-size="12pt" fo:font-style="normal" officeooo:rsid="00717505" officeooo:paragraph-rsid="00717505" style:font-size-asian="12pt" style:font-style-asian="normal" style:font-size-complex="12pt" style:font-style-complex="normal"/>
    </style:style>
    <style:style style:name="P69" style:family="paragraph" style:parent-style-name="Standard" style:master-page-name="Standard">
      <style:paragraph-properties style:page-number="auto"/>
      <style:text-properties fo:color="#000000" style:font-name="Times New Roman" fo:font-size="12pt" fo:font-style="normal" officeooo:rsid="00717505" officeooo:paragraph-rsid="00717505" style:font-size-asian="12pt" style:font-style-asian="normal" style:font-size-complex="12pt" style:font-style-complex="normal"/>
    </style:style>
    <style:style style:name="P70" style:family="paragraph" style:parent-style-name="Standard" style:master-page-name="Standard">
      <style:paragraph-properties style:page-number="auto"/>
      <style:text-properties fo:color="#000000" style:font-name="Times New Roman" fo:font-size="12pt" fo:font-style="normal" officeooo:rsid="00717505" officeooo:paragraph-rsid="00717505" style:font-size-asian="12pt" style:font-style-asian="normal" style:font-size-complex="12pt" style:font-style-complex="normal"/>
    </style:style>
    <style:style style:name="P71"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72"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73"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74"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75"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76"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77"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78"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79"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80"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81"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82"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83"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84"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85" style:family="paragraph" style:parent-style-name="Standard" style:master-page-name="Standard">
      <style:paragraph-properties style:page-number="auto"/>
      <style:text-properties fo:color="#000000" fo:font-size="12pt" fo:font-style="normal" style:font-size-asian="12pt" style:font-style-asian="normal" style:font-size-complex="12pt" style:font-style-complex="normal"/>
    </style:style>
    <style:style style:name="P86" style:family="paragraph" style:parent-style-name="Text_20_body" style:master-page-name="Standard">
      <style:paragraph-properties fo:margin-top="0cm" fo:margin-bottom="0cm" style:contextual-spacing="false" fo:line-height="114%" fo:text-align="center" style:justify-single-word="false" style:page-number="auto"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8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5098cd" officeooo:paragraph-rsid="0059a97d" style:text-blinking="false" fo:background-color="transparent" style:font-size-asian="12pt" style:font-size-complex="12pt"/>
    </style:style>
    <style:style style:name="P8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649662" officeooo:paragraph-rsid="00649662" style:text-blinking="false" fo:background-color="transparent" style:font-size-asian="10.5pt" style:font-size-complex="12pt"/>
    </style:style>
    <style:style style:name="P8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9ee38c" officeooo:paragraph-rsid="009ee38c" style:text-blinking="false" fo:background-color="transparent" style:font-size-asian="10.5pt" style:font-size-complex="12pt"/>
    </style:style>
    <style:style style:name="P9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rsid="00aea131" officeooo:paragraph-rsid="00aea131" style:text-blinking="false" fo:background-color="transparent"/>
    </style:style>
    <style:style style:name="P9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715cea" officeooo:paragraph-rsid="00715cea" style:text-blinking="false" fo:background-color="transparent" style:font-size-asian="12pt" style:font-size-complex="12pt"/>
    </style:style>
    <style:style style:name="P9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72c72b" officeooo:paragraph-rsid="0072c72b" style:text-blinking="false" fo:background-color="transparent" style:font-size-asian="12pt" style:font-size-complex="12pt"/>
    </style:style>
    <style:style style:name="P9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781a8e" officeooo:paragraph-rsid="00781a8e" style:text-blinking="false" fo:background-color="transparent" style:font-size-asian="12pt" style:font-size-complex="12pt"/>
    </style:style>
    <style:style style:name="P9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828383" officeooo:paragraph-rsid="00828383" style:text-blinking="false" fo:background-color="transparent" style:font-size-asian="12pt" style:font-size-complex="12pt"/>
    </style:style>
    <style:style style:name="P9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84883b" officeooo:paragraph-rsid="0084883b" style:text-blinking="false" fo:background-color="transparent" style:font-size-asian="12pt" style:font-size-complex="12pt"/>
    </style:style>
    <style:style style:name="P96"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8563a8" officeooo:paragraph-rsid="008563a8" style:text-blinking="false" fo:background-color="transparent" style:font-size-asian="12pt" style:font-size-complex="12pt"/>
    </style:style>
    <style:style style:name="P9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9630b3" officeooo:paragraph-rsid="009630b3" style:text-blinking="false" fo:background-color="transparent" style:font-size-asian="12pt" style:font-size-complex="12pt"/>
    </style:style>
    <style:style style:name="P9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b3b721" officeooo:paragraph-rsid="00b3b721" style:text-blinking="false" fo:background-color="transparent" style:font-size-asian="12pt" style:font-size-complex="12pt"/>
    </style:style>
    <style:style style:name="P9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bafa0c" officeooo:paragraph-rsid="00bafa0c" style:text-blinking="false" fo:background-color="transparent" style:font-size-asian="12pt" style:font-size-complex="12pt"/>
    </style:style>
    <style:style style:name="P10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c17b65" officeooo:paragraph-rsid="00c17b65" style:text-blinking="false" fo:background-color="transparent" style:font-size-asian="12pt" style:font-size-complex="12pt"/>
    </style:style>
    <style:style style:name="P10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c4dc61" officeooo:paragraph-rsid="00c4dc61" style:text-blinking="false" fo:background-color="transparent" style:font-size-asian="12pt" style:font-size-complex="12pt"/>
    </style:style>
    <style:style style:name="P10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9992b1" officeooo:paragraph-rsid="009992b1" style:text-blinking="false" fo:background-color="transparent" style:font-size-asian="10.5pt" style:font-size-complex="12pt"/>
    </style:style>
    <style:style style:name="P10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a7fc5e" officeooo:paragraph-rsid="00ad6bbf" style:text-blinking="false" fo:background-color="transparent" style:font-size-asian="10.5pt" style:font-size-complex="12pt"/>
    </style:style>
    <style:style style:name="P10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b03c54" officeooo:paragraph-rsid="00b03c54" style:text-blinking="false" fo:background-color="transparent" style:font-size-asian="10.5pt" style:font-size-complex="12pt"/>
    </style:style>
    <style:style style:name="P10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b0df98" officeooo:paragraph-rsid="00b0df98" style:text-blinking="false" fo:background-color="transparent" style:font-size-asian="10.5pt" style:font-size-complex="12pt"/>
    </style:style>
    <style:style style:name="P106"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b3b721" officeooo:paragraph-rsid="00b3b721" style:text-blinking="false" fo:background-color="transparent" style:font-size-asian="10.5pt" style:font-size-complex="12pt"/>
    </style:style>
    <style:style style:name="P107"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bd8ca8" officeooo:paragraph-rsid="00bd8ca8" style:text-blinking="false" fo:background-color="transparent" style:font-size-asian="10.5pt" style:font-size-complex="12pt"/>
    </style:style>
    <style:style style:name="P108"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bff6d8" officeooo:paragraph-rsid="00bff6d8" style:text-blinking="false" fo:background-color="transparent" style:font-size-asian="10.5pt" style:font-size-complex="12pt"/>
    </style:style>
    <style:style style:name="P10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c64bf3" officeooo:paragraph-rsid="00c64bf3" style:text-blinking="false" fo:background-color="transparent" style:font-size-asian="10.5pt" style:font-size-complex="12pt"/>
    </style:style>
    <style:style style:name="P11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c6d1d4" officeooo:paragraph-rsid="00c6d1d4" style:text-blinking="false" fo:background-color="transparent" style:font-size-asian="10.5pt" style:font-size-complex="12pt"/>
    </style:style>
    <style:style style:name="P11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cccb5c" officeooo:paragraph-rsid="00cccb5c" style:text-blinking="false" fo:background-color="transparent" style:font-size-asian="10.5pt" style:font-size-complex="12pt"/>
    </style:style>
    <style:style style:name="P11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cebd79" officeooo:paragraph-rsid="00cebd79" style:text-blinking="false" fo:background-color="transparent" style:font-size-asian="10.5pt" style:font-size-complex="12pt"/>
    </style:style>
    <style:style style:name="P11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cf7b3b" officeooo:paragraph-rsid="00cf7b3b" style:text-blinking="false" fo:background-color="transparent" style:font-size-asian="10.5pt" style:font-size-complex="12pt"/>
    </style:style>
    <style:style style:name="P114"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d091c2" officeooo:paragraph-rsid="00d091c2" style:text-blinking="false" fo:background-color="transparent" style:font-size-asian="10.5pt" style:font-size-complex="12pt"/>
    </style:style>
    <style:style style:name="P115"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d5cf49" officeooo:paragraph-rsid="00d5cf49" style:text-blinking="false" fo:background-color="transparent" style:font-size-asian="10.5pt" style:font-size-complex="12pt"/>
    </style:style>
    <style:style style:name="P116" style:family="paragraph" style:parent-style-name="Text_20_body">
      <style:text-properties officeooo:rsid="006a1d7e" officeooo:paragraph-rsid="006a1d7e"/>
    </style:style>
    <style:style style:name="P117" style:family="paragraph" style:parent-style-name="Text_20_body">
      <style:text-properties officeooo:rsid="006a1d7e" officeooo:paragraph-rsid="006dff61"/>
    </style:style>
    <style:style style:name="P118" style:family="paragraph" style:parent-style-name="Text_20_body">
      <style:text-properties officeooo:rsid="004af39e" officeooo:paragraph-rsid="00828383"/>
    </style:style>
    <style:style style:name="P119" style:family="paragraph" style:parent-style-name="Text_20_body">
      <style:text-properties officeooo:rsid="0089158d" officeooo:paragraph-rsid="0089158d"/>
    </style:style>
    <style:style style:name="P120" style:family="paragraph" style:parent-style-name="Text_20_body">
      <style:text-properties officeooo:rsid="008a6d9e" officeooo:paragraph-rsid="008a6d9e"/>
    </style:style>
    <style:style style:name="P121" style:family="paragraph" style:parent-style-name="Text_20_body">
      <style:text-properties officeooo:rsid="008fbbd0" officeooo:paragraph-rsid="008fbbd0"/>
    </style:style>
    <style:style style:name="P122" style:family="paragraph" style:parent-style-name="Text_20_body">
      <style:text-properties fo:font-variant="normal" fo:text-transform="none" fo:color="#000000" style:text-line-through-style="none" style:font-name="Times New Roman" fo:font-size="12pt" fo:font-style="normal" style:text-underline-style="none" fo:font-weight="normal" officeooo:rsid="00d0e7f3" officeooo:paragraph-rsid="00d0e7f3" style:text-blinking="false" fo:background-color="transparent" style:font-size-asian="10.5pt" style:font-size-complex="12pt"/>
    </style:style>
    <style:style style:name="P123" style:family="paragraph" style:parent-style-name="Contents_20_1">
      <style:paragraph-properties>
        <style:tab-stops>
          <style:tab-stop style:position="17.59cm" style:type="right" style:leader-style="dotted" style:leader-text="."/>
        </style:tab-stops>
      </style:paragraph-properties>
    </style:style>
    <style:style style:name="P124" style:family="paragraph" style:parent-style-name="Heading_20_2">
      <style:paragraph-properties fo:margin-top="0.353cm" fo:margin-bottom="0cm" style:contextual-spacing="false" fo:line-height="114%" style:writing-mode="lr-tb"/>
      <style:text-properties fo:font-variant="normal" fo:text-transform="none" fo:color="#000000" style:text-line-through-style="none" style:font-name="Trebuchet MS" fo:font-size="12.75pt" fo:font-style="normal" style:text-underline-style="none" fo:font-weight="bold" style:text-blinking="false" fo:background-color="transparent"/>
    </style:style>
    <style:style style:name="P125" style:family="paragraph" style:parent-style-name="Heading_20_2">
      <style:paragraph-properties fo:margin-top="0.353cm" fo:margin-bottom="0cm" style:contextual-spacing="false" fo:line-height="114%" fo:break-before="page" style:writing-mode="lr-tb"/>
      <style:text-properties fo:font-variant="normal" fo:text-transform="none" fo:color="#000000" style:text-line-through-style="none" style:font-name="Trebuchet MS" fo:font-size="12.75pt" fo:font-style="normal" style:text-underline-style="none" fo:font-weight="bold" style:text-blinking="false" fo:background-color="transparent"/>
    </style:style>
    <style:style style:name="P126" style:family="paragraph" style:parent-style-name="Contents_20_2">
      <style:paragraph-properties>
        <style:tab-stops>
          <style:tab-stop style:position="17.59cm" style:type="right" style:leader-style="dotted" style:leader-text="."/>
        </style:tab-stops>
      </style:paragraph-properties>
    </style:style>
    <style:style style:name="P127" style:family="paragraph" style:parent-style-name="Table">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paragraph-rsid="007ec155" style:text-blinking="false" fo:background-color="transparent" style:font-size-asian="12pt" style:font-size-complex="12pt"/>
    </style:style>
    <style:style style:name="P128" style:family="paragraph" style:parent-style-name="Table">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paragraph-rsid="00bd8ca8" style:text-blinking="false" fo:background-color="transparent" style:font-size-asian="12pt" style:font-size-complex="12pt"/>
    </style:style>
    <style:style style:name="P129" style:family="paragraph" style:parent-style-name="Table">
      <style:paragraph-properties fo:margin-top="0cm" fo:margin-bottom="0cm" style:contextual-spacing="false" fo:line-height="114%" style:writing-mode="lr-tb"/>
      <style:text-properties fo:font-variant="normal" fo:text-transform="none" fo:color="#000000" style:text-line-through-style="none" style:font-name="Times New Roman" fo:font-size="12pt" fo:font-style="normal" style:text-underline-style="none" fo:font-weight="normal" officeooo:rsid="00bd8ca8" officeooo:paragraph-rsid="00bd8ca8" style:text-blinking="false" fo:background-color="transparent" style:font-size-asian="10.5pt" style:font-size-complex="12pt"/>
    </style:style>
    <style:style style:name="P130" style:family="paragraph" style:parent-style-name="Table">
      <style:text-properties officeooo:rsid="008a6d9e" officeooo:paragraph-rsid="008c9d2f"/>
    </style:style>
    <style:style style:name="P131" style:family="paragraph" style:parent-style-name="Table_20_Contents">
      <style:text-properties style:font-name="Times New Roman" fo:font-size="12pt" style:font-size-asian="12pt" style:font-size-complex="12pt"/>
    </style:style>
    <style:style style:name="P132" style:family="paragraph" style:parent-style-name="Table_20_Contents">
      <style:text-properties style:font-name="Times New Roman" fo:font-size="12pt" officeooo:rsid="00749edf" officeooo:paragraph-rsid="00749edf" style:font-size-asian="12pt" style:font-size-complex="12pt"/>
    </style:style>
    <style:style style:name="P133" style:family="paragraph" style:parent-style-name="Table_20_Contents">
      <style:text-properties style:font-name="Times New Roman" fo:font-size="12pt" officeooo:rsid="007636e4" officeooo:paragraph-rsid="007636e4" style:font-size-asian="12pt" style:font-size-complex="12pt"/>
    </style:style>
    <style:style style:name="P134" style:family="paragraph" style:parent-style-name="Table_20_Contents">
      <style:text-properties style:font-name="Times New Roman" fo:font-size="12pt" officeooo:rsid="00768bdc" officeooo:paragraph-rsid="00768bdc" style:font-size-asian="12pt" style:font-size-complex="12pt"/>
    </style:style>
    <style:style style:name="P135" style:family="paragraph" style:parent-style-name="Table_20_Contents">
      <style:text-properties style:font-name="Times New Roman" fo:font-size="12pt" officeooo:rsid="00781a8e" officeooo:paragraph-rsid="00781a8e" style:font-size-asian="12pt" style:font-size-complex="12pt"/>
    </style:style>
    <style:style style:name="P136" style:family="paragraph" style:parent-style-name="Table_20_Contents">
      <style:text-properties style:font-name="Times New Roman" fo:font-size="12pt" officeooo:rsid="007afe00" officeooo:paragraph-rsid="007afe00" style:font-size-asian="12pt" style:font-size-complex="12pt"/>
    </style:style>
    <style:style style:name="P137" style:family="paragraph" style:parent-style-name="Table_20_Contents">
      <style:text-properties style:font-name="Times New Roman" fo:font-size="12pt" officeooo:rsid="007c467d" officeooo:paragraph-rsid="007c467d" style:font-size-asian="12pt" style:font-size-complex="12pt"/>
    </style:style>
    <style:style style:name="P138" style:family="paragraph" style:parent-style-name="Table_20_Contents">
      <style:text-properties style:font-name="Times New Roman" fo:font-size="12pt" officeooo:rsid="007d41f8" officeooo:paragraph-rsid="007d41f8" style:font-size-asian="12pt" style:font-size-complex="12pt"/>
    </style:style>
    <style:style style:name="P139" style:family="paragraph" style:parent-style-name="Table_20_Contents">
      <style:text-properties style:font-name="Times New Roman" fo:font-size="12pt" officeooo:rsid="007de07a" officeooo:paragraph-rsid="007de07a" style:font-size-asian="12pt" style:font-size-complex="12pt"/>
    </style:style>
    <style:style style:name="P140" style:family="paragraph" style:parent-style-name="Table_20_Contents">
      <style:text-properties style:font-name="Times New Roman" fo:font-size="12pt" officeooo:rsid="008563a8" officeooo:paragraph-rsid="008563a8" style:font-size-asian="12pt" style:font-size-complex="12pt"/>
    </style:style>
    <style:style style:name="P141" style:family="paragraph" style:parent-style-name="Table_20_Contents">
      <style:text-properties style:font-name="Times New Roman" fo:font-size="12pt" officeooo:rsid="00bafa0c" officeooo:paragraph-rsid="00bafa0c" style:font-size-asian="12pt" style:font-size-complex="12pt"/>
    </style:style>
    <style:style style:name="P142" style:family="paragraph" style:parent-style-name="Table_20_Contents">
      <style:text-properties style:font-name="Times New Roman" fo:font-size="12pt" fo:font-weight="bold" officeooo:rsid="0072c72b" officeooo:paragraph-rsid="0072c72b" style:font-size-asian="12pt" style:font-weight-asian="bold" style:font-size-complex="12pt" style:font-weight-complex="bold"/>
    </style:style>
    <style:style style:name="P143" style:family="paragraph" style:parent-style-name="Table_20_Contents">
      <style:text-properties style:font-name="Times New Roman" fo:font-size="12pt" fo:font-weight="bold" officeooo:rsid="008563a8" officeooo:paragraph-rsid="008563a8" style:font-size-asian="12pt" style:font-weight-asian="bold" style:font-size-complex="12pt" style:font-weight-complex="bold"/>
    </style:style>
    <style:style style:name="P144" style:family="paragraph" style:parent-style-name="Table_20_Contents">
      <style:text-properties style:font-name="Times New Roman" fo:font-size="12pt" fo:font-weight="bold" officeooo:rsid="009992b1" officeooo:paragraph-rsid="009992b1" style:font-size-asian="10.5pt" style:font-weight-asian="bold" style:font-size-complex="12pt" style:font-weight-complex="bold"/>
    </style:style>
    <style:style style:name="P145" style:family="paragraph" style:parent-style-name="Table_20_Contents">
      <style:text-properties style:font-name="Times New Roman" fo:font-size="12pt" fo:font-weight="normal" officeooo:rsid="008563a8" officeooo:paragraph-rsid="008563a8" style:font-size-asian="12pt" style:font-weight-asian="normal" style:font-size-complex="12pt" style:font-weight-complex="normal"/>
    </style:style>
    <style:style style:name="P146" style:family="paragraph" style:parent-style-name="Table_20_Contents">
      <style:text-properties style:font-name="Times New Roman" fo:font-size="12pt" officeooo:rsid="009992b1" officeooo:paragraph-rsid="009992b1" style:font-size-asian="10.5pt" style:font-size-complex="12pt"/>
    </style:style>
    <style:style style:name="P147" style:family="paragraph" style:parent-style-name="Table_20_Contents">
      <style:text-properties style:font-name="Times New Roman" fo:font-size="12pt" officeooo:rsid="009b5127" officeooo:paragraph-rsid="009b5127" style:font-size-asian="10.5pt" style:font-size-complex="12pt"/>
    </style:style>
    <style:style style:name="P148" style:family="paragraph" style:parent-style-name="Table_20_Contents">
      <style:text-properties style:font-name="Times New Roman" fo:font-size="12pt" officeooo:rsid="009cb067" officeooo:paragraph-rsid="009cb067" style:font-size-asian="10.5pt" style:font-size-complex="12pt"/>
    </style:style>
    <style:style style:name="P149" style:family="paragraph" style:parent-style-name="Table_20_Contents">
      <style:text-properties style:font-name="Times New Roman" fo:font-size="12pt" officeooo:rsid="009cb067" officeooo:paragraph-rsid="00a0e1c0" style:font-size-asian="10.5pt" style:font-size-complex="12pt"/>
    </style:style>
    <style:style style:name="P150" style:family="paragraph" style:parent-style-name="Table_20_Contents">
      <style:text-properties style:font-name="Times New Roman" fo:font-size="12pt" officeooo:rsid="009cff5b" officeooo:paragraph-rsid="009cff5b" style:font-size-asian="10.5pt" style:font-size-complex="12pt"/>
    </style:style>
    <style:style style:name="P151" style:family="paragraph" style:parent-style-name="Table_20_Contents">
      <style:text-properties style:font-name="Times New Roman" fo:font-size="12pt" officeooo:rsid="00a00008" officeooo:paragraph-rsid="00a00008" style:font-size-asian="10.5pt" style:font-size-complex="12pt"/>
    </style:style>
    <style:style style:name="P152" style:family="paragraph" style:parent-style-name="Table_20_Contents">
      <style:text-properties style:font-name="Times New Roman" fo:font-size="12pt" officeooo:rsid="00a05419" officeooo:paragraph-rsid="00a05419" style:font-size-asian="10.5pt" style:font-size-complex="12pt"/>
    </style:style>
    <style:style style:name="P153" style:family="paragraph" style:parent-style-name="Table_20_Contents">
      <style:text-properties style:font-name="Times New Roman" fo:font-size="12pt" officeooo:rsid="00a280fa" officeooo:paragraph-rsid="00a280fa" style:font-size-asian="10.5pt" style:font-size-complex="12pt"/>
    </style:style>
    <style:style style:name="P154" style:family="paragraph" style:parent-style-name="Table_20_Contents">
      <style:text-properties style:font-name="Times New Roman" fo:font-size="12pt" officeooo:rsid="00a32aed" officeooo:paragraph-rsid="00a32aed" style:font-size-asian="10.5pt" style:font-size-complex="12pt"/>
    </style:style>
    <style:style style:name="P155" style:family="paragraph" style:parent-style-name="Table_20_Contents">
      <style:text-properties style:font-name="Times New Roman" fo:font-size="12pt" officeooo:rsid="00a4a11d" officeooo:paragraph-rsid="00a4a11d" style:font-size-asian="10.5pt" style:font-size-complex="12pt"/>
    </style:style>
    <style:style style:name="P156" style:family="paragraph" style:parent-style-name="Table_20_Contents">
      <style:text-properties style:font-name="Times New Roman" fo:font-size="12pt" officeooo:rsid="00a66b08" officeooo:paragraph-rsid="00a66b08" style:font-size-asian="10.5pt" style:font-size-complex="12pt"/>
    </style:style>
    <style:style style:name="P157" style:family="paragraph" style:parent-style-name="Table_20_Contents">
      <style:text-properties style:font-name="Times New Roman" fo:font-size="12pt" officeooo:rsid="00a788b4" officeooo:paragraph-rsid="00a788b4" style:font-size-asian="10.5pt" style:font-size-complex="12pt"/>
    </style:style>
    <style:style style:name="P158" style:family="paragraph" style:parent-style-name="Table_20_Contents">
      <style:text-properties style:font-name="Times New Roman" fo:font-size="12pt" officeooo:rsid="00bff6d8" officeooo:paragraph-rsid="00bff6d8" style:font-size-asian="10.5pt" style:font-size-complex="12pt"/>
    </style:style>
    <style:style style:name="P159" style:family="paragraph" style:parent-style-name="Table_20_Contents">
      <style:text-properties officeooo:rsid="0089158d" officeooo:paragraph-rsid="0089158d"/>
    </style:style>
    <style:style style:name="P160" style:family="paragraph" style:parent-style-name="Table_20_Contents">
      <style:text-properties officeooo:rsid="008a6d9e" officeooo:paragraph-rsid="008a6d9e"/>
    </style:style>
    <style:style style:name="P161" style:family="paragraph" style:parent-style-name="Table_20_Contents">
      <style:text-properties style:font-name="Monospace" officeooo:rsid="008a6d9e" officeooo:paragraph-rsid="008a6d9e"/>
    </style:style>
    <style:style style:name="P162" style:family="paragraph" style:parent-style-name="Table_20_Contents">
      <style:text-properties style:font-name="Monospace" officeooo:rsid="008a6d9e" officeooo:paragraph-rsid="008bd99f"/>
    </style:style>
    <style:style style:name="P163" style:family="paragraph" style:parent-style-name="Table_20_Contents">
      <style:text-properties style:font-name="Monospace" fo:font-size="12pt" officeooo:rsid="00bc03aa" officeooo:paragraph-rsid="00bc03aa" style:font-size-asian="12pt" style:font-size-complex="12pt"/>
    </style:style>
    <style:style style:name="P164" style:family="paragraph" style:parent-style-name="Table_20_Contents">
      <style:text-properties style:font-name="Monospace" fo:font-size="12pt" officeooo:rsid="00c17b65" officeooo:paragraph-rsid="00c17b65" style:font-size-asian="12pt" style:font-size-complex="12pt"/>
    </style:style>
    <style:style style:name="P165" style:family="paragraph" style:parent-style-name="Table_20_Contents">
      <style:text-properties officeooo:rsid="008fbbd0" officeooo:paragraph-rsid="008fbbd0"/>
    </style:style>
    <style:style style:name="P166" style:family="paragraph" style:parent-style-name="Table_20_Contents">
      <style:text-properties officeooo:rsid="0091b0c7" officeooo:paragraph-rsid="0091b0c7"/>
    </style:style>
    <style:style style:name="P167" style:family="paragraph" style:parent-style-name="Table_20_Contents">
      <style:text-properties officeooo:rsid="0091ce83" officeooo:paragraph-rsid="0091ce83"/>
    </style:style>
    <style:style style:name="P168" style:family="paragraph" style:parent-style-name="Table_20_Contents">
      <style:text-properties officeooo:rsid="0093c740" officeooo:paragraph-rsid="0093c740"/>
    </style:style>
    <style:style style:name="T1" style:family="text">
      <style:text-properties officeooo:rsid="0023eeb1"/>
    </style:style>
    <style:style style:name="T2" style:family="text">
      <style:text-properties officeooo:rsid="0027dfc5"/>
    </style:style>
    <style:style style:name="T3"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4" style:family="text">
      <style:text-properties fo:font-variant="normal" fo:text-transform="none" fo:color="#000000" style:text-line-through-style="none" style:font-name="Times New Roman" fo:font-size="12pt" fo:font-style="normal" style:text-underline-style="none" fo:font-weight="normal" officeooo:rsid="0023eeb1" style:text-blinking="false" fo:background-color="transparent" style:font-size-asian="12pt" style:font-size-complex="12pt"/>
    </style:style>
    <style:style style:name="T5" style:family="text">
      <style:text-properties fo:font-variant="normal" fo:text-transform="none" fo:color="#000000" style:text-line-through-style="none" style:font-name="Times New Roman" fo:font-size="12pt" fo:font-style="normal" style:text-underline-style="none" fo:font-weight="normal" officeooo:rsid="005098cd" style:text-blinking="false" fo:background-color="transparent" style:font-size-asian="12pt" style:font-size-complex="12pt"/>
    </style:style>
    <style:style style:name="T6" style:family="text">
      <style:text-properties fo:font-variant="normal" fo:text-transform="none" fo:color="#000000" style:text-line-through-style="none" style:font-name="Times New Roman" fo:font-size="12pt" fo:font-style="normal" style:text-underline-style="none" fo:font-weight="normal" officeooo:rsid="005b55f3" style:text-blinking="false" fo:background-color="transparent" style:font-size-asian="12pt" style:font-size-complex="12pt"/>
    </style:style>
    <style:style style:name="T7" style:family="text">
      <style:text-properties fo:font-variant="normal" fo:text-transform="none" fo:color="#000000" style:text-line-through-style="none" style:font-name="Monospace" fo:font-size="12pt" fo:font-style="normal" style:text-underline-style="none" fo:font-weight="normal" officeooo:rsid="005098cd" style:text-blinking="false" fo:background-color="transparent" style:font-size-asian="12pt" style:font-size-complex="12pt"/>
    </style:style>
    <style:style style:name="T8" style:family="text">
      <style:text-properties officeooo:rsid="002bc3b6"/>
    </style:style>
    <style:style style:name="T9" style:family="text">
      <style:text-properties style:font-name="Monospace1"/>
    </style:style>
    <style:style style:name="T10" style:family="text">
      <style:text-properties style:font-name="Monospace1" fo:font-size="12pt" style:font-size-asian="12pt" style:font-size-complex="12pt"/>
    </style:style>
    <style:style style:name="T11" style:family="text">
      <style:text-properties style:font-name="Monospace1" officeooo:rsid="003f482b"/>
    </style:style>
    <style:style style:name="T12" style:family="text">
      <style:text-properties style:font-name="Monospace1" fo:font-size="10pt" style:font-size-asian="10pt"/>
    </style:style>
    <style:style style:name="T13" style:family="text">
      <style:text-properties officeooo:rsid="003b1897"/>
    </style:style>
    <style:style style:name="T14" style:family="text">
      <style:text-properties officeooo:rsid="003bb332"/>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font-name="Times New Roman" fo:font-size="12pt" officeooo:rsid="003bb332" style:font-size-asian="12pt" style:font-size-complex="12pt"/>
    </style:style>
    <style:style style:name="T18" style:family="text">
      <style:text-properties style:font-name="Monospace"/>
    </style:style>
    <style:style style:name="T19" style:family="text">
      <style:text-properties style:font-name="Monospace" fo:font-size="12pt" style:font-size-asian="12pt" style:font-size-complex="12pt"/>
    </style:style>
    <style:style style:name="T20" style:family="text">
      <style:text-properties style:font-name="Monospace" officeooo:rsid="0043dbb3"/>
    </style:style>
    <style:style style:name="T21" style:family="text">
      <style:text-properties style:font-name="Monospace" officeooo:rsid="004a3073"/>
    </style:style>
    <style:style style:name="T22" style:family="text">
      <style:text-properties style:font-name="Monospace" officeooo:rsid="004d20b8"/>
    </style:style>
    <style:style style:name="T23" style:family="text">
      <style:text-properties style:font-name="Monospace" officeooo:rsid="004e826b"/>
    </style:style>
    <style:style style:name="T24" style:family="text">
      <style:text-properties style:font-name="Monospace" officeooo:rsid="005ee81c"/>
    </style:style>
    <style:style style:name="T25" style:family="text">
      <style:text-properties style:font-name="Monospace" officeooo:rsid="0062fed6"/>
    </style:style>
    <style:style style:name="T26" style:family="text">
      <style:text-properties officeooo:rsid="0043dbb3"/>
    </style:style>
    <style:style style:name="T27" style:family="text">
      <style:text-properties officeooo:rsid="00450ced"/>
    </style:style>
    <style:style style:name="T28" style:family="text">
      <style:text-properties officeooo:rsid="0047a359"/>
    </style:style>
    <style:style style:name="T29" style:family="text">
      <style:text-properties officeooo:rsid="004a3073"/>
    </style:style>
    <style:style style:name="T30" style:family="text">
      <style:text-properties officeooo:rsid="004af39e"/>
    </style:style>
    <style:style style:name="T31" style:family="text">
      <style:text-properties officeooo:rsid="004d20b8"/>
    </style:style>
    <style:style style:name="T32" style:family="text">
      <style:text-properties officeooo:rsid="004e826b"/>
    </style:style>
    <style:style style:name="T33" style:family="text">
      <style:text-properties officeooo:rsid="005098cd"/>
    </style:style>
    <style:style style:name="T34" style:family="text">
      <style:text-properties officeooo:rsid="00545543"/>
    </style:style>
    <style:style style:name="T35" style:family="text">
      <style:text-properties officeooo:rsid="005ca6a4"/>
    </style:style>
    <style:style style:name="T36" style:family="text">
      <style:text-properties officeooo:rsid="005ee81c"/>
    </style:style>
    <style:style style:name="T37" style:family="text">
      <style:text-properties officeooo:rsid="0062fed6"/>
    </style:style>
    <style:style style:name="T38" style:family="text">
      <style:text-properties officeooo:rsid="006630e4"/>
    </style:style>
    <style:style style:name="T39" style:family="text">
      <style:text-properties officeooo:rsid="00680102"/>
    </style:style>
    <style:style style:name="T40" style:family="text">
      <style:text-properties officeooo:rsid="0069cea6"/>
    </style:style>
    <style:style style:name="T41" style:family="text">
      <style:text-properties officeooo:rsid="006c82b6"/>
    </style:style>
    <style:style style:name="T42" style:family="text">
      <style:text-properties officeooo:rsid="006d472b"/>
    </style:style>
    <style:style style:name="T43" style:family="text">
      <style:text-properties officeooo:rsid="006dff61"/>
    </style:style>
    <style:style style:name="T44" style:family="text">
      <style:text-properties style:font-name="Monospace"/>
    </style:style>
    <style:style style:name="T45" style:family="text">
      <style:text-properties style:font-name="Monospace" officeooo:rsid="00a9dcb8"/>
    </style:style>
    <style:style style:name="T46" style:family="text">
      <style:text-properties officeooo:rsid="00717505"/>
    </style:style>
    <style:style style:name="T47" style:family="text">
      <style:text-properties style:font-name="Monospace1"/>
    </style:style>
    <style:style style:name="T48" style:family="text">
      <style:text-properties style:font-name="Monospace1" officeooo:rsid="008fbbd0"/>
    </style:style>
    <style:style style:name="T49" style:family="text">
      <style:text-properties officeooo:rsid="00749edf"/>
    </style:style>
    <style:style style:name="T50" style:family="text">
      <style:text-properties officeooo:rsid="007636e4"/>
    </style:style>
    <style:style style:name="T51" style:family="text">
      <style:text-properties officeooo:rsid="007ec155"/>
    </style:style>
    <style:style style:name="T52" style:family="text">
      <style:text-properties officeooo:rsid="00828383"/>
    </style:style>
    <style:style style:name="T53" style:family="text">
      <style:text-properties officeooo:rsid="0083d81e"/>
    </style:style>
    <style:style style:name="T54" style:family="text">
      <style:text-properties officeooo:rsid="0084883b"/>
    </style:style>
    <style:style style:name="T55" style:family="text">
      <style:text-properties officeooo:rsid="008563a8"/>
    </style:style>
    <style:style style:name="T56" style:family="text">
      <style:text-properties style:text-position="super 58%"/>
    </style:style>
    <style:style style:name="T57" style:family="text">
      <style:text-properties style:text-position="0% 100%"/>
    </style:style>
    <style:style style:name="T58" style:family="text">
      <style:text-properties fo:font-weight="bold" style:font-weight-asian="bold" style:font-weight-complex="bold"/>
    </style:style>
    <style:style style:name="T59" style:family="text">
      <style:text-properties officeooo:rsid="008bd99f"/>
    </style:style>
    <style:style style:name="T60" style:family="text">
      <style:text-properties officeooo:rsid="008c9d2f"/>
    </style:style>
    <style:style style:name="T61" style:family="text">
      <style:text-properties officeooo:rsid="008d6f4b"/>
    </style:style>
    <style:style style:name="T62" style:family="text">
      <style:text-properties officeooo:rsid="008d8d0a"/>
    </style:style>
    <style:style style:name="T63" style:family="text">
      <style:text-properties officeooo:rsid="0091b0c7"/>
    </style:style>
    <style:style style:name="T64" style:family="text">
      <style:text-properties officeooo:rsid="0091ce83"/>
    </style:style>
    <style:style style:name="T65" style:family="text">
      <style:text-properties officeooo:rsid="0097b7cb"/>
    </style:style>
    <style:style style:name="T66" style:family="text">
      <style:text-properties officeooo:rsid="00a66b08"/>
    </style:style>
    <style:style style:name="T67" style:family="text">
      <style:text-properties officeooo:rsid="00a9dcb8"/>
    </style:style>
    <style:style style:name="T68" style:family="text">
      <style:text-properties officeooo:rsid="00abd887"/>
    </style:style>
    <style:style style:name="T69" style:family="text">
      <style:text-properties officeooo:rsid="00b0df98"/>
    </style:style>
    <style:style style:name="T70" style:family="text">
      <style:text-properties officeooo:rsid="00b6b261"/>
    </style:style>
    <style:style style:name="T71" style:family="text">
      <style:text-properties officeooo:rsid="00bd8ca8"/>
    </style:style>
    <style:style style:name="T72" style:family="text">
      <style:text-properties officeooo:rsid="00be9ddf"/>
    </style:style>
    <style:style style:name="T73" style:family="text">
      <style:text-properties style:font-name="Times New Roman" fo:font-size="12pt" style:font-size-asian="12pt" style:font-size-complex="12pt"/>
    </style:style>
    <style:style style:name="T74" style:family="text">
      <style:text-properties officeooo:rsid="00c64bf3"/>
    </style:style>
    <style:style style:name="T75" style:family="text">
      <style:text-properties officeooo:rsid="00cf7b3b"/>
    </style:style>
    <style:style style:name="T76" style:family="text">
      <style:text-properties officeooo:rsid="00d53d2a"/>
    </style:style>
    <style:style style:name="T77" style:family="text">
      <style:text-properties officeooo:rsid="00d5cf49"/>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15"/>
      <text:p text:style-name="P15"/>
      <text:p text:style-name="P15"/>
      <text:p text:style-name="P15"/>
      <text:p text:style-name="P15"/>
      <text:p text:style-name="P15"><text:bookmark text:name="docs-internal-guid-0028efcc-c8f7-f531-602a-f8969ffae9a5"/>McGill University</text:p>
      <text:p text:style-name="P15">School of Computer Science</text:p>
      <text:p text:style-name="P15">COMP 520</text:p>
      <text:p text:style-name="Text_20_body"><text:line-break/><text:line-break/><text:line-break/><text:line-break/><text:line-break/><text:line-break/><text:line-break/></text:p>
      <text:p text:style-name="P17">Wig Compiler Report</text:p>
      <text:p text:style-name="Text_20_body"/>
      <text:p text:style-name="P16">Report No. 2013-<text:span text:style-name="T1">12</text:span></text:p>
      <text:p text:style-name="Text_20_body"/>
      <text:p text:style-name="P16">Furkan Tufekci</text:p>
      <text:p text:style-name="Text_20_body"><text:line-break/><text:line-break/><text:line-break/><text:line-break/><text:line-break/><text:line-break/><text:line-break/></text:p>
      <text:p text:style-name="P18">December 6, 2013</text:p>
      <text:p text:style-name="Text_20_body"><text:line-break/><text:line-break/></text:p>
      <text:p text:style-name="P19">www.cs.mcgill.ca</text:p>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23"><text:a xlink:type="simple" xlink:href="#__RefHeading__107_1210552333" text:style-name="Index_20_Link" text:visited-style-name="Index_20_Link">1 Introduction<text:tab/>3</text:a></text:p>
          <text:p text:style-name="P126"><text:a xlink:type="simple" xlink:href="#__RefHeading__109_1210552333" text:style-name="Index_20_Link" text:visited-style-name="Index_20_Link">1.1 Clarifications<text:tab/>3</text:a></text:p>
          <text:p text:style-name="P126"><text:a xlink:type="simple" xlink:href="#__RefHeading__111_1210552333" text:style-name="Index_20_Link" text:visited-style-name="Index_20_Link">1.2 Restrictions<text:tab/>3</text:a></text:p>
          <text:p text:style-name="P126"><text:a xlink:type="simple" xlink:href="#__RefHeading__113_1210552333" text:style-name="Index_20_Link" text:visited-style-name="Index_20_Link">1.3 Extensions<text:tab/>3</text:a></text:p>
          <text:p text:style-name="P126"><text:a xlink:type="simple" xlink:href="#__RefHeading__115_1210552333" text:style-name="Index_20_Link" text:visited-style-name="Index_20_Link">1.4 Implementation Status<text:tab/>3</text:a></text:p>
          <text:p text:style-name="P123"><text:a xlink:type="simple" xlink:href="#__RefHeading__117_1210552333" text:style-name="Index_20_Link" text:visited-style-name="Index_20_Link">2 Parsing and Abstract Syntax Trees<text:tab/>4</text:a></text:p>
          <text:p text:style-name="P126"><text:a xlink:type="simple" xlink:href="#__RefHeading__119_1210552333" text:style-name="Index_20_Link" text:visited-style-name="Index_20_Link">2.1 The Grammar<text:tab/>4</text:a></text:p>
          <text:p text:style-name="P126"><text:a xlink:type="simple" xlink:href="#__RefHeading__121_1210552333" text:style-name="Index_20_Link" text:visited-style-name="Index_20_Link">2.2 Using the flex or SableCC Tool<text:tab/>7</text:a></text:p>
          <text:p text:style-name="P126"><text:a xlink:type="simple" xlink:href="#__RefHeading__123_1210552333" text:style-name="Index_20_Link" text:visited-style-name="Index_20_Link">2.3 Using the bison or SableCC Tool<text:tab/>8</text:a></text:p>
          <text:p text:style-name="P126"><text:a xlink:type="simple" xlink:href="#__RefHeading__125_1210552333" text:style-name="Index_20_Link" text:visited-style-name="Index_20_Link">2.4 Abstract Syntax Trees<text:tab/>9</text:a></text:p>
          <text:p text:style-name="P126"><text:a xlink:type="simple" xlink:href="#__RefHeading__127_1210552333" text:style-name="Index_20_Link" text:visited-style-name="Index_20_Link">2.5 Desugaring<text:tab/>10</text:a></text:p>
          <text:p text:style-name="P126"><text:a xlink:type="simple" xlink:href="#__RefHeading__129_1210552333" text:style-name="Index_20_Link" text:visited-style-name="Index_20_Link">2.6 Weeding<text:tab/>10</text:a></text:p>
          <text:p text:style-name="P126"><text:a xlink:type="simple" xlink:href="#__RefHeading__131_1210552333" text:style-name="Index_20_Link" text:visited-style-name="Index_20_Link">2.7 Testing<text:tab/>10</text:a></text:p>
          <text:p text:style-name="P123"><text:a xlink:type="simple" xlink:href="#__RefHeading__133_1210552333" text:style-name="Index_20_Link" text:visited-style-name="Index_20_Link">3 Symbol Tables<text:tab/>11</text:a></text:p>
          <text:p text:style-name="P126"><text:a xlink:type="simple" xlink:href="#__RefHeading__135_1210552333" text:style-name="Index_20_Link" text:visited-style-name="Index_20_Link">3.1 Scope Rules<text:tab/>11</text:a></text:p>
          <text:p text:style-name="P126"><text:a xlink:type="simple" xlink:href="#__RefHeading__137_1210552333" text:style-name="Index_20_Link" text:visited-style-name="Index_20_Link">3.2 Symbol Data<text:tab/>11</text:a></text:p>
          <text:p text:style-name="P126"><text:a xlink:type="simple" xlink:href="#__RefHeading__139_1210552333" text:style-name="Index_20_Link" text:visited-style-name="Index_20_Link">3.3 Algorithm<text:tab/>12</text:a></text:p>
          <text:p text:style-name="P126"><text:a xlink:type="simple" xlink:href="#__RefHeading__141_1210552333" text:style-name="Index_20_Link" text:visited-style-name="Index_20_Link">3.4 Testing<text:tab/>12</text:a></text:p>
          <text:p text:style-name="P123"><text:a xlink:type="simple" xlink:href="#__RefHeading__143_1210552333" text:style-name="Index_20_Link" text:visited-style-name="Index_20_Link">4 Type Checking<text:tab/>13</text:a></text:p>
          <text:p text:style-name="P126"><text:a xlink:type="simple" xlink:href="#__RefHeading__145_1210552333" text:style-name="Index_20_Link" text:visited-style-name="Index_20_Link">4.1 Types<text:tab/>13</text:a></text:p>
          <text:p text:style-name="P126"><text:a xlink:type="simple" xlink:href="#__RefHeading__147_1210552333" text:style-name="Index_20_Link" text:visited-style-name="Index_20_Link">4.2 Type Rules<text:tab/>13</text:a></text:p>
          <text:p text:style-name="P126"><text:a xlink:type="simple" xlink:href="#__RefHeading__149_1210552333" text:style-name="Index_20_Link" text:visited-style-name="Index_20_Link">4.3 Algorithm<text:tab/>15</text:a></text:p>
          <text:p text:style-name="P126"><text:a xlink:type="simple" xlink:href="#__RefHeading__151_1210552333" text:style-name="Index_20_Link" text:visited-style-name="Index_20_Link">4.4 Testing<text:tab/>16</text:a></text:p>
          <text:p text:style-name="P123"><text:a xlink:type="simple" xlink:href="#__RefHeading__153_1210552333" text:style-name="Index_20_Link" text:visited-style-name="Index_20_Link">5 Resource Computation<text:tab/>18</text:a></text:p>
          <text:p text:style-name="P126"><text:a xlink:type="simple" xlink:href="#__RefHeading__155_1210552333" text:style-name="Index_20_Link" text:visited-style-name="Index_20_Link">5.1 Resources<text:tab/>18</text:a></text:p>
          <text:p text:style-name="P126"><text:a xlink:type="simple" xlink:href="#__RefHeading__157_1210552333" text:style-name="Index_20_Link" text:visited-style-name="Index_20_Link">5.2 Algorithm<text:tab/>18</text:a></text:p>
          <text:p text:style-name="P126"><text:a xlink:type="simple" xlink:href="#__RefHeading__159_1210552333" text:style-name="Index_20_Link" text:visited-style-name="Index_20_Link">5.3 Testing<text:tab/>18</text:a></text:p>
          <text:p text:style-name="P123"><text:a xlink:type="simple" xlink:href="#__RefHeading__161_1210552333" text:style-name="Index_20_Link" text:visited-style-name="Index_20_Link">6 Code Generation<text:tab/>19</text:a></text:p>
          <text:p text:style-name="P126"><text:a xlink:type="simple" xlink:href="#__RefHeading__163_1210552333" text:style-name="Index_20_Link" text:visited-style-name="Index_20_Link">6.1 Strategy<text:tab/>19</text:a></text:p>
          <text:p text:style-name="P126"><text:a xlink:type="simple" xlink:href="#__RefHeading__165_1210552333" text:style-name="Index_20_Link" text:visited-style-name="Index_20_Link">6.2 Code Templates<text:tab/>20</text:a></text:p>
          <text:p text:style-name="P126"><text:a xlink:type="simple" xlink:href="#__RefHeading__167_1210552333" text:style-name="Index_20_Link" text:visited-style-name="Index_20_Link">6.3 Algorithm<text:tab/>20</text:a></text:p>
          <text:p text:style-name="P126"><text:a xlink:type="simple" xlink:href="#__RefHeading__169_1210552333" text:style-name="Index_20_Link" text:visited-style-name="Index_20_Link">6.4 Runtime System<text:tab/>21</text:a></text:p>
          <text:p text:style-name="P126"><text:a xlink:type="simple" xlink:href="#__RefHeading__171_1210552333" text:style-name="Index_20_Link" text:visited-style-name="Index_20_Link">6.5 Sample Code<text:tab/>21</text:a></text:p>
          <text:p text:style-name="P126"><text:a xlink:type="simple" xlink:href="#__RefHeading__173_1210552333" text:style-name="Index_20_Link" text:visited-style-name="Index_20_Link">6.6 Testing<text:tab/>25</text:a></text:p>
          <text:p text:style-name="P123"><text:a xlink:type="simple" xlink:href="#__RefHeading__175_1210552333" text:style-name="Index_20_Link" text:visited-style-name="Index_20_Link">7 Availability and Group Dynamics<text:tab/>26</text:a></text:p>
          <text:p text:style-name="P126"><text:a xlink:type="simple" xlink:href="#__RefHeading__177_1210552333" text:style-name="Index_20_Link" text:visited-style-name="Index_20_Link">7.1 Manual<text:tab/>26</text:a></text:p>
          <text:p text:style-name="P126"><text:a xlink:type="simple" xlink:href="#__RefHeading__179_1210552333" text:style-name="Index_20_Link" text:visited-style-name="Index_20_Link">7.2 Demo Site<text:tab/>26</text:a></text:p>
          <text:p text:style-name="P126"><text:a xlink:type="simple" xlink:href="#__RefHeading__181_1210552333" text:style-name="Index_20_Link" text:visited-style-name="Index_20_Link">7.3 Division of Group Duties<text:tab/>26</text:a></text:p>
          <text:p text:style-name="P123"><text:a xlink:type="simple" xlink:href="#__RefHeading__183_1210552333" text:style-name="Index_20_Link" text:visited-style-name="Index_20_Link">8 Conclusions and Future Work<text:tab/>27</text:a></text:p>
          <text:p text:style-name="P126"><text:a xlink:type="simple" xlink:href="#__RefHeading__185_1210552333" text:style-name="Index_20_Link" text:visited-style-name="Index_20_Link">8.1 Conclusions<text:tab/>27</text:a></text:p>
          <text:p text:style-name="P126"><text:a xlink:type="simple" xlink:href="#__RefHeading__187_1210552333" text:style-name="Index_20_Link" text:visited-style-name="Index_20_Link">8.2 Future Work<text:tab/>27</text:a></text:p>
          <text:p text:style-name="P126"><text:a xlink:type="simple" xlink:href="#__RefHeading__189_1210552333" text:style-name="Index_20_Link" text:visited-style-name="Index_20_Link">8.3 Course Improvements<text:tab/>27</text:a></text:p>
          <text:p text:style-name="P126"><text:a xlink:type="simple" xlink:href="#__RefHeading__191_1210552333" text:style-name="Index_20_Link" text:visited-style-name="Index_20_Link">8.4 Goodbye<text:tab/>27</text:a></text:p>
        </text:index-body>
      </text:table-of-content>
      <text:h text:style-name="P35" text:outline-level="1"/>
      <text:h text:style-name="P36" text:outline-level="1"><text:bookmark-start text:name="__RefHeading__107_1210552333"/><text:bookmark text:name="docs-internal-guid-0028efcc-c8f7-a45d-79bc-1028cf44ca2d"/>1 Introduction<text:bookmark-end text:name="__RefHeading__107_1210552333"/></text:h>
      <text:h text:style-name="P32" text:outline-level="2"><text:bookmark-start text:name="__RefHeading__109_1210552333"/>1.1 Clarifications<text:bookmark-end text:name="__RefHeading__109_1210552333"/></text:h>
      <text:p text:style-name="P2">Overall, the WIG language definition was clearly defined. The only confusing part was the operations on tuples.</text:p>
      <text:p text:style-name="P2">For example if we had:</text:p>
      <table:table table:name="Table1" table:style-name="Table1">
        <table:table-column table:style-name="Table1.A"/>
        <table:table-column table:style-name="Table1.B"/>
        <table:table-row>
          <table:table-cell table:style-name="Table1.A1" office:value-type="string">
            <text:p text:style-name="P40">schema Type1{</text:p>
            <text:p text:style-name="P40">int a;</text:p>
            <text:p text:style-name="P40">}</text:p>
          </table:table-cell>
          <table:table-cell table:style-name="Table1.B1" office:value-type="string">
            <text:p text:style-name="P40">schema Type2{</text:p>
            <text:p text:style-name="P40">bool b;</text:p>
            <text:p text:style-name="P40">}</text:p>
          </table:table-cell>
        </table:table-row>
        <table:table-row>
          <table:table-cell table:style-name="Table1.A2" office:value-type="string">
            <text:p text:style-name="P40">Schema Type3{</text:p>
            <text:p text:style-name="P40">string s;</text:p>
            <text:p text:style-name="P40">}</text:p>
          </table:table-cell>
          <table:table-cell table:style-name="Table1.B2" office:value-type="string">
            <text:p text:style-name="P40">tuple Type1 t1;</text:p>
            <text:p text:style-name="P40">tuple Type2 t2;</text:p>
            <text:p text:style-name="P40">tuple Type3 t3;</text:p>
            <text:p text:style-name="P40">t1 = t2 &lt;&lt; t3;</text:p>
            <text:p text:style-name="P40"/>
            <text:p text:style-name="P40">t1.b = true;</text:p>
            <text:p text:style-name="P40">Can we access it ? The schema doesn't specify an element named “b”.</text:p>
          </table:table-cell>
        </table:table-row>
      </table:table>
      <text:p text:style-name="Table">Table <text:sequence text:ref-name="refTable0" text:name="Table" text:formula="ooow:Table+1" style:num-format="1">1</text:sequence>: Combining tuples of different schema types</text:p>
      <text:p text:style-name="P2">What would happen for example when we wanted to combine 2 tuples of different types into a tuple of a different type (i.e.: t1 = t2 &lt;&lt; t3) ? In the generated code, I decided to keep all the fields even <text:span text:style-name="T2">if</text:span> the schema didn't specify it. Even though I keep the fields, the script won't be able to access it, because during the typechecking phase, it will generate an error saying that the corresponding schema doesn't contain that field. <text:span text:style-name="T2">If user wanted to modify the generated code, it could potentially access those fields not present in the schema.</text:span></text:p>
      <text:h text:style-name="P32" text:outline-level="2"><text:bookmark-start text:name="__RefHeading__111_1210552333"/>1.2 Restrictions<text:bookmark-end text:name="__RefHeading__111_1210552333"/></text:h>
      <text:p text:style-name="P1">I didn't make any restrictions in my version of WIG. <text:span text:style-name="T8">The generated code supports all the constructs that are available in WIG (tuples, functions, global variables, nested show/exit statements, etc.).</text:span></text:p>
      <text:h text:style-name="P32" text:outline-level="2"><text:bookmark-start text:name="__RefHeading__113_1210552333"/>1.3 Extensions<text:bookmark-end text:name="__RefHeading__113_1210552333"/></text:h>
      <text:p text:style-name="P1">I didn't made any extensions in my version of WIG.<text:span text:style-name="T8"> I think implementing a “WIG standard library” would have been interesting.</text:span></text:p>
      <text:h text:style-name="P32" text:outline-level="2"><text:bookmark-start text:name="__RefHeading__115_1210552333"/>1.4 Implementation Status<text:bookmark-end text:name="__RefHeading__115_1210552333"/></text:h>
      <text:p text:style-name="P1"><text:span text:style-name="T8">Almost all </text:span>the proposed features are implemented. They have been tested and they work. <text:span text:style-name="T38">The compiler takes as input the wig file and outputs a python cgi script.</text:span></text:p>
      <text:p text:style-name="P3">I didn't implement typechecking for html inputs. I don't think it's worth having because it would be very fragile. For example, what would happen if in the form there was no input named “size” but that it was added using Javascript in the browser ? Compilation would fail <text:span text:style-name="T39">indicating that the input “size” isn't present in the html</text:span>, but in theory the code should work.</text:p>
      <text:p text:style-name="P3">The only weeder I implemented is responsible for checking that all the functions and sessions return. I didn't put a lot of time into developing other weeders, because a lot of the errors in the script are detected in the parsing and typechecking phases.</text:p>
      <text:h text:style-name="P33" text:outline-level="1"><text:bookmark-start text:name="__RefHeading__117_1210552333"/>2 Parsing and Abstract Syntax Trees<text:bookmark-end text:name="__RefHeading__117_1210552333"/></text:h>
      <text:h text:style-name="P32" text:outline-level="2"><text:bookmark-start text:name="__RefHeading__119_1210552333"/>2.1 The Grammar<text:bookmark-end text:name="__RefHeading__119_1210552333"/></text:h>
      <table:table table:name="Table2" table:style-name="Table2">
        <table:table-column table:style-name="Table2.A"/>
        <table:table-row>
          <table:table-cell table:style-name="Table2.A1" office:value-type="string">
            <text:p text:style-name="P49">service: tSERVICE '{' htmls schemas nevariables functions sessions '}' </text:p>
            <text:p text:style-name="P38"><text:s text:c="5"/>| tSERVICE '{' htmls schemas functions sessions '}' </text:p>
            <text:p text:style-name="P38"/>
            <text:p text:style-name="P38">htmls: html </text:p>
            <text:p text:style-name="P38"><text:s text:c="6"/>| htmls html </text:p>
            <text:p text:style-name="P38"/>
            <text:p text:style-name="P38"/>
            <text:p text:style-name="P38">html: tCONST ttHTML tID '=' tHtmlOpen nehtmlbodies tHtmlClose ';' </text:p>
            <text:p text:style-name="P38"><text:tab/>| tCONST ttHTML tID '=' tHtmlOpen tHtmlClose ';' </text:p>
            <text:p text:style-name="P38"/>
            <text:p text:style-name="P38">nehtmlbodies: htmlbody </text:p>
            <text:p text:style-name="P38"><text:s text:c="12"/>| nehtmlbodies htmlbody </text:p>
            <text:p text:style-name="P38"/>
            <text:p text:style-name="P38">htmlbody: '&lt;' tID attributes '&gt;' </text:p>
            <text:p text:style-name="P38"><text:s text:c="8"/>| tTagClose tID '&gt;' </text:p>
            <text:p text:style-name="P38"><text:s text:c="8"/>| tGapOpen tID tGapClose </text:p>
            <text:p text:style-name="P38"><text:s text:c="8"/>| tWHATEVER </text:p>
            <text:p text:style-name="P38"><text:s text:c="8"/>| tMetaOpen tWHATEVER tMetaClose </text:p>
            <text:p text:style-name="P38"><text:s text:c="8"/>| '&lt;' tInput inputattrs '&gt;' </text:p>
            <text:p text:style-name="P38"><text:s text:c="8"/>| '&lt;' tSelect inputattrs '&gt;' nehtmlbodies tTagClose tSelect '&gt;' </text:p>
            <text:p text:style-name="P38"><text:s text:c="8"/>| '&lt;' tSelect inputattrs '&gt;' tTagClose tSelect '&gt;' </text:p>
            <text:p text:style-name="P38"/>
            <text:p text:style-name="P38">inputattrs: inputattr </text:p>
            <text:p text:style-name="P38"><text:s text:c="8"/>| inputattrs inputattr </text:p>
            <text:p text:style-name="P38"/>
            <text:p text:style-name="P38">inputattr: tName '=' attr </text:p>
            <text:p text:style-name="P38"><text:s text:c="9"/>| tType '=' tInputType </text:p>
            <text:p text:style-name="P38"><text:s text:c="9"/>| attribute </text:p>
            <text:p text:style-name="P38"/>
            <text:p text:style-name="P38">attributes: /* emtpy */ </text:p>
            <text:p text:style-name="P38"><text:s text:c="10"/>| neattributes </text:p>
            <text:p text:style-name="P38"/>
            <text:p text:style-name="P38">neattributes: attribute </text:p>
            <text:p text:style-name="P38"><text:s text:c="12"/>| neattributes attribute </text:p>
            <text:p text:style-name="P38"/>
            <text:p text:style-name="P38">attribute: attr </text:p>
            <text:p text:style-name="P38"><text:s text:c="9"/>| attr '=' attr </text:p>
            <text:p text:style-name="P38"/>
            <text:p text:style-name="P38">attr: tID </text:p>
            <text:p text:style-name="P38"><text:s text:c="4"/>| tSTR </text:p>
            <text:p text:style-name="P38"/>
            <text:p text:style-name="P38">schemas: /* empty */ </text:p>
            <text:p text:style-name="P38"><text:s text:c="7"/>| neschemas </text:p>
            <text:p text:style-name="P38"/>
            <text:p text:style-name="P38">neschemas: schema </text:p>
            <text:p text:style-name="P38"><text:s text:c="8"/>| neschemas schema </text:p>
            <text:p text:style-name="P38"><text:s/></text:p>
            <text:p text:style-name="P38">schema: tSchema tID '{' fields '}' </text:p>
            <text:p text:style-name="P38"><text:soft-page-break/></text:p>
            <text:p text:style-name="P38">fields: /* empty */ </text:p>
            <text:p text:style-name="P38"><text:s text:c="6"/>| nefields </text:p>
            <text:p text:style-name="P38"/>
            <text:p text:style-name="P38">nefields: field </text:p>
            <text:p text:style-name="P38"><text:s text:c="8"/>| nefields field </text:p>
            <text:p text:style-name="P38"/>
            <text:p text:style-name="P38">field: simpletype tID ';' </text:p>
            <text:p text:style-name="P38"/>
            <text:p text:style-name="P38">simpletype: tInt </text:p>
            <text:p text:style-name="P38"><text:s text:c="11"/>| tBool </text:p>
            <text:p text:style-name="P38"><text:s text:c="11"/>| tString </text:p>
            <text:p text:style-name="P38"><text:s text:c="10"/>| tVoid </text:p>
            <text:p text:style-name="P38"/>
            <text:p text:style-name="P38">type: simpletype </text:p>
            <text:p text:style-name="P38"><text:s text:c="4"/>| tTuple tID </text:p>
            <text:p text:style-name="P38"/>
            <text:p text:style-name="P38">nevariables: variable </text:p>
            <text:p text:style-name="P38"><text:s text:c="4"/>| nevariables variable </text:p>
            <text:p text:style-name="P38"/>
            <text:p text:style-name="P38">variable: type identifiers ';' </text:p>
            <text:p text:style-name="P38"/>
            <text:p text:style-name="P38">identifiers: tID </text:p>
            <text:p text:style-name="P38"><text:s text:c="4"/>| identifiers ',' tID </text:p>
            <text:p text:style-name="P38"/>
            <text:p text:style-name="P38">functions: /* empty */ </text:p>
            <text:p text:style-name="P38"><text:s text:c="4"/>| nefunctions </text:p>
            <text:p text:style-name="P38"/>
            <text:p text:style-name="P38">nefunctions: function </text:p>
            <text:p text:style-name="P38"><text:s text:c="4"/>| nefunctions function </text:p>
            <text:p text:style-name="P38"/>
            <text:p text:style-name="P38">function: type tID '(' arguments ')' compoundstm </text:p>
            <text:p text:style-name="P38"/>
            <text:p text:style-name="P38">arguments: /* empty */ </text:p>
            <text:p text:style-name="P38"><text:s text:c="4"/>| nearguments </text:p>
            <text:p text:style-name="P38"/>
            <text:p text:style-name="P38">nearguments: argument </text:p>
            <text:p text:style-name="P38"><text:s text:c="4"/>| nearguments ',' argument </text:p>
            <text:p text:style-name="P38"/>
            <text:p text:style-name="P38">argument: type tID </text:p>
            <text:p text:style-name="P38"/>
            <text:p text:style-name="P38">compoundstm: '{' nevariables stms '}' </text:p>
            <text:p text:style-name="P38"><text:s text:c="12"/>| '{' stms '}' </text:p>
            <text:p text:style-name="P38"/>
            <text:p text:style-name="P38"/>
            <text:p text:style-name="P38">sessions: session </text:p>
            <text:p text:style-name="P38"><text:s text:c="4"/>| sessions session </text:p>
            <text:p text:style-name="P38"/>
            <text:p text:style-name="P38">session: tSESSION tID '(' ')' compoundstm </text:p>
            <text:p text:style-name="P38"/>
            <text:p text:style-name="P38"><text:s/>stms: /* empty */ </text:p>
            <text:p text:style-name="P38"><text:s text:c="4"/>| nestms </text:p>
            <text:p text:style-name="P38"><text:soft-page-break/></text:p>
            <text:p text:style-name="P38">nestms: stm </text:p>
            <text:p text:style-name="P38"><text:s text:c="4"/>| nestms stm </text:p>
            <text:p text:style-name="P38"/>
            <text:p text:style-name="P38">stm: ';' </text:p>
            <text:p text:style-name="P38"><text:s text:c="4"/>| tSHOW document receive ';' </text:p>
            <text:p text:style-name="P38"><text:s text:c="4"/>| tEXIT document ';' </text:p>
            <text:p text:style-name="P38"><text:s text:c="4"/>| tRETURN ';' </text:p>
            <text:p text:style-name="P38"><text:s text:c="4"/>| tRETURN exp ';' </text:p>
            <text:p text:style-name="P38"><text:s text:c="4"/>| tIF '(' exp ')' stm </text:p>
            <text:p text:style-name="P38"><text:s text:c="4"/>| tIF '(' exp ')' stm tELSE stm </text:p>
            <text:p text:style-name="P38"><text:s text:c="4"/>| tWHILE '(' exp ')' stm </text:p>
            <text:p text:style-name="P38"><text:s text:c="4"/>| compoundstm </text:p>
            <text:p text:style-name="P38"><text:s text:c="4"/>| exp ';' </text:p>
            <text:p text:style-name="P38"/>
            <text:p text:style-name="P38">document: tID </text:p>
            <text:p text:style-name="P38"><text:s text:c="4"/>| tPLUG tID '[' plugs ']' </text:p>
            <text:p text:style-name="P38"/>
            <text:p text:style-name="P38">plugs: plug </text:p>
            <text:p text:style-name="P38"><text:s text:c="4"/>| plugs ',' plug </text:p>
            <text:p text:style-name="P38"/>
            <text:p text:style-name="P38">plug: tID '=' exp </text:p>
            <text:p text:style-name="P38"/>
            <text:p text:style-name="P38">receive: /* empty */ </text:p>
            <text:p text:style-name="P38"><text:s text:c="4"/>| tRECEIVE '[' inputs ']' </text:p>
            <text:p text:style-name="P38"/>
            <text:p text:style-name="P38">exp: lvalue </text:p>
            <text:p text:style-name="P38"><text:s text:c="4"/>| lvalue '=' exp </text:p>
            <text:p text:style-name="P38"><text:s text:c="4"/>| exp tEQ exp </text:p>
            <text:p text:style-name="P38"><text:s text:c="4"/>| exp tNEQ exp </text:p>
            <text:p text:style-name="P38"><text:s text:c="4"/>| exp '&lt;' exp </text:p>
            <text:p text:style-name="P38"><text:s text:c="4"/>| exp '&gt;' exp </text:p>
            <text:p text:style-name="P38"><text:s text:c="4"/>| exp tLEQ exp </text:p>
            <text:p text:style-name="P38"><text:s text:c="4"/>| exp tHEQ exp </text:p>
            <text:p text:style-name="P38"><text:s text:c="4"/>| '-' exp %prec UMINUS </text:p>
            <text:p text:style-name="P38"><text:s text:c="4"/>| '!' exp </text:p>
            <text:p text:style-name="P38"><text:s text:c="4"/>| exp '+' exp </text:p>
            <text:p text:style-name="P38"><text:s text:c="4"/>| exp '-' exp </text:p>
            <text:p text:style-name="P38"><text:s text:c="4"/>| exp '*' exp </text:p>
            <text:p text:style-name="P38"><text:s text:c="4"/>| exp '/' exp </text:p>
            <text:p text:style-name="P38"><text:s text:c="4"/>| exp '%' exp </text:p>
            <text:p text:style-name="P38"><text:s text:c="4"/>| exp tLAND exp </text:p>
            <text:p text:style-name="P38"><text:s text:c="4"/>| exp tLOR exp </text:p>
            <text:p text:style-name="P38"><text:s text:c="4"/>| exp tTCOMBINE exp </text:p>
            <text:p text:style-name="P38"><text:s text:c="4"/>| exp tTKEEP tID </text:p>
            <text:p text:style-name="P38"><text:s text:c="4"/>| exp tTKEEP '(' identifiers ')' </text:p>
            <text:p text:style-name="P38"><text:s text:c="4"/>| exp tTDISCARD tID </text:p>
            <text:p text:style-name="P38"><text:s text:c="4"/>| exp tTDISCARD '(' identifiers ')' </text:p>
            <text:p text:style-name="P38"><text:s text:c="4"/>| tID '(' exps ')' </text:p>
            <text:p text:style-name="P38"><text:s text:c="4"/>| tINT </text:p>
            <text:p text:style-name="P38"><text:s text:c="4"/>| tTRUE </text:p>
            <text:p text:style-name="P38"><text:s text:c="4"/>| tFALSE </text:p>
            <text:p text:style-name="P38"><text:soft-page-break/><text:s text:c="4"/>| tSTR </text:p>
            <text:p text:style-name="P38"><text:s text:c="4"/>| tTuple '{' fieldvalues '}' </text:p>
            <text:p text:style-name="P38"><text:s text:c="4"/>| '(' exp ')' </text:p>
            <text:p text:style-name="P38"/>
            <text:p text:style-name="P38">fieldvalues: /* empty */ </text:p>
            <text:p text:style-name="P38"><text:s text:c="4"/>| nefieldvalues </text:p>
            <text:p text:style-name="P38"/>
            <text:p text:style-name="P38">nefieldvalues: fieldvalue </text:p>
            <text:p text:style-name="P38"><text:s text:c="4"/>| nefieldvalues ',' fieldvalue </text:p>
            <text:p text:style-name="P38"/>
            <text:p text:style-name="P38">fieldvalue: tID '=' exp </text:p>
            <text:p text:style-name="P38"/>
            <text:p text:style-name="P38">exps: /* empty */ </text:p>
            <text:p text:style-name="P38"><text:s text:c="4"/>| neexps </text:p>
            <text:p text:style-name="P38"/>
            <text:p text:style-name="P38">neexps: exp </text:p>
            <text:p text:style-name="P38"><text:s text:c="4"/>| neexps ',' exp </text:p>
            <text:p text:style-name="P38"/>
            <text:p text:style-name="P38">inputs: /* empty */ </text:p>
            <text:p text:style-name="P38"><text:s text:c="4"/>| neinputs </text:p>
            <text:p text:style-name="P38"/>
            <text:p text:style-name="P38">neinputs: input </text:p>
            <text:p text:style-name="P38"><text:s text:c="4"/>| neinputs ',' input </text:p>
            <text:p text:style-name="P38"/>
            <text:p text:style-name="P38">input: lvalue '=' tID </text:p>
            <text:p text:style-name="P38"/>
            <text:p text:style-name="P38">lvalue: tID </text:p>
            <text:p text:style-name="P38"><text:s text:c="4"/>| tID '.' tID </text:p>
          </table:table-cell>
        </table:table-row>
      </table:table>
      <text:p text:style-name="P45">Table <text:sequence text:ref-name="refTable1" text:name="Table" text:formula="ooow:Table+1" style:num-format="1">2</text:sequence>: <text:span text:style-name="T13">Bison grammar</text:span></text:p>
      <text:p text:style-name="P46"><text:span text:style-name="T13">I </text:span>used the grammar provided at: <text:a xlink:type="simple" xlink:href="http://www.cs.mcgill.ca/~cs520/2012/wiggrammar_bison.txt">http://www.cs.mcgill.ca/~cs520/2012/wiggrammar_bison.txt</text:a></text:p>
      <text:h text:style-name="P32" text:outline-level="2"><text:bookmark-start text:name="__RefHeading__121_1210552333"/>2.2 Using the flex or SableCC Tool<text:bookmark-end text:name="__RefHeading__121_1210552333"/></text:h>
      <text:p text:style-name="P5"><text:span text:style-name="T14">Instead of explicitly keeping track of the line number, I used the </text:span><text:span text:style-name="T10">%option yylineno </text:span><text:span text:style-name="T17">which automatically update yylineno variable to be the line number. In theory, that option is supposed to slow down the scanner and be expensive in performance costs, but in practice, it's not noticeable. </text:span></text:p>
      <text:p text:style-name="P4"><text:span text:style-name="T16">I also used start conditions in order to avoid keyword stealing. The states are </text:span><text:span text:style-name="T10">SERVICE, HTML, HTMLCODE, METACODE, GAPCODE, COMMENT</text:span><text:span text:style-name="T16">. Other than SERVICE state, they are all exclusive states because same letters can have different meanings in them. For example, if we had:</text:span></text:p>
      <table:table table:name="Table3" table:style-name="Table3">
        <table:table-column table:style-name="Table3.A"/>
        <table:table-column table:style-name="Table3.B"/>
        <table:table-row>
          <table:table-cell table:style-name="Table3.A1" office:value-type="string">
            <text:p text:style-name="P41">session A(){</text:p>
            <text:p text:style-name="P41">if(true){...}</text:p>
            <text:p text:style-name="P41">}</text:p>
          </table:table-cell>
          <table:table-cell table:style-name="Table3.B1" office:value-type="string">
            <text:p text:style-name="P41">const html a = &lt;html&gt;if(true){...}&lt;/html&gt;;</text:p>
          </table:table-cell>
        </table:table-row>
      </table:table>
      <text:p text:style-name="Table">Table <text:sequence text:ref-name="refTable2" text:name="Table" text:formula="ooow:Table+1" style:num-format="1">3</text:sequence>: Scanner start condition example</text:p>
      <text:p text:style-name="P6"><text:span text:style-name="T16">In the first case, “</text:span><text:span text:style-name="T19">if(true)</text:span><text:span text:style-name="T16">” is supposed to return the tokens </text:span><text:span text:style-name="T19">tIF</text:span><text:span text:style-name="T16"> and </text:span><text:span text:style-name="T19">tTRUE</text:span><text:span text:style-name="T16"> whereas in the second case, it should just return </text:span><text:span text:style-name="T19">tSTR</text:span><text:span text:style-name="T16"> with the content of the string being “</text:span><text:span text:style-name="T19">if(true)</text:span><text:span text:style-name="T16">”. So the rules inside these states make sure that the appropriate token is returned.</text:span></text:p>
      <table:table table:name="Table4" table:style-name="Table4">
        <table:table-column table:style-name="Table4.A"/>
        <text:soft-page-break/>
        <table:table-row>
          <table:table-cell table:style-name="Table4.A1" office:value-type="string">
            <text:p text:style-name="P37">%token tSERVICE tCONST tSESSION</text:p>
            <text:p text:style-name="P37">%token ttHTML</text:p>
            <text:p text:style-name="P37">%token &lt;str&gt; tID tWHATEVER tSTR tInputType</text:p>
            <text:p text:style-name="P37">%token &lt;integer&gt; tINT</text:p>
            <text:p text:style-name="P37"/>
            <text:p text:style-name="P37">/* HTML RELATED TOKENS */</text:p>
            <text:p text:style-name="P37">%token tHtmlOpen /* "&lt;html&gt;" */</text:p>
            <text:p text:style-name="P37">%token tHtmlClose /* "&lt;/html&gt;" */</text:p>
            <text:p text:style-name="P37">%token tTagClose /* "&lt;/" */</text:p>
            <text:p text:style-name="P37">%token tGapOpen /* "&lt;[" */</text:p>
            <text:p text:style-name="P37">%token tGapClose /* "]&gt;" */</text:p>
            <text:p text:style-name="P39"><text:span text:style-name="T9">%token tMetaOpen /* "</text:span><text:span text:style-name="T11">&lt;!--" */</text:span></text:p>
            <text:p text:style-name="P39"><text:span text:style-name="T9">%token tMetaClose /* "--</text:span><text:span text:style-name="T11">&gt;" */</text:span></text:p>
            <text:p text:style-name="P39"><text:span text:style-name="T9">%token tInput /* "</text:span><text:span text:style-name="T11">input" */</text:span></text:p>
            <text:p text:style-name="P39"><text:span text:style-name="T9">%token tSelect /* "</text:span><text:span text:style-name="T11">select" */</text:span></text:p>
            <text:p text:style-name="P39"><text:span text:style-name="T9">%token tName /* "</text:span><text:span text:style-name="T11">name" */</text:span></text:p>
            <text:p text:style-name="P39"><text:span text:style-name="T9">%token tType /* "</text:span><text:span text:style-name="T11">type" */</text:span></text:p>
            <text:p text:style-name="P37">/* END OF HTML RELATED TOKENS */</text:p>
            <text:p text:style-name="P37"/>
            <text:p text:style-name="P37">%token tSchema tInt tBool tString tVoid tTuple</text:p>
            <text:p text:style-name="P37">%token tSHOW tPLUG tRECEIVE tEXIT tRETURN tIF tELSE tWHILE</text:p>
            <text:p text:style-name="P37">%token tEQ tNEQ tLEQ tHEQ tLAND tLOR tTCOMBINE tTKEEP tTDISCARD</text:p>
            <text:p text:style-name="P37">%token tTRUE tFALSE</text:p>
          </table:table-cell>
        </table:table-row>
      </table:table>
      <text:p text:style-name="Table">Table <text:sequence text:ref-name="refTable3" text:name="Table" text:formula="ooow:Table+1" style:num-format="1">4</text:sequence>: Types of tokens</text:p>
      <text:p text:style-name="P7"/>
      <text:h text:style-name="P32" text:outline-level="2"><text:bookmark-start text:name="__RefHeading__123_1210552333"/>2.3 Using the bison or SableCC Tool<text:bookmark-end text:name="__RefHeading__123_1210552333"/></text:h>
      <text:p text:style-name="P8">My compiler is written in C++ and although bison works with C++, the support is not great. For example, I wanted to use <text:span text:style-name="T18">shared_ptr</text:span> in the <text:span text:style-name="T18">%union</text:span> of bison in order to make sure that there was no memory leak, but the <text:span text:style-name="T18">%union</text:span> only supports POD (Plain Old Data) variables, so I ha<text:span text:style-name="T61">d</text:span> to use raw pointers with naked <text:span text:style-name="T18">new</text:span> and <text:span text:style-name="T18">delete</text:span>. Initially, I didn't manage it very well and I had around 40mb of memory leaks for small inputs (around 10 lines), but I managed to bring it down to around 1-2mb of leaks for fairly large inputs (around 50-60 lines).</text:p>
      <text:p text:style-name="P9"><text:span text:style-name="T26">The other interesting point is that I construct the AST in a typesafe manner. All my AST classes derive from </text:span><text:span text:style-name="T20">ast::Base</text:span><text:span text:style-name="T26"> class. So I could have just used </text:span><text:span text:style-name="T10">ast::Base *base;</text:span><text:span text:style-name="T12"> </text:span><text:span text:style-name="T26">in the </text:span><text:span text:style-name="T20">%union</text:span><text:span text:style-name="T26"> and chose all the bison's action to return that type. But instead, I created a </text:span><text:span text:style-name="T20">%union</text:span><text:span text:style-name="T26"> variable for the different AST classes and bison's action return the appropriate type, so the AST is created in a typesafe way.</text:span></text:p>
      <text:p text:style-name="P10"><text:span text:style-name="T26">I </text:span>also used the <text:span text:style-name="T18">%left</text:span> directive in order to fix shift-reduce errors of the operations that are in the <text:span text:style-name="T18">exp</text:span> grammar. For example, I declared the last <text:span text:style-name="T18">%left</text:span> directive to be for the unary minus, so it gets the highest priority <text:span text:style-name="T27">and there are no parsing conflicts with the normal minus operation</text:span>.</text:p>
      <text:p text:style-name="P11">I used the grammar from the class's website with most of the conflicts solved, so it wasn't very difficult to get bison to accept the grammar. <text:span text:style-name="T28">Whenever there was a parsing conflict, I used the bison utilities for debugging. I generated reports and graphviz diagrams to try to find out where the error was coming from. </text:span>I <text:span text:style-name="T28">also </text:span>had to make sure that the result of an action was of the appropriate type. </text:p>
      <text:h text:style-name="P32" text:outline-level="2"><text:bookmark-start text:name="__RefHeading__125_1210552333"/><text:soft-page-break/>2.4 Abstract Syntax Trees<text:bookmark-end text:name="__RefHeading__125_1210552333"/></text:h>
      <text:p text:style-name="P12">I represented AST nodes as classes instead of using <text:span text:style-name="T18">struct</text:span> because it's easier to divide the code into different parts. Everthing related to AST is in the namespace <text:span text:style-name="T18">ast</text:span>. There are 3 main AST classes that act as base classes for derivation: <text:span text:style-name="T18">Base</text:span>, <text:span text:style-name="T18">Exp</text:span>, <text:span text:style-name="T18">Stm</text:span>. <text:span text:style-name="T18">Base</text:span> contains 2 fields that are useful to all the derived classes: the line number where the AST node was generated and associated symbol table (more information later). <text:span text:style-name="T18">Exp</text:span> contains the type of the expression, so all the derived expressions can have a type, these types are set at the time of typechecking (more information later). <text:span text:style-name="T21">Stm</text:span><text:span text:style-name="T29"> doesn't contain any implementation details, I just made it in case I needed to add common implementation to all statements later.</text:span></text:p>
      <text:p text:style-name="P14">The following table shows which nodes derive from which base class:</text:p>
      <table:table table:name="Table5" table:style-name="Table5">
        <table:table-column table:style-name="Table5.A"/>
        <table:table-column table:style-name="Table5.B"/>
        <table:table-column table:style-name="Table5.C"/>
        <table:table-row>
          <table:table-cell table:style-name="Table5.A1" office:value-type="string">
            <text:p text:style-name="P55"><text:span text:style-name="T15">Derived from </text:span><text:span text:style-name="T9">Base</text:span></text:p>
          </table:table-cell>
          <table:table-cell table:style-name="Table5.B1" office:value-type="string">
            <text:p text:style-name="P55">Derived from <text:span text:style-name="T18">Stm</text:span></text:p>
          </table:table-cell>
          <table:table-cell table:style-name="Table5.C1" office:value-type="string">
            <text:p text:style-name="P55">Derived from <text:span text:style-name="T18">Exp</text:span></text:p>
          </table:table-cell>
        </table:table-row>
        <table:table-row>
          <table:table-cell table:style-name="Table5.A2" office:value-type="string">
            <text:p text:style-name="P56">Service</text:p>
            <text:p text:style-name="P52">Whatever</text:p>
            <text:p text:style-name="P52">Variable</text:p>
            <text:p text:style-name="P52">Function</text:p>
            <text:p text:style-name="P52">Field</text:p>
            <text:p text:style-name="P52">Empty</text:p>
            <text:p text:style-name="P52">HtmlTag</text:p>
            <text:p text:style-name="P52">Argument</text:p>
            <text:p text:style-name="P52">MetaTag</text:p>
            <text:p text:style-name="P52">Schema</text:p>
            <text:p text:style-name="P52">String</text:p>
            <text:p text:style-name="P52">List</text:p>
            <text:p text:style-name="P52">Type</text:p>
            <text:p text:style-name="P52">Session</text:p>
          </table:table-cell>
          <table:table-cell table:style-name="Table5.B2" office:value-type="string">
            <text:p text:style-name="P57">EmptyStm</text:p>
            <text:p text:style-name="P53">CompoundStm</text:p>
            <text:p text:style-name="P53">ShowStm</text:p>
            <text:p text:style-name="P53">DocumentStm</text:p>
            <text:p text:style-name="P53">PlugStm</text:p>
            <text:p text:style-name="P53">InputStm</text:p>
            <text:p text:style-name="P53">ReceiveStm</text:p>
            <text:p text:style-name="P53">ExitStm</text:p>
            <text:p text:style-name="P53">ReturnStm</text:p>
            <text:p text:style-name="P53">IfStm</text:p>
            <text:p text:style-name="P53">WhileStm</text:p>
            <text:p text:style-name="P53">ExpStm</text:p>
            <text:p text:style-name="P47"/>
          </table:table-cell>
          <table:table-cell table:style-name="Table5.C2" office:value-type="string">
            <text:p text:style-name="P50">LValExp</text:p>
            <text:p text:style-name="P51">BinopExp</text:p>
            <text:p text:style-name="P51">UnopExp</text:p>
            <text:p text:style-name="P51">TupleopExp</text:p>
            <text:p text:style-name="P51">FunctionExp</text:p>
            <text:p text:style-name="P51">IntegerExp</text:p>
            <text:p text:style-name="P51">TrueExp</text:p>
            <text:p text:style-name="P51">FalseExp</text:p>
            <text:p text:style-name="P51">StringExp</text:p>
            <text:p text:style-name="P51">FieldValExp</text:p>
            <text:p text:style-name="P51">TupleExp</text:p>
            <text:p text:style-name="P48"/>
          </table:table-cell>
        </table:table-row>
      </table:table>
      <text:p text:style-name="Table">Table <text:sequence text:ref-name="refTable4" text:name="Table" text:formula="ooow:Table+1" style:num-format="1">5</text:sequence>: AST class derivation</text:p>
      <text:p text:style-name="P13"/>
      <text:p text:style-name="P13"><text:span text:style-name="T29">M</text:span>ost of the AST classes are only responsible for holding references to their children AST nodes, they don't contain any logic. They are very similar to “case classes” in Scala or the “data types” in Haskell, SML, etc. I initially started by implementing compiling phases as being functions in the AST classes, for example: for typechecking, the <text:span text:style-name="T18">Base</text:span> class would have a virtual function called <text:span text:style-name="T18">get_type()</text:span> and all derived classes would implement that function. To typecheck, an AST class would call <text:span text:style-name="T18">get_type()</text:span> on it's children and use typechecking rules to confirm correctness. Once done, it could return it's own type. The problem with that approach is that for every phase of the compiler I would have to implement a new function in each of the AST nodes. This started becoming time con<text:span text:style-name="T30">suming.</text:span></text:p>
      <text:p text:style-name="P118">So I implemented the <text:span text:style-name="T18">Visitor</text:span> pattern. Now all the AST nodes have a function called <text:span text:style-name="T18">accept(Visitor *v)</text:span> and it will basically just call that visitor giving it access to itself. This way, I can have a lot of different visitors going through the AST. All the visitors are in the <text:span text:style-name="T18">visitors</text:span> namespace. I have the following visitors: <text:span text:style-name="T18">CodeGenerator</text:span>, <text:span text:style-name="T18">PrettyPrinter</text:span>, <text:span text:style-name="T18">SymTabler</text:span>, <text:span text:style-name="T18">TypeChecker</text:span>, <text:span text:style-name="T18">Weeder</text:span> and <text:span text:style-name="T18">ReturnCheck</text:span> (more information on each of these visitors later). <text:span text:style-name="T52">More information on the visitor pattern can be found at: </text:span><text:a xlink:type="simple" xlink:href="http://en.wikipedia.org/wiki/Visitor_pattern"><text:span text:style-name="T52">http://en.wikipedia.org/wiki/Visitor_pattern</text:span></text:a><text:span text:style-name="T52">.</text:span></text:p>
      <text:h text:style-name="P32" text:outline-level="2"/>
      <text:h text:style-name="P34" text:outline-level="2"><text:bookmark-start text:name="__RefHeading__127_1210552333"/>2.5 Desugaring<text:bookmark-end text:name="__RefHeading__127_1210552333"/></text:h>
      <text:p text:style-name="P20"><text:span text:style-name="T31">I have 1 case of syntactic sugaring when multiple variables of the same types are declared like this: “</text:span><text:span text:style-name="T22">int a,b,c;</text:span><text:span text:style-name="T31">”. They are going to be transformed into: “</text:span><text:span text:style-name="T22">int a; int b; int c;</text:span><text:span text:style-name="T31">”. In the bison grammar, I used lists for variable identifiers, so it becomes easier to handle this situation.</text:span></text:p>
      <text:h text:style-name="P32" text:outline-level="2"><text:bookmark-start text:name="__RefHeading__129_1210552333"/>2.6 Weeding<text:bookmark-end text:name="__RefHeading__129_1210552333"/></text:h>
      <text:p text:style-name="P25">I only weed the inputs where the functions and sessions don't have a <text:span text:style-name="T18">return</text:span> statements <text:span text:style-name="T33">as the last statement</text:span> (<text:span text:style-name="T18">show</text:span> and <text:span text:style-name="T18">exit</text:span> statements are also considered as being return statements). <text:span text:style-name="T32">I also weed the inputs where a </text:span><text:span text:style-name="T23">void</text:span><text:span text:style-name="T32"> function tries to return something. In a situation where the last statement of the function or the session is an </text:span><text:span text:style-name="T23">if</text:span><text:span text:style-name="T32"> or a </text:span><text:span text:style-name="T23">while</text:span><text:span text:style-name="T32">, I check that the last statement inside all the possible branches contain a return statement.</text:span> <text:span text:style-name="T32">I do it by implementing a visitor named Weeder which itself uses ReturnCheck visitor. The weeder works by throwing a </text:span><text:span text:style-name="T23">NO_RETURN</text:span><text:span text:style-name="T32"> error. It then stops compiling and displays the line number and the name of the function or the session where the error was produced to the user. This weeder is needed because there could be situations where the program could crash or go into an infinite loop at runtime while trying to use a function's inexistent return value, etc.</text:span></text:p>
      <text:h text:style-name="P32" text:outline-level="2"><text:bookmark-start text:name="__RefHeading__131_1210552333"/>2.7 Testing<text:bookmark-end text:name="__RefHeading__131_1210552333"/></text:h>
      <text:p text:style-name="P30"><text:span text:style-name="T4">T</text:span><text:span text:style-name="T5">he testing of this phase is done using a python script. It's inside the </text:span><text:span text:style-name="T7">tests/parsing/</text:span><text:span text:style-name="T5"> folder. When </text:span><text:span text:style-name="T7">run.py</text:span><text:span text:style-name="T5"> inside that folder is run, it will go into the </text:span><text:span text:style-name="T7">input/</text:span><text:span text:style-name="T5"> folder, parse all the wig files and output the result of pretty-printing into </text:span><text:span text:style-name="T7">pp1/</text:span><text:span text:style-name="T5"> folder. Then it will repeat the process from </text:span><text:span text:style-name="T7">pp1/</text:span><text:span text:style-name="T5"> folder to </text:span><text:span text:style-name="T7">pp2/</text:span><text:span text:style-name="T5"> folder. Once it's done, it will check that all the files inside </text:span><text:span text:style-name="T7">pp1/</text:span><text:span text:style-name="T5"> and </text:span><text:span text:style-name="T7">pp2/</text:span><text:span text:style-name="T5"> are exactly the same. So it's basically checking that pretty(parse(pretty(parse(code)))) = pretty(parse(code)).</text:span></text:p>
      <text:p text:style-name="P87"/>
      <text:p text:style-name="P31"><text:span text:style-name="T5">W</text:span><text:span text:style-name="T3">henever there's an error during the parsing, an error indicating the line number and the token that caused the error will be outputted to the file or the console </text:span><text:span text:style-name="T6">depending on the arguments given to the compiler.</text:span></text:p>
      <text:h text:style-name="P33" text:outline-level="1"><text:bookmark-start text:name="__RefHeading__133_1210552333"/>3 Symbol Tables<text:bookmark-end text:name="__RefHeading__133_1210552333"/></text:h>
      <text:h text:style-name="P32" text:outline-level="2"><text:bookmark-start text:name="__RefHeading__135_1210552333"/>3.1 Scope Rules<text:bookmark-end text:name="__RefHeading__135_1210552333"/></text:h>
      <text:p text:style-name="P26">The scoping rules are very similar to C-like languages where the brackets (“{“, “}”) indicate a new scope. The only exceptions are the htmls and function arguments. Every symbol inside the html is represented in a single scope related to that html variable. For the function arguments, even though they are not inside the brackets of the function declaration, their scope is generated as if they were in the brackets.</text:p>
      <text:h text:style-name="P32" text:outline-level="2"><text:bookmark-start text:name="__RefHeading__137_1210552333"/>3.2 Symbol Data<text:bookmark-end text:name="__RefHeading__137_1210552333"/></text:h>
      <text:p text:style-name="P21">The symbol table entries are represented by the <text:span text:style-name="T18">Symbol</text:span> class inside the <text:span text:style-name="T18">st</text:span> namespace. </text:p>
      <text:p text:style-name="P21">The symbol data contains the symbol's name, most of the time the name corresponds to the id of the AST node. The only exception is the html tag symbols where the name is gap's name or the html tag's name attribute.</text:p>
      <text:p text:style-name="P21">The symbol <text:span text:style-name="T34">also </text:span>contains the symbol identifier which can be any of the following:</text:p>
      <table:table table:name="Table6" table:style-name="Table6">
        <table:table-column table:style-name="Table6.A"/>
        <table:table-row>
          <table:table-cell table:style-name="Table6.A1" office:value-type="string">
            <text:p text:style-name="P58">HTML</text:p>
            <text:p text:style-name="P54">SELECT_TAG</text:p>
            <text:p text:style-name="P54">INPUT_TAG</text:p>
            <text:p text:style-name="P54">HOLE_TAG</text:p>
            <text:p text:style-name="P54">SCHEMA</text:p>
            <text:p text:style-name="P54">FIELD</text:p>
            <text:p text:style-name="P54">VARIABLE</text:p>
            <text:p text:style-name="P54">ARGUMENT</text:p>
            <text:p text:style-name="P54">FUNCTION</text:p>
            <text:p text:style-name="P54">SESSION</text:p>
          </table:table-cell>
        </table:table-row>
      </table:table>
      <text:p text:style-name="Table">Table <text:sequence text:ref-name="refTable5" text:name="Table" text:formula="ooow:Table+1" style:num-format="1">6</text:sequence>: Symbol identifiers</text:p>
      <text:p text:style-name="P22">The symbol also keeps a reference to the original AST node for which it was generated, this is useful in some cases where we need to find out more information about the symbol later, it's mostly used when we try to access a tuple field, we can access the schema using that reference to the node.</text:p>
      <text:p text:style-name="P23">There's also a field for keeping track of the symbol's type, it can be any of the following:</text:p>
      <table:table table:name="Table7" table:style-name="Table7">
        <table:table-column table:style-name="Table7.A"/>
        <table:table-row>
          <table:table-cell table:style-name="Table7.A1" office:value-type="string">
            <text:p text:style-name="P59">INT</text:p>
            <text:p text:style-name="P61">BOOL</text:p>
            <text:p text:style-name="P61">STRING</text:p>
            <text:p text:style-name="P61">VOID</text:p>
            <text:p text:style-name="P61">TUPLE</text:p>
            <text:p text:style-name="P61">HTML</text:p>
            <text:p text:style-name="P61">SCHEMA</text:p>
            <text:p text:style-name="P61">UNDEFINED</text:p>
          </table:table-cell>
        </table:table-row>
      </table:table>
      <text:p text:style-name="Table">Table <text:sequence text:ref-name="refTable6" text:name="Table" text:formula="ooow:Table+1" style:num-format="1">7</text:sequence>: Symbol type</text:p>
      <text:p text:style-name="P24"/>
      <text:p text:style-name="P24"/>
      <text:p text:style-name="P24"/>
      <text:p text:style-name="P24"><text:soft-page-break/>Here are some examples of symbol data generation:</text:p>
      <table:table table:name="Table8" table:style-name="Table8">
        <table:table-column table:style-name="Table8.A"/>
        <table:table-column table:style-name="Table8.B"/>
        <table:table-row>
          <table:table-cell table:style-name="Table8.A1" office:value-type="string">
            <text:p text:style-name="P42">Original code</text:p>
          </table:table-cell>
          <table:table-cell table:style-name="Table8.B1" office:value-type="string">
            <text:p text:style-name="P42">Generated symbols (doesn't take into account scoping...)</text:p>
          </table:table-cell>
        </table:table-row>
        <table:table-row>
          <table:table-cell table:style-name="Table8.A2" office:value-type="string">
            <text:p text:style-name="P42">const html Return = &lt;html&gt;&lt;[gap]&gt;&lt;input type=”text” name=”YorN”&gt;&lt;/html&gt;;</text:p>
          </table:table-cell>
          <table:table-cell table:style-name="Table8.B2" office:value-type="string">
            <text:p text:style-name="P42">| Return, symbol_identifier: variable, type: html, + pointer to Return's AST node |</text:p>
            <text:p text:style-name="P42"/>
            <text:p text:style-name="P42">| gap, symbol_identifier: hole_tag, type: html, + pointer to gap's AST node |</text:p>
            <text:p text:style-name="P42"/>
            <text:p text:style-name="P42">| YorN, symbol_identifier: input_tag, type: html, + pointer to YorN's AST node |</text:p>
          </table:table-cell>
        </table:table-row>
        <table:table-row>
          <table:table-cell table:style-name="Table8.A2" office:value-type="string">
            <text:p text:style-name="P42">int a;</text:p>
          </table:table-cell>
          <table:table-cell table:style-name="Table8.B2" office:value-type="string">
            <text:p text:style-name="P43">a, symbol_identifier: variable, type: int, + pointer to a's AST node</text:p>
          </table:table-cell>
        </table:table-row>
        <table:table-row>
          <table:table-cell table:style-name="Table8.A2" office:value-type="string">
            <text:p text:style-name="P43">int add(int a, int b){...}</text:p>
          </table:table-cell>
          <table:table-cell table:style-name="Table8.B2" office:value-type="string">
            <text:p text:style-name="P43">add, symbol_identifier: function, type: int, + pointer to add's AST node</text:p>
          </table:table-cell>
        </table:table-row>
        <table:table-row>
          <table:table-cell table:style-name="Table8.A2" office:value-type="string">
            <text:p text:style-name="P44">session B(){...}</text:p>
          </table:table-cell>
          <table:table-cell table:style-name="Table8.B2" office:value-type="string">
            <text:p text:style-name="P44">B, symbol_identifier: session, type: void, + pointer to B's AST node</text:p>
          </table:table-cell>
        </table:table-row>
      </table:table>
      <text:p text:style-name="Table">Table <text:sequence text:ref-name="refTable7" text:name="Table" text:formula="ooow:Table+1" style:num-format="1">8</text:sequence>: Symbol data generation examples</text:p>
      <text:h text:style-name="P32" text:outline-level="2"><text:bookmark-start text:name="__RefHeading__139_1210552333"/>3.3 Algorithm<text:bookmark-end text:name="__RefHeading__139_1210552333"/></text:h>
      <text:p text:style-name="P27">The symbol table is represented by a <text:span text:style-name="T18">stack</text:span> of <text:span text:style-name="T18">map</text:span>s. Each level in the stack corresponds to <text:span text:style-name="T35">a new scope.</text:span></text:p>
      <text:p text:style-name="P28">The symbol table generation is implemented as a visitor class named <text:span text:style-name="T18">SymTabler</text:span>. <text:span text:style-name="T36">It keeps track of a global symbol table. Whenever a </text:span><text:span text:style-name="T24">CompoundStm</text:span><text:span text:style-name="T36">, which represents statements inside a bracket, is encountered, it will create a new scope in this symbol table. It will traverse all the elements inside it and add each corresponding symbol to the symbol table. Then, it will create a copy of the global symbol table, link it into the </text:span><text:span text:style-name="T24">CompoundStm</text:span><text:span text:style-name="T36"> node (</text:span><text:span text:style-name="T24">CompoundStm</text:span><text:span text:style-name="T36"> derives from </text:span><text:span text:style-name="T24">Base</text:span><text:span text:style-name="T36"> which has a field to keep a symbol table) and pop the last scope from the global symbol table and continue scanning the rest of the code.</text:span></text:p>
      <text:p text:style-name="P29"><text:span text:style-name="T36">W</text:span>henever 2 symbols with the same name are presented in the same scope, <text:span text:style-name="T18">SymTabler</text:span> will produce <text:span text:style-name="T18">SYMBOL_ALREADY_PRESENT</text:span> error. <text:span text:style-name="T37">This situation is detected by checking that the top </text:span><text:span text:style-name="T25">map</text:span><text:span text:style-name="T37"> element of the </text:span><text:span text:style-name="T25">stack</text:span><text:span text:style-name="T37"> doesn't contain a symbol with the same name.</text:span></text:p>
      <text:p text:style-name="P88">If we try to add a html tag that isn't an input or a <text:span text:style-name="T40">gap</text:span> into the symbol table, it will generate <text:span text:style-name="T18">HTML_TAG_NOT_A_SYMBOL</text:span> error.</text:p>
      <text:p text:style-name="P89">The symbol table generation also associates with each symbol a unique identifier, it will become useful in the code generation phase.</text:p>
      <text:h text:style-name="P32" text:outline-level="2"><text:bookmark-start text:name="__RefHeading__141_1210552333"/>3.4 Testing<text:bookmark-end text:name="__RefHeading__141_1210552333"/></text:h>
      <text:p text:style-name="P117"><text:span text:style-name="T43">My compiler was able to generate correct symbol tables for all different positions in the source code. </text:span>The symbol table generation was tested using 2 different techniques. The first one is to print the symbol table for each scope in the pretty-printing code. So basically, the compiler parsed the input source code and pretty-printed it with the symbol tables and I checked that they did match the manually constructed symbol tables. The problem with that approach was that it's very manual and there's no easy way to do regression testing.</text:p>
      <text:p text:style-name="P116">So I developed another way to write tests. It's basically using an augmented input file which includes extra metadata before the source code for the script. That metadata represents the compilation errors that this file must produce and the python script checks that these errors are produced. <text:span text:style-name="T41">It overlaps with the testing for the typechecking system, so m</text:span>ore information about this is given later in the <text:span text:style-name="T42">next </text:span>part.</text:p>
      <text:h text:style-name="P33" text:outline-level="1"><text:bookmark-start text:name="__RefHeading__143_1210552333"/>4 Type Checking<text:bookmark-end text:name="__RefHeading__143_1210552333"/></text:h>
      <text:h text:style-name="P32" text:outline-level="2"><text:bookmark-start text:name="__RefHeading__145_1210552333"/>4.1 Types<text:bookmark-end text:name="__RefHeading__145_1210552333"/></text:h>
      <text:p text:style-name="P91">The types for the WIG language are in the <text:span text:style-name="T18">kType</text:span> enum class inside the <text:span text:style-name="T18">ast</text:span> namespace. <text:span text:style-name="T46">They are the following:</text:span></text:p>
      <table:table table:name="Table9" table:style-name="Table9">
        <table:table-column table:style-name="Table9.A"/>
        <table:table-column table:style-name="Table9.B"/>
        <table:table-row>
          <table:table-cell table:style-name="Table9.A1" office:value-type="string">
            <text:p text:style-name="P62">Type</text:p>
          </table:table-cell>
          <table:table-cell table:style-name="Table9.B1" office:value-type="string">
            <text:p text:style-name="P62">Information</text:p>
          </table:table-cell>
        </table:table-row>
        <table:table-row>
          <table:table-cell table:style-name="Table9.A2" office:value-type="string">
            <text:p text:style-name="P60"><text:span text:style-name="T9">INT</text:span></text:p>
          </table:table-cell>
          <table:table-cell table:style-name="Table9.B2" office:value-type="string">
            <text:p text:style-name="P62">Integer, can be considered a BigInteger since the target language is Python which handles BigInteger natively</text:p>
          </table:table-cell>
        </table:table-row>
        <table:table-row>
          <table:table-cell table:style-name="Table9.A2" office:value-type="string">
            <text:p text:style-name="P60"><text:span text:style-name="T9">BOOL</text:span></text:p>
          </table:table-cell>
          <table:table-cell table:style-name="Table9.B2" office:value-type="string">
            <text:p text:style-name="P62">Boolean, take true or false as values</text:p>
          </table:table-cell>
        </table:table-row>
        <table:table-row>
          <table:table-cell table:style-name="Table9.A2" office:value-type="string">
            <text:p text:style-name="P60"><text:span text:style-name="T9">STRING</text:span></text:p>
          </table:table-cell>
          <table:table-cell table:style-name="Table9.B2" office:value-type="string">
            <text:p text:style-name="P62">Can be any string, multiline strings are not supported</text:p>
          </table:table-cell>
        </table:table-row>
        <table:table-row>
          <table:table-cell table:style-name="Table9.A2" office:value-type="string">
            <text:p text:style-name="P60"><text:span text:style-name="T9">VOID</text:span></text:p>
          </table:table-cell>
          <table:table-cell table:style-name="Table9.B2" office:value-type="string">
            <text:p text:style-name="P62">Can only be the return value for a function, cannot declare variables of type void</text:p>
          </table:table-cell>
        </table:table-row>
        <table:table-row>
          <table:table-cell table:style-name="Table9.A2" office:value-type="string">
            <text:p text:style-name="P60"><text:span text:style-name="T9">TUPLE</text:span></text:p>
          </table:table-cell>
          <table:table-cell table:style-name="Table9.B2" office:value-type="string">
            <text:p text:style-name="P62">Represents variables which are objects of a certain schema type</text:p>
          </table:table-cell>
        </table:table-row>
        <table:table-row>
          <table:table-cell table:style-name="Table9.A2" office:value-type="string">
            <text:p text:style-name="P60"><text:span text:style-name="T9">HTML</text:span></text:p>
          </table:table-cell>
          <table:table-cell table:style-name="Table9.B2" office:value-type="string">
            <text:p text:style-name="P62">Global html variables</text:p>
          </table:table-cell>
        </table:table-row>
        <table:table-row>
          <table:table-cell table:style-name="Table9.A8" office:value-type="string">
            <text:p text:style-name="P60"><text:span text:style-name="T9">SCHEMA</text:span></text:p>
          </table:table-cell>
          <table:table-cell table:style-name="Table9.B8" office:value-type="string">
            <text:p text:style-name="P62">Schema declaration</text:p>
          </table:table-cell>
        </table:table-row>
      </table:table>
      <text:p text:style-name="Table">Table <text:sequence text:ref-name="refTable8" text:name="Table" text:formula="ooow:Table+1" style:num-format="1">9</text:sequence>: WIG types</text:p>
      <text:h text:style-name="P32" text:outline-level="2"><text:bookmark-start text:name="__RefHeading__147_1210552333"/>4.2 Type Rules<text:bookmark-end text:name="__RefHeading__147_1210552333"/></text:h>
      <text:p text:style-name="P92">The following table describes the type rules I used to typecheck the input WIG file. I typecheck like 99% of all statements, the only things missing are the combine, keep and discard operations on tuples. I did typechecking on other uses of tuples, but didn't had enough time to implement it for these operations.</text:p>
      <text:p text:style-name="P93">If at any moment, the checks on the types fail, the type of the statement or the expression will be set to <text:span text:style-name="T18">UNDEFINED</text:span>.</text:p>
      <table:table table:name="Table10" table:style-name="Table10">
        <table:table-column table:style-name="Table10.A" table:number-columns-repeated="3"/>
        <table:table-row>
          <table:table-cell table:style-name="Table10.A1" office:value-type="string">
            <text:p text:style-name="P142">Statement or Expression</text:p>
          </table:table-cell>
          <table:table-cell table:style-name="Table10.A1" office:value-type="string">
            <text:p text:style-name="P142">Checks performed</text:p>
          </table:table-cell>
          <table:table-cell table:style-name="Table10.C1" office:value-type="string">
            <text:p text:style-name="P142">Type of the Statement or Expression IFF the checks are successful</text:p>
          </table:table-cell>
        </table:table-row>
        <table:table-row>
          <table:table-cell table:style-name="Table10.A2" office:value-type="string">
            <text:p text:style-name="P132">if ( exp ) { ... }</text:p>
          </table:table-cell>
          <table:table-cell table:style-name="Table10.A2" office:value-type="string">
            <text:p text:style-name="P131"><text:span text:style-name="T49">exp = BOOL</text:span></text:p>
          </table:table-cell>
          <table:table-cell table:style-name="Table10.C2" office:value-type="string">
            <text:p text:style-name="P132">VOID, cannot assign if statement to a variable</text:p>
          </table:table-cell>
        </table:table-row>
        <table:table-row>
          <table:table-cell table:style-name="Table10.A2" office:value-type="string">
            <text:p text:style-name="P132">while ( exp ) { ... }</text:p>
          </table:table-cell>
          <table:table-cell table:style-name="Table10.A2" office:value-type="string">
            <text:p text:style-name="P131"><text:span text:style-name="T49">exp = BOOL</text:span></text:p>
          </table:table-cell>
          <table:table-cell table:style-name="Table10.C2" office:value-type="string">
            <text:p text:style-name="P132">VOID, cannot assign while statement to a variable</text:p>
          </table:table-cell>
        </table:table-row>
        <table:table-row>
          <table:table-cell table:style-name="Table10.A2" office:value-type="string">
            <text:p text:style-name="P132">lvalue</text:p>
          </table:table-cell>
          <table:table-cell table:style-name="Table10.A2" office:value-type="string">
            <text:p text:style-name="P132"/>
          </table:table-cell>
          <table:table-cell table:style-name="Table10.C2" office:value-type="string">
            <text:p text:style-name="P132">- if lvalue corresponds to a variable, RETURN that variable's type</text:p>
            <text:p text:style-name="P132">- if <text:span text:style-name="T50">lvalue is </text:span>a tuple <text:span text:style-name="T50">field</text:span>, find the corresponding schema and the type of the corresponding field, RETURN that type</text:p>
          </table:table-cell>
        </table:table-row>
        <text:soft-page-break/>
        <table:table-row>
          <table:table-cell table:style-name="Table10.A2" office:value-type="string">
            <text:p text:style-name="P133">lvalue = exp</text:p>
          </table:table-cell>
          <table:table-cell table:style-name="Table10.A2" office:value-type="string">
            <text:p text:style-name="P133">lvalue's type = exp's type</text:p>
          </table:table-cell>
          <table:table-cell table:style-name="Table10.C2" office:value-type="string">
            <text:p text:style-name="P134">lvalue's type</text:p>
          </table:table-cell>
        </table:table-row>
        <table:table-row>
          <table:table-cell table:style-name="Table10.A2" office:value-type="string">
            <text:p text:style-name="P134">exp1 == exp2</text:p>
            <text:p text:style-name="P134">exp1 != exp2</text:p>
          </table:table-cell>
          <table:table-cell table:style-name="Table10.A2" office:value-type="string">
            <text:p text:style-name="P134">exp1's type = exp2's type</text:p>
          </table:table-cell>
          <table:table-cell table:style-name="Table10.C2" office:value-type="string">
            <text:p text:style-name="P134">BOOL</text:p>
          </table:table-cell>
        </table:table-row>
        <table:table-row>
          <table:table-cell table:style-name="Table10.A2" office:value-type="string">
            <text:p text:style-name="P134">exp1 &lt; exp2</text:p>
            <text:p text:style-name="P134">exp1 &lt;= exp2</text:p>
            <text:p text:style-name="P134">exp1 &gt; exp2</text:p>
            <text:p text:style-name="P134">exp1 &gt;= exp2</text:p>
          </table:table-cell>
          <table:table-cell table:style-name="Table10.A2" office:value-type="string">
            <text:p text:style-name="P134">exp1's type = INT</text:p>
            <text:p text:style-name="P134">AND<text:line-break/>exp2's type = INT</text:p>
          </table:table-cell>
          <table:table-cell table:style-name="Table10.C2" office:value-type="string">
            <text:p text:style-name="P134">BOOL</text:p>
          </table:table-cell>
        </table:table-row>
        <table:table-row>
          <table:table-cell table:style-name="Table10.A2" office:value-type="string">
            <text:p text:style-name="P134">exp1 + exp2</text:p>
          </table:table-cell>
          <table:table-cell table:style-name="Table10.A2" office:value-type="string">
            <text:p text:style-name="P134">exp1's type = exp2's type</text:p>
            <text:p text:style-name="P134">AND</text:p>
            <text:p text:style-name="P134">exp1's type = INT OR STRING</text:p>
          </table:table-cell>
          <table:table-cell table:style-name="Table10.C2" office:value-type="string">
            <text:p text:style-name="P134">exp1's type</text:p>
          </table:table-cell>
        </table:table-row>
        <table:table-row>
          <table:table-cell table:style-name="Table10.A2" office:value-type="string">
            <text:p text:style-name="P135">exp1 – exp2</text:p>
            <text:p text:style-name="P135">exp1 * exp2</text:p>
            <text:p text:style-name="P135">exp1 / exp2</text:p>
            <text:p text:style-name="P135">exp1 % exp2</text:p>
          </table:table-cell>
          <table:table-cell table:style-name="Table10.A2" office:value-type="string">
            <text:p text:style-name="P135">exp1's type = INT<text:line-break/>AND</text:p>
            <text:p text:style-name="P135">exp2's type = INT</text:p>
          </table:table-cell>
          <table:table-cell table:style-name="Table10.C2" office:value-type="string">
            <text:p text:style-name="P136">INT</text:p>
          </table:table-cell>
        </table:table-row>
        <table:table-row>
          <table:table-cell table:style-name="Table10.A2" office:value-type="string">
            <text:p text:style-name="P137">exp1 &amp;&amp; exp2</text:p>
            <text:p text:style-name="P137">exp1 || exp2</text:p>
          </table:table-cell>
          <table:table-cell table:style-name="Table10.A2" office:value-type="string">
            <text:p text:style-name="P137">exp1's type = BOOL</text:p>
            <text:p text:style-name="P137">AND</text:p>
            <text:p text:style-name="P137">exp2' type = BOOL</text:p>
          </table:table-cell>
          <table:table-cell table:style-name="Table10.C2" office:value-type="string">
            <text:p text:style-name="P137">BOOL</text:p>
          </table:table-cell>
        </table:table-row>
        <table:table-row>
          <table:table-cell table:style-name="Table10.A2" office:value-type="string">
            <text:p text:style-name="P137">function(arg1, arg2, ..., argn)</text:p>
          </table:table-cell>
          <table:table-cell table:style-name="Table10.A2" office:value-type="string">
            <text:p text:style-name="P137">all the args have the same type as expected for the function input</text:p>
          </table:table-cell>
          <table:table-cell table:style-name="Table10.C2" office:value-type="string">
            <text:p text:style-name="P137">Function's return type</text:p>
          </table:table-cell>
        </table:table-row>
        <table:table-row>
          <table:table-cell table:style-name="Table10.A2" office:value-type="string">
            <text:p text:style-name="P137">show doc receive;</text:p>
            <text:p text:style-name="P137">exit doc;</text:p>
          </table:table-cell>
          <table:table-cell table:style-name="Table10.A2" office:value-type="string">
            <text:p text:style-name="P137">doc's type = HTML</text:p>
            <text:p text:style-name="P137"/>
            <text:p text:style-name="P137">AND</text:p>
            <text:p text:style-name="P137"/>
            <text:p text:style-name="P137">none of the plugs have an undefined type (which can happen if we had 2+true)</text:p>
            <text:p text:style-name="P137"/>
            <text:p text:style-name="P137">AND</text:p>
            <text:p text:style-name="P137"/>
            <text:p text:style-name="P137">receive identifiers exist</text:p>
          </table:table-cell>
          <table:table-cell table:style-name="Table10.C2" office:value-type="string">
            <text:p text:style-name="P137">VOID</text:p>
          </table:table-cell>
        </table:table-row>
        <table:table-row>
          <table:table-cell table:style-name="Table10.A2" office:value-type="string">
            <text:p text:style-name="P137">function declaration</text:p>
          </table:table-cell>
          <table:table-cell table:style-name="Table10.A2" office:value-type="string">
            <text:p text:style-name="P137">If function's return type isn't void, CHECK that the last statement is a return which has the same type as the function's return type</text:p>
          </table:table-cell>
          <table:table-cell table:style-name="Table10.C2" office:value-type="string">
            <text:p text:style-name="P138">Function's return type</text:p>
          </table:table-cell>
        </table:table-row>
        <table:table-row>
          <table:table-cell table:style-name="Table10.A2" office:value-type="string">
            <text:p text:style-name="P138">!exp (logic negate operation)</text:p>
          </table:table-cell>
          <table:table-cell table:style-name="Table10.A2" office:value-type="string">
            <text:p text:style-name="P138">exp's type = BOOL</text:p>
          </table:table-cell>
          <table:table-cell table:style-name="Table10.C2" office:value-type="string">
            <text:p text:style-name="P138">BOOL</text:p>
          </table:table-cell>
        </table:table-row>
        <table:table-row>
          <table:table-cell table:style-name="Table10.A2" office:value-type="string">
            <text:p text:style-name="P138">-exp (unary minus)</text:p>
          </table:table-cell>
          <table:table-cell table:style-name="Table10.A2" office:value-type="string">
            <text:p text:style-name="P139">exp's type = INT</text:p>
          </table:table-cell>
          <table:table-cell table:style-name="Table10.C2" office:value-type="string">
            <text:p text:style-name="P139">INT</text:p>
          </table:table-cell>
        </table:table-row>
        <table:table-row>
          <table:table-cell table:style-name="Table10.A2" office:value-type="string">
            <text:p text:style-name="P139">anything related to tuples</text:p>
          </table:table-cell>
          <table:table-cell table:style-name="Table10.A2" office:value-type="string">
            <text:p text:style-name="P139">CHECK that the corresponding field has the same type as in the schema definition</text:p>
          </table:table-cell>
          <table:table-cell table:style-name="Table10.C2" office:value-type="string">
            <text:p text:style-name="P139">TUPLE</text:p>
          </table:table-cell>
        </table:table-row>
        <table:table-row>
          <table:table-cell table:style-name="Table10.A2" office:value-type="string">
            <text:p text:style-name="P139">Any integer</text:p>
          </table:table-cell>
          <table:table-cell table:style-name="Table10.A2" office:value-type="string">
            <text:p text:style-name="P139"/>
          </table:table-cell>
          <table:table-cell table:style-name="Table10.C2" office:value-type="string">
            <text:p text:style-name="P139">INT</text:p>
          </table:table-cell>
        </table:table-row>
        <table:table-row>
          <table:table-cell table:style-name="Table10.A2" office:value-type="string">
            <text:p text:style-name="P139">true</text:p>
          </table:table-cell>
          <table:table-cell table:style-name="Table10.A2" office:value-type="string">
            <text:p text:style-name="P139"/>
          </table:table-cell>
          <table:table-cell table:style-name="Table10.C2" office:value-type="string">
            <text:p text:style-name="P139">BOOL</text:p>
          </table:table-cell>
        </table:table-row>
        <table:table-row>
          <table:table-cell table:style-name="Table10.A2" office:value-type="string">
            <text:p text:style-name="P139">false</text:p>
          </table:table-cell>
          <table:table-cell table:style-name="Table10.A2" office:value-type="string">
            <text:p text:style-name="P139"/>
          </table:table-cell>
          <table:table-cell table:style-name="Table10.C2" office:value-type="string">
            <text:p text:style-name="P139">BOOL</text:p>
          </table:table-cell>
        </table:table-row>
        <text:soft-page-break/>
        <table:table-row>
          <table:table-cell table:style-name="Table10.A2" office:value-type="string">
            <text:p text:style-name="P139">Any string</text:p>
          </table:table-cell>
          <table:table-cell table:style-name="Table10.A2" office:value-type="string">
            <text:p text:style-name="P139"/>
          </table:table-cell>
          <table:table-cell table:style-name="Table10.C2" office:value-type="string">
            <text:p text:style-name="P139">STRING</text:p>
          </table:table-cell>
        </table:table-row>
      </table:table>
      <text:p text:style-name="P127">Table <text:sequence text:ref-name="refTable9" text:name="Table" text:formula="ooow:Table+1" style:num-format="1">10</text:sequence>: <text:span text:style-name="T51">Type rules</text:span></text:p>
      <text:h text:style-name="P32" text:outline-level="2"><text:bookmark-start text:name="__RefHeading__149_1210552333"/>4.3 Algorithm<text:bookmark-end text:name="__RefHeading__149_1210552333"/></text:h>
      <text:p text:style-name="P94">The typechecking is implemented in the visitor class named <text:span text:style-name="T18">TypeChecker</text:span>. It uses global variables to keep track of the symbol table and expression type <text:span text:style-name="T54">of the last seen expression</text:span>. Whenever a new <text:span text:style-name="T18">CompoundStm</text:span> is encountered, the symbol table is updated to reflect the change. <text:span text:style-name="T53">Then it's just a question of applying the rules described above.</text:span></text:p>
      <text:p text:style-name="P95"><text:span text:style-name="T53">A</text:span>t each step, the visitor is run on the children AST nodes which will update the last seen expression's type and we can then check these types and if the checks pass, we can update the last seen expression's type. <text:span text:style-name="T55">If at anytime the checks fail, we can set the last seen expression's type to UNDEFINED.</text:span></text:p>
      <text:p text:style-name="P96">The following is an example of how the typechecking works:</text:p>
      <table:table table:name="Table11" table:style-name="Table11">
        <table:table-column table:style-name="Table11.A"/>
        <table:table-row>
          <table:table-cell table:style-name="Table11.A1" office:value-type="string">
            <text:p text:style-name="P143">Typecheck the following:</text:p>
            <text:p text:style-name="P140">int a;</text:p>
            <text:p text:style-name="P140">a = 2 + 2;</text:p>
          </table:table-cell>
        </table:table-row>
        <table:table-row>
          <table:table-cell table:style-name="Table11.A2" office:value-type="string">
            <text:p text:style-name="P143">1<text:span text:style-name="T56">st</text:span> step:</text:p>
            <text:p text:style-name="P145">Update symbol table to have: a, symbol_identifier: variable, type: int (this happens when we reach a CompoundStm)</text:p>
          </table:table-cell>
        </table:table-row>
        <table:table-row>
          <table:table-cell table:style-name="Table11.A2" office:value-type="string">
            <text:p text:style-name="P143">2<text:span text:style-name="T56">nd</text:span> step:</text:p>
            <text:p text:style-name="P143">Typecheck:</text:p>
            <text:p text:style-name="P145">a = 2 + 2;</text:p>
          </table:table-cell>
        </table:table-row>
        <table:table-row>
          <table:table-cell table:style-name="Table11.A2" office:value-type="string">
            <text:p text:style-name="P143">3<text:span text:style-name="T56">rd</text:span> step:</text:p>
            <text:p text:style-name="P143">Typecheck:</text:p>
            <text:p text:style-name="P145">2 + 2;</text:p>
            <text:p text:style-name="P145">First run typecheck on the left expression, once it finishes running, check that the last expression's type is INT.</text:p>
            <text:p text:style-name="P145">Than run typecheck on the right expression, once it finishes running, check that the last expression's type is INT.</text:p>
            <text:p text:style-name="P145">Update last expression's type to INT.</text:p>
          </table:table-cell>
        </table:table-row>
        <table:table-row>
          <table:table-cell table:style-name="Table11.A5" office:value-type="string">
            <text:p text:style-name="P143">4<text:span text:style-name="T56">th</text:span> step (continuation of 2<text:span text:style-name="T56">nd</text:span> step):</text:p>
            <text:p text:style-name="P145">a = 2 + 2;</text:p>
            <text:p text:style-name="P145">First run typecheck on the left hand side, once it finishes running, store the last expression's type in a temporary variable.</text:p>
            <text:p text:style-name="P145">Then run typecheck on the right hand side, once it finishes running, check that the type in the temporary variable is the same as the type of the last expression.</text:p>
            <text:p text:style-name="P145">Update last expression's type to be INT.</text:p>
          </table:table-cell>
        </table:table-row>
      </table:table>
      <text:p text:style-name="Table">Table <text:sequence text:ref-name="refTable10" text:name="Table" text:formula="ooow:Table+1" style:num-format="1">11</text:sequence>: Typechecking example</text:p>
      <text:p text:style-name="P96"/>
      <text:h text:style-name="P32" text:outline-level="2"/>
      <text:h text:style-name="P34" text:outline-level="2"><text:bookmark-start text:name="__RefHeading__151_1210552333"/>4.4 Testing<text:bookmark-end text:name="__RefHeading__151_1210552333"/></text:h>
      <text:p text:style-name="P119">I tested this phase using 2 methods. The first one is a manual method where I print all the types for the expressions next to them and than manually check that they correspond to the required types. For example:</text:p>
      <table:table table:name="Table12" table:style-name="Table12">
        <table:table-column table:style-name="Table12.A" table:number-columns-repeated="2"/>
        <table:table-row>
          <table:table-cell table:style-name="Table12.A1" office:value-type="string">
            <text:p text:style-name="P159">Input</text:p>
          </table:table-cell>
          <table:table-cell table:style-name="Table12.B1" office:value-type="string">
            <text:p text:style-name="P159">Output</text:p>
          </table:table-cell>
        </table:table-row>
        <table:table-row>
          <table:table-cell table:style-name="Table12.A2" office:value-type="string">
            <text:p text:style-name="P160">if(2 == (a+b)){...}</text:p>
          </table:table-cell>
          <table:table-cell table:style-name="Table12.B2" office:value-type="string">
            <text:p text:style-name="P160">If(<text:span text:style-name="T62">(</text:span>2/*int*/ == (a/*int*/+b/*int*/)<text:span text:style-name="T62">)</text:span>/*bool*/){...}</text:p>
          </table:table-cell>
        </table:table-row>
      </table:table>
      <text:p text:style-name="Table">Table <text:sequence text:ref-name="refTable11" text:name="Table" text:formula="ooow:Table+1" style:num-format="1">12</text:sequence>: Manual test example</text:p>
      <text:p text:style-name="P120">The problem with that approach is it's really time consuming and it's difficult to do regression testing.</text:p>
      <text:p text:style-name="P120">As I described in the previous part, I developed a python script which basically checks that appropriate errors are thrown from scripts which have problems. Metadatas are placed just before the beginning of the source code and that scripts check that they are all equal <text:span text:style-name="T59">(their order isn't important, but the number of times they appear is because an error can happen multiple times in different places and the number of times it appears must be the same for both)</text:span>, for example:</text:p>
      <table:table table:name="Table13" table:style-name="Table13">
        <table:table-column table:style-name="Table13.A"/>
        <table:table-column table:style-name="Table13.B"/>
        <table:table-row>
          <table:table-cell table:style-name="Table13.A1" office:value-type="string">
            <text:p text:style-name="P160">Input file with metadata</text:p>
          </table:table-cell>
          <table:table-cell table:style-name="Table13.B1" office:value-type="string">
            <text:p text:style-name="P160">Output file with metadata</text:p>
          </table:table-cell>
        </table:table-row>
        <table:table-row>
          <table:table-cell table:style-name="Table13.A2" office:value-type="string">
            <text:p text:style-name="P161">/* <text:span text:style-name="T58">Expected errors:</text:span></text:p>
            <text:p text:style-name="P162">TYPES_DONT_MATCH(available = 2)</text:p>
            <text:p text:style-name="P161">TYPES_DONT_MATCH(name = true)</text:p>
            <text:p text:style-name="P161">TYPES_DONT_MATCH(price = "a")</text:p>
            <text:p text:style-name="P161">SCHEMA_DONT_HAVE_FIELD(aaaa = "maybe")</text:p>
            <text:p text:style-name="P162">SCHEMA_DONT_HAVE_FIELD(inexistent = false)</text:p>
            <text:p text:style-name="P161">*/</text:p>
            <text:p text:style-name="P161">service {</text:p>
            <text:p text:style-name="P161"><text:s text:c="2"/>const html a = &lt;html&gt;&lt;/html&gt;;</text:p>
            <text:p text:style-name="P161"><text:s text:c="2"/>schema Item {</text:p>
            <text:p text:style-name="P161"><text:s text:c="4"/>string name;</text:p>
            <text:p text:style-name="P161"><text:s text:c="4"/>int price;</text:p>
            <text:p text:style-name="P161"><text:s text:c="4"/>bool available;</text:p>
            <text:p text:style-name="P161"><text:s text:c="2"/>}</text:p>
            <text:p text:style-name="P161"><text:s text:c="2"/>session d () {</text:p>
            <text:p text:style-name="P161"><text:s text:c="4"/>tuple Item mi1;</text:p>
            <text:p text:style-name="P161"><text:s text:c="4"/>tuple Item mi2;</text:p>
            <text:p text:style-name="P161"><text:s text:c="4"/>tuple Item mi3;</text:p>
            <text:p text:style-name="P161"><text:s text:c="4"/>mi1 = tuple { name = "a",</text:p>
            <text:p text:style-name="P161"><text:s text:c="6"/>price = 3,</text:p>
            <text:p text:style-name="P161"><text:s text:c="6"/>available = true,</text:p>
            <text:p text:style-name="P161"><text:s text:c="6"/>inexistent = false};</text:p>
            <text:p text:style-name="P161"><text:s text:c="4"/>mi2 = tuple { name = true,</text:p>
            <text:p text:style-name="P161"><text:s text:c="6"/>price = "a",</text:p>
            <text:p text:style-name="P161"><text:s text:c="6"/>available = 2,</text:p>
            <text:p text:style-name="P161"><text:s text:c="6"/>aaaa = "maybe"};</text:p>
            <text:p text:style-name="P161"><text:s text:c="4"/>mi3 = mi1;</text:p>
            <text:p text:style-name="P161"><text:s text:c="4"/>mi3 = tuple { name = "a",</text:p>
            <text:p text:style-name="P161"><text:soft-page-break/><text:s text:c="6"/>price = 1,</text:p>
            <text:p text:style-name="P161"><text:s text:c="6"/>available = true};</text:p>
            <text:p text:style-name="P161"><text:s text:c="4"/>exit a;</text:p>
            <text:p text:style-name="P161"><text:s text:c="2"/>}</text:p>
            <text:p text:style-name="P161">}</text:p>
          </table:table-cell>
          <table:table-cell table:style-name="Table13.B2" office:value-type="string">
            <text:p text:style-name="P161">/* <text:span text:style-name="T58">Produced errors:</text:span></text:p>
            <text:p text:style-name="P161">SCHEMA_DONT_HAVE_FIELD(inexistent = false)</text:p>
            <text:p text:style-name="P161">TYPES_DONT_MATCH(name = true)</text:p>
            <text:p text:style-name="P161">TYPES_DONT_MATCH(price = "a")</text:p>
            <text:p text:style-name="P161">TYPES_DONT_MATCH(available = 2)</text:p>
            <text:p text:style-name="P161">SCHEMA_DONT_HAVE_FIELD(aaaa = "maybe")</text:p>
            <text:p text:style-name="P161">*/</text:p>
            <text:p text:style-name="P161"/>
            <text:p text:style-name="P161">[... same code as on the left side ...]</text:p>
          </table:table-cell>
        </table:table-row>
      </table:table>
      <text:p text:style-name="P130">Table <text:sequence text:ref-name="refTable12" text:name="Table" text:formula="ooow:Table+1" style:num-format="1">13</text:sequence>: <text:span text:style-name="T60">Example of testing script</text:span></text:p>
      <text:p text:style-name="P121">The typechecking phase can throw the following errors:</text:p>
      <table:table table:name="Table14" table:style-name="Table14">
        <table:table-column table:style-name="Table14.A" table:number-columns-repeated="2"/>
        <table:table-row>
          <table:table-cell table:style-name="Table14.A1" office:value-type="string">
            <text:p text:style-name="P165">Error code</text:p>
          </table:table-cell>
          <table:table-cell table:style-name="Table14.B1" office:value-type="string">
            <text:p text:style-name="P166">Example of code that would throw the error</text:p>
          </table:table-cell>
        </table:table-row>
        <table:table-row>
          <table:table-cell table:style-name="Table14.A2" office:value-type="string">
            <text:p text:style-name="P71"><text:span text:style-name="T9">SHOULD_BE_BOOL</text:span></text:p>
          </table:table-cell>
          <table:table-cell table:style-name="Table14.B2" office:value-type="string">
            <text:p text:style-name="P166">if(2){}<text:line-break/>OR</text:p>
            <text:p text:style-name="P166">bool b;</text:p>
            <text:p text:style-name="P166">b = “true”;</text:p>
          </table:table-cell>
        </table:table-row>
        <table:table-row>
          <table:table-cell table:style-name="Table14.A2" office:value-type="string">
            <text:p text:style-name="P71"><text:span text:style-name="T9">TYPES_DONT_MATCH</text:span></text:p>
          </table:table-cell>
          <table:table-cell table:style-name="Table14.B2" office:value-type="string">
            <text:p text:style-name="P166">int a;</text:p>
            <text:p text:style-name="P166">a = true;</text:p>
          </table:table-cell>
        </table:table-row>
        <table:table-row>
          <table:table-cell table:style-name="Table14.A2" office:value-type="string">
            <text:p text:style-name="P71"><text:span text:style-name="T9">CAN_COMPARE_INTEGERS_ONLY</text:span></text:p>
          </table:table-cell>
          <table:table-cell table:style-name="Table14.B2" office:value-type="string">
            <text:p text:style-name="Table_20_Contents">“<text:span text:style-name="T63">a” &lt; “b”</text:span></text:p>
            <text:p text:style-name="P166">true &gt;= false</text:p>
          </table:table-cell>
        </table:table-row>
        <table:table-row>
          <table:table-cell table:style-name="Table14.A2" office:value-type="string">
            <text:p text:style-name="P71"><text:span text:style-name="T9">OP_INT_ONLY</text:span></text:p>
          </table:table-cell>
          <table:table-cell table:style-name="Table14.B2" office:value-type="string">
            <text:p text:style-name="Table_20_Contents">“<text:span text:style-name="T63">test” - “st”</text:span></text:p>
            <text:p text:style-name="P166">true / false</text:p>
            <text:p text:style-name="P166">“maybe” % false</text:p>
          </table:table-cell>
        </table:table-row>
        <table:table-row>
          <table:table-cell table:style-name="Table14.A2" office:value-type="string">
            <text:p text:style-name="P71"><text:span text:style-name="T9">OP_INT_OR_STR_ONLY</text:span></text:p>
          </table:table-cell>
          <table:table-cell table:style-name="Table14.B2" office:value-type="string">
            <text:p text:style-name="P166">true + false</text:p>
          </table:table-cell>
        </table:table-row>
        <table:table-row>
          <table:table-cell table:style-name="Table14.A2" office:value-type="string">
            <text:p text:style-name="P71"><text:span text:style-name="T9">OP_BOOL_ONLY</text:span></text:p>
          </table:table-cell>
          <table:table-cell table:style-name="Table14.B2" office:value-type="string">
            <text:p text:style-name="Table_20_Contents">!<text:span text:style-name="T63">2</text:span></text:p>
            <text:p text:style-name="P166">“not bool” &amp;&amp; true</text:p>
          </table:table-cell>
        </table:table-row>
        <table:table-row>
          <table:table-cell table:style-name="Table14.A2" office:value-type="string">
            <text:p text:style-name="P71"><text:span text:style-name="T9">NOT_A_FUNCTION</text:span></text:p>
          </table:table-cell>
          <table:table-cell table:style-name="Table14.B2" office:value-type="string">
            <text:p text:style-name="P166">inexist<text:span text:style-name="T64">ent</text:span>_function(“cool”);</text:p>
          </table:table-cell>
        </table:table-row>
        <table:table-row>
          <table:table-cell table:style-name="Table14.A2" office:value-type="string">
            <text:p text:style-name="P71"><text:span text:style-name="T9">NOT_SAME_NUMBER_PARAMETERS</text:span></text:p>
          </table:table-cell>
          <table:table-cell table:style-name="Table14.B2" office:value-type="string">
            <text:p text:style-name="P166">int power(int a, int b){...}</text:p>
            <text:p text:style-name="P166">[...]<text:line-break/>power(2);</text:p>
          </table:table-cell>
        </table:table-row>
        <table:table-row>
          <table:table-cell table:style-name="Table14.A2" office:value-type="string">
            <text:p text:style-name="P71"><text:span text:style-name="T9">ARGUMENT_TYPE_DONT_MATCH</text:span></text:p>
          </table:table-cell>
          <table:table-cell table:style-name="Table14.B2" office:value-type="string">
            <text:p text:style-name="P166">int power(int a, int b){...}</text:p>
            <text:p text:style-name="P166">[...]</text:p>
            <text:p text:style-name="P166">power(true, “a”);</text:p>
          </table:table-cell>
        </table:table-row>
        <table:table-row>
          <table:table-cell table:style-name="Table14.A2" office:value-type="string">
            <text:p text:style-name="P71"><text:span text:style-name="T9">HTML_DOESNT_EXIST</text:span></text:p>
          </table:table-cell>
          <table:table-cell table:style-name="Table14.B2" office:value-type="string">
            <text:p text:style-name="P167">show inexistent_html;</text:p>
          </table:table-cell>
        </table:table-row>
        <table:table-row>
          <table:table-cell table:style-name="Table14.A2" office:value-type="string">
            <text:p text:style-name="P71"><text:span text:style-name="T9">SHOULD_BE_HTML</text:span></text:p>
          </table:table-cell>
          <table:table-cell table:style-name="Table14.B2" office:value-type="string">
            <text:p text:style-name="P168">int a;</text:p>
            <text:p text:style-name="P168">show a;</text:p>
          </table:table-cell>
        </table:table-row>
        <table:table-row>
          <table:table-cell table:style-name="Table14.A2" office:value-type="string">
            <text:p text:style-name="P71"><text:span text:style-name="T9">FUNCTION_RETURN_TYPE_DONT_MATC</text:span><text:span text:style-name="T48">H</text:span></text:p>
          </table:table-cell>
          <table:table-cell table:style-name="Table14.B2" office:value-type="string">
            <text:p text:style-name="P168">int cool(){return true;}</text:p>
          </table:table-cell>
        </table:table-row>
        <table:table-row>
          <table:table-cell table:style-name="Table14.A2" office:value-type="string">
            <text:p text:style-name="P71"><text:span text:style-name="T9">PLUG_TYPE_UNDEFINED</text:span></text:p>
          </table:table-cell>
          <table:table-cell table:style-name="Table14.B2" office:value-type="string">
            <text:p text:style-name="P168">show plug a[text=”a”+3];</text:p>
          </table:table-cell>
        </table:table-row>
        <table:table-row>
          <table:table-cell table:style-name="Table14.A2" office:value-type="string">
            <text:p text:style-name="P71"><text:span text:style-name="T9">SCHEMA_NOT_DEFINED</text:span></text:p>
          </table:table-cell>
          <table:table-cell table:style-name="Table14.B2" office:value-type="string">
            <text:p text:style-name="P168">tuple inexistentSchema s1;</text:p>
          </table:table-cell>
        </table:table-row>
        <table:table-row>
          <table:table-cell table:style-name="Table14.A2" office:value-type="string">
            <text:p text:style-name="P71"><text:span text:style-name="T9">SCHEMA_DONT_HAVE_FIELD</text:span></text:p>
          </table:table-cell>
          <table:table-cell table:style-name="Table14.B2" office:value-type="string">
            <text:p text:style-name="P168">tuple Item i1;</text:p>
            <text:p text:style-name="P168">i1.inexistent_field = 3;</text:p>
          </table:table-cell>
        </table:table-row>
      </table:table>
      <text:p text:style-name="P121"/>
      <text:h text:style-name="P33" text:outline-level="1"><text:bookmark-start text:name="__RefHeading__153_1210552333"/>5 Resource Computation<text:bookmark-end text:name="__RefHeading__153_1210552333"/></text:h>
      <text:h text:style-name="P32" text:outline-level="2"><text:bookmark-start text:name="__RefHeading__155_1210552333"/>5.1 Resources<text:bookmark-end text:name="__RefHeading__155_1210552333"/></text:h>
      <text:p text:style-name="P97">Since <text:span text:style-name="T65">the target language for code generation is Python which is dynamic by nature, I didn't really need to compute any resources in advance.</text:span></text:p>
      <text:h text:style-name="P32" text:outline-level="2"><text:bookmark-start text:name="__RefHeading__157_1210552333"/>5.2 Algorithm<text:bookmark-end text:name="__RefHeading__157_1210552333"/></text:h>
      <text:h text:style-name="P32" text:outline-level="2"><text:bookmark-start text:name="__RefHeading__159_1210552333"/>5.3 Testing<text:bookmark-end text:name="__RefHeading__159_1210552333"/></text:h>
      <text:p text:style-name="Text_20_body"/>
      <text:h text:style-name="P33" text:outline-level="1"><text:bookmark-start text:name="__RefHeading__161_1210552333"/>6 Code Generation<text:bookmark-end text:name="__RefHeading__161_1210552333"/></text:h>
      <text:h text:style-name="P32" text:outline-level="2"><text:bookmark-start text:name="__RefHeading__163_1210552333"/>6.1 Strategy<text:bookmark-end text:name="__RefHeading__163_1210552333"/></text:h>
      <text:p text:style-name="P102">The overall strategy for generating code for the service involves finding equivalents in Python for the WIG constructs. The following table gives an overview:</text:p>
      <table:table table:name="Table15" table:style-name="Table15">
        <table:table-column table:style-name="Table15.A"/>
        <table:table-column table:style-name="Table15.B"/>
        <table:table-row>
          <table:table-cell table:style-name="Table15.A1" office:value-type="string">
            <text:p text:style-name="P144">WIG construct</text:p>
          </table:table-cell>
          <table:table-cell table:style-name="Table15.B1" office:value-type="string">
            <text:p text:style-name="P144">Python equivalent</text:p>
          </table:table-cell>
        </table:table-row>
        <table:table-row>
          <table:table-cell table:style-name="Table15.A2" office:value-type="string">
            <text:p text:style-name="P146">Html variables</text:p>
          </table:table-cell>
          <table:table-cell table:style-name="Table15.B2" office:value-type="string">
            <text:p text:style-name="P146">Functions which take a dictionary representing the local variables. Inside the function, the template is represented using python's multiline string. In original wig templates, gaps are represented with "&lt;[...]&gt;", I replaced them with "{...}", so then I can just use ".format(**variableDictionaryFromInput)" to plug the variables where appropriate.</text:p>
            <text:p text:style-name="P146"/>
            <text:p text:style-name="P146">A layout function which adds the extra html and form tags around the page's content.</text:p>
          </table:table-cell>
        </table:table-row>
        <table:table-row>
          <table:table-cell table:style-name="Table15.A2" office:value-type="string">
            <text:p text:style-name="P150">Variables</text:p>
          </table:table-cell>
          <table:table-cell table:style-name="Table15.B2" office:value-type="string">
            <text:p text:style-name="P150">Variables are represented in a global dictionary named __vars. Every variable is associated a unique identifier.</text:p>
          </table:table-cell>
        </table:table-row>
        <table:table-row>
          <table:table-cell table:style-name="Table15.A2" office:value-type="string">
            <text:p text:style-name="P151">Global variables</text:p>
          </table:table-cell>
          <table:table-cell table:style-name="Table15.B2" office:value-type="string">
            <text:p text:style-name="P152">Global variables use the same idea as variables, the only addition is that there's a global list in Python indicating which elements of __vars are global variables. It's used to serialize and deserialize them separately from the session variables.</text:p>
          </table:table-cell>
        </table:table-row>
        <table:table-row>
          <table:table-cell table:style-name="Table15.A2" office:value-type="string">
            <text:p text:style-name="P146">Schemas/tuples</text:p>
          </table:table-cell>
          <table:table-cell table:style-name="Table15.B2" office:value-type="string">
            <text:p text:style-name="P146">Python's class represents WIG's schema. In order to use same kind of syntax to initialize the tuple, I added a constructor which takes a dictionary and fills the respective object values.</text:p>
            <text:p text:style-name="P146"/>
            <text:p text:style-name="P147">Tuple operations are implemented as object methods in the class.</text:p>
          </table:table-cell>
        </table:table-row>
        <table:table-row>
          <table:table-cell table:style-name="Table15.A2" office:value-type="string">
            <text:p text:style-name="P148">Functions</text:p>
          </table:table-cell>
          <table:table-cell table:style-name="Table15.B2" office:value-type="string">
            <text:p text:style-name="P149">Functions use the same algorithm as the sessions (described below) to separate the logic inside them into different labels. The only difference between the sessions and the functions is that a function can be recursive. Since it can also have show/exit statements inside, I decided to simulate a call stack. </text:p>
            <text:p text:style-name="P149"/>
            <text:p text:style-name="P149">Whenever a function is called, it will create a new element on top of the simulated call stack, it will also copy all the local variables in order to be able to restore them when the function call returns. If we reach a position in the function where there is a show/exit statement, we will suspend and save the call stack to the same file as the session variables. On the subsequent requests, we will check if the call stack isn't empty, we will simulate it until it's not empty and then continue running the session's code from where it was left.</text:p>
          </table:table-cell>
        </table:table-row>
        <table:table-row>
          <table:table-cell table:style-name="Table15.A2" office:value-type="string">
            <text:p text:style-name="P153">Sessions</text:p>
          </table:table-cell>
          <table:table-cell table:style-name="Table15.B2" office:value-type="string">
            <text:p text:style-name="P153">This part is probably the most complicated, because there can be show/exit statements anywhere and then we will have to return the html client and when we receive a response back, we will have to figure out where we were and decide what's the next step we should take.</text:p>
            <text:p text:style-name="P153"/>
            <text:p text:style-name="P153">I divided the logic inside a session into chunks. Each of these chunks is implemented as a function. When executed, they can output html or branch into other logic function. The logic functions are numbered starting from 1.</text:p>
            <text:p text:style-name="P156"><text:soft-page-break/>Logic divisions are required because of if and while statements, because these statements would change the “Program Counter” and there are no goto or labels in Python, so they need to be functions.</text:p>
            <text:p text:style-name="P156"/>
            <text:p text:style-name="P154">There are extra global variables which keep track of the state. When the user makes the request for the first time, there's no session id parameter in his request, so the first logic chunk is called. At the same time, a session file for the user is initialized. When we reach a point where we have to return an html to the client, we will just save user's session into it's file and we will also save the number of the next logic function to call.</text:p>
            <text:p text:style-name="P154"/>
            <text:p text:style-name="P155">When the user receives the html, it will include the session id which will be sen<text:span text:style-name="T66">t</text:span> on subsequent requests. When we receive a request with a session id, we will load the needed information from the appropriate file and call the corresponding logic function by using the number for the next logic call.</text:p>
            <text:p text:style-name="P155"/>
            <text:p text:style-name="P157">Loading and saving the session file is done using Python's pickle library which serializes and deserializes Python objects.</text:p>
          </table:table-cell>
        </table:table-row>
      </table:table>
      <text:p text:style-name="P102"/>
      <text:h text:style-name="P32" text:outline-level="2"><text:bookmark-start text:name="__RefHeading__165_1210552333"/>6.2 Code Templates<text:bookmark-end text:name="__RefHeading__165_1210552333"/></text:h>
      <text:p text:style-name="P103">The code templates can be found in <text:span text:style-name="T18">src/codegen/template.h</text:span> file. <text:span text:style-name="T68">They are basically functions which take as input a string or a list of strings and they return a string representing the generated code.</text:span> <text:span text:style-name="T67">Since python is sensitive to whitespace, I have helper functions which help with indentation. </text:span></text:p>
      <text:p text:style-name="P103"><text:span text:style-name="T67">Most of the code template functions are self explanatory. They use </text:span><text:span text:style-name="T45">stringstream</text:span><text:span text:style-name="T67"> in the implementation to construct the final generated code.</text:span></text:p>
      <text:p text:style-name="P104">Almost all the generated functions have “<text:span text:style-name="T18">global __vars</text:span>” and “<text:span text:style-name="T18">global __next_logic</text:span>” as the first statements because most of them modify these values. <text:span text:style-name="T69">At the end of each logic chunk, there's statements to save the session file and to increment the next_logic variable.</text:span></text:p>
      <text:p text:style-name="P105">Most of the generated code variables are prefixed by 2 underscores to separate them from what was inside the WIG file initially.</text:p>
      <text:p text:style-name="P106">The filenames where the script is saving the session files and global files have a UUID <text:span text:style-name="T70">(Universally unique identifier)</text:span> appended to them in order to avoid session collisions and different scripts using the same global files.</text:p>
      <text:h text:style-name="P32" text:outline-level="2"><text:bookmark-start text:name="__RefHeading__167_1210552333"/>6.3 Algorithm<text:bookmark-end text:name="__RefHeading__167_1210552333"/></text:h>
      <text:p text:style-name="P98">Like all the other phases, the code generation goes through the AST and generates the appropriate code as explained in the strategy above.</text:p>
      <text:h text:style-name="P32" text:outline-level="2"/>
      <text:h text:style-name="P34" text:outline-level="2"><text:bookmark-start text:name="__RefHeading__169_1210552333"/>6.4 Runtime System<text:bookmark-end text:name="__RefHeading__169_1210552333"/></text:h>
      <text:p text:style-name="P99">The runtime system uses modules from Python's standard library. The used modules are the following:</text:p>
      <table:table table:name="Table16" table:style-name="Table16">
        <table:table-column table:style-name="Table16.A" table:number-columns-repeated="2"/>
        <table:table-row>
          <table:table-cell table:style-name="Table16.A1" office:value-type="string">
            <text:p text:style-name="P141">Runtime module</text:p>
          </table:table-cell>
          <table:table-cell table:style-name="Table16.B1" office:value-type="string">
            <text:p text:style-name="P141">Why is it required ?</text:p>
          </table:table-cell>
        </table:table-row>
        <table:table-row>
          <table:table-cell table:style-name="Table16.A2" office:value-type="string">
            <text:p text:style-name="P141">Cgi</text:p>
          </table:table-cell>
          <table:table-cell table:style-name="Table16.B2" office:value-type="string">
            <text:p text:style-name="P141">Helps simplify parsing request queries</text:p>
          </table:table-cell>
        </table:table-row>
        <table:table-row>
          <table:table-cell table:style-name="Table16.A2" office:value-type="string">
            <text:p text:style-name="P141">Cgitb</text:p>
          </table:table-cell>
          <table:table-cell table:style-name="Table16.B2" office:value-type="string">
            <text:p text:style-name="P141">Simplifies cgi debugging</text:p>
          </table:table-cell>
        </table:table-row>
        <table:table-row>
          <table:table-cell table:style-name="Table16.A2" office:value-type="string">
            <text:p text:style-name="P141">Os</text:p>
          </table:table-cell>
          <table:table-cell table:style-name="Table16.B2" office:value-type="string">
            <text:p text:style-name="P141">Used to find the filename of the running script</text:p>
          </table:table-cell>
        </table:table-row>
        <table:table-row>
          <table:table-cell table:style-name="Table16.A2" office:value-type="string">
            <text:p text:style-name="P141">Uuid</text:p>
          </table:table-cell>
          <table:table-cell table:style-name="Table16.B2" office:value-type="string">
            <text:p text:style-name="P141">Used for generating UUID for each session files</text:p>
          </table:table-cell>
        </table:table-row>
        <table:table-row>
          <table:table-cell table:style-name="Table16.A2" office:value-type="string">
            <text:p text:style-name="P141">Pickle</text:p>
          </table:table-cell>
          <table:table-cell table:style-name="Table16.B2" office:value-type="string">
            <text:p text:style-name="P141">Used for serializing and deserializing state variables</text:p>
          </table:table-cell>
        </table:table-row>
        <table:table-row>
          <table:table-cell table:style-name="Table16.A2" office:value-type="string">
            <text:p text:style-name="P141">Copy</text:p>
          </table:table-cell>
          <table:table-cell table:style-name="Table16.B2" office:value-type="string">
            <text:p text:style-name="P141">Used for deepcopy call stack during function calls</text:p>
          </table:table-cell>
        </table:table-row>
        <table:table-row>
          <table:table-cell table:style-name="Table16.A2" office:value-type="string">
            <text:p text:style-name="P141">Sys</text:p>
          </table:table-cell>
          <table:table-cell table:style-name="Table16.B2" office:value-type="string">
            <text:p text:style-name="P141">Used for directing script errors to the browser</text:p>
          </table:table-cell>
        </table:table-row>
        <table:table-row>
          <table:table-cell table:style-name="Table16.A2" office:value-type="string">
            <text:p text:style-name="P141">Traceback</text:p>
          </table:table-cell>
          <table:table-cell table:style-name="Table16.B2" office:value-type="string">
            <text:p text:style-name="P141">Used for debugging</text:p>
          </table:table-cell>
        </table:table-row>
      </table:table>
      <text:p text:style-name="Table">Table <text:sequence text:ref-name="refTable13" text:name="Table" text:formula="ooow:Table+1" style:num-format="1">14</text:sequence>: Runtime modules</text:p>
      <text:h text:style-name="P32" text:outline-level="2"><text:bookmark-start text:name="__RefHeading__171_1210552333"/>6.5 Sample Code<text:bookmark-end text:name="__RefHeading__171_1210552333"/></text:h>
      <table:table table:name="Table17" table:style-name="Table17">
        <table:table-column table:style-name="Table17.A"/>
        <table:table-row>
          <table:table-cell table:style-name="Table17.A1" office:value-type="string">
            <text:p text:style-name="P163">#!/usr/bin/env python</text:p>
            <text:p text:style-name="P163">import cgi</text:p>
            <text:p text:style-name="P163">import cgitb</text:p>
            <text:p text:style-name="P163">import os</text:p>
            <text:p text:style-name="P163">import uuid</text:p>
            <text:p text:style-name="P163">import pickle</text:p>
            <text:p text:style-name="P163">import copy</text:p>
            <text:p text:style-name="P163">import sys</text:p>
            <text:p text:style-name="P163">import traceback</text:p>
            <text:p text:style-name="P163">cgitb.enable()</text:p>
            <text:p text:style-name="P163">__cgi_input = cgi.FieldStorage(keep_blank_values=1)</text:p>
            <text:p text:style-name="P163">__session = os.environ["QUERY_STRING"].split("&amp;")[0]</text:p>
            <text:p text:style-name="P163">sys.stderr = sys.stdout</text:p>
            <text:p text:style-name="P163">__vars = {}</text:p>
            <text:p text:style-name="P163">__sid = 0</text:p>
            <text:p text:style-name="P163">__next_logic = 1</text:p>
            <text:p text:style-name="P163">__vars["__exited_from"] = -1</text:p>
            <text:p text:style-name="P163"/>
            <text:p text:style-name="P163">def __str_sid():</text:p>
            <text:p text:style-name="P163"><text:tab/>if __sid != 0:</text:p>
            <text:p text:style-name="P163"><text:tab/><text:tab/>return "&amp;sid="+str(__sid)</text:p>
            <text:p text:style-name="P163"><text:tab/>else:</text:p>
            <text:p text:style-name="P163"><text:tab/><text:tab/>return ""</text:p>
            <text:p text:style-name="P163"/>
            <text:p text:style-name="P163">def __action_name():</text:p>
            <text:p text:style-name="P163"><text:tab/>return os.path.basename(__file__)+"?"+__session+__str_sid()</text:p>
            <text:p text:style-name="P163"/>
            <text:p text:style-name="P163">def __layout(page):</text:p>
            <text:p text:style-name="P163"><text:soft-page-break/><text:tab/>return """&lt;html&gt;&lt;form action="{action}" method="POST"&gt;</text:p>
            <text:p text:style-name="P163"><text:tab/>{page} &lt;input type="submit" value="go"&gt;</text:p>
            <text:p text:style-name="P163"><text:tab/>&lt;/form&gt;&lt;/html&gt;""".format(action=__action_name(),page=page)</text:p>
            <text:p text:style-name="P163"/>
            <text:p text:style-name="P163">def __Welcome(__varDict):</text:p>
            <text:p text:style-name="P163"><text:tab/>return """ &lt;body&gt;</text:p>
            <text:p text:style-name="P163"><text:s text:c="4"/>Welcome!</text:p>
            <text:p text:style-name="P163"><text:s text:c="2"/>&lt;/body&gt; """.format(**(__varDict))</text:p>
            <text:p text:style-name="P163"/>
            <text:p text:style-name="P163">def __Pledge(__varDict):</text:p>
            <text:p text:style-name="P163"><text:tab/>return """ &lt;body&gt;</text:p>
            <text:p text:style-name="P163"><text:s text:c="4"/>How much do you want to contribute?</text:p>
            <text:p text:style-name="P163"><text:s text:c="4"/>&lt;input name="contribution" size=4 type="text"&gt;</text:p>
            <text:p text:style-name="P163"><text:s text:c="2"/>&lt;/body&gt; """.format(**(__varDict))</text:p>
            <text:p text:style-name="P163"/>
            <text:p text:style-name="P163">def __Total(__varDict):</text:p>
            <text:p text:style-name="P163"><text:tab/>return """ &lt;body&gt;</text:p>
            <text:p text:style-name="P163"><text:s text:c="4"/>The total is now {total}.</text:p>
            <text:p text:style-name="P163"><text:s text:c="2"/>&lt;/body&gt; """.format(**(__varDict))</text:p>
            <text:p text:style-name="P163"/>
            <text:p text:style-name="P163">__global_vars = []</text:p>
            <text:p text:style-name="P163">def __save_global_vars():</text:p>
            <text:p text:style-name="P163"><text:tab/>global_vars_file = "GLOBAL_6c79c797-fcb4-4698-b0b4-113fd2edb3df"</text:p>
            <text:p text:style-name="P163"><text:tab/>open(global_vars_file, 'w').close()</text:p>
            <text:p text:style-name="P163"><text:tab/>global_vars = dict((k, __vars[k]) for k in __global_vars if k in __vars)</text:p>
            <text:p text:style-name="P163"><text:tab/>with open(global_vars_file, "w") as f:</text:p>
            <text:p text:style-name="P163"><text:tab/><text:tab/>pickle.dump(global_vars, f)</text:p>
            <text:p text:style-name="P163"><text:tab/>return</text:p>
            <text:p text:style-name="P163"/>
            <text:p text:style-name="P163">def __load_global_vars():</text:p>
            <text:p text:style-name="P163"><text:tab/>global __vars</text:p>
            <text:p text:style-name="P163"><text:tab/>global_vars_file = "GLOBAL_6c79c797-fcb4-4698-b0b4-113fd2edb3df"</text:p>
            <text:p text:style-name="P163"><text:tab/>try:</text:p>
            <text:p text:style-name="P163"><text:tab/><text:tab/>with open(global_vars_file, "r") as f:</text:p>
            <text:p text:style-name="P163"><text:tab/><text:tab/><text:tab/>global_vars = pickle.load(f)</text:p>
            <text:p text:style-name="P163"><text:tab/><text:tab/><text:tab/>__vars = dict(__vars.items() + global_vars.items())</text:p>
            <text:p text:style-name="P163"><text:tab/>except IOError:</text:p>
            <text:p text:style-name="P163"><text:tab/><text:tab/>return</text:p>
            <text:p text:style-name="P163"/>
            <text:p text:style-name="P163">__vars["amount_15_7"] = 0</text:p>
            <text:p text:style-name="P163">__global_vars.append("amount_15_7")</text:p>
            <text:p text:style-name="P163">__vars["__call_stack"] = []</text:p>
            <text:p text:style-name="P163">__vars["__return_value"] = 0</text:p>
            <text:p text:style-name="P163">__returned_from_fn = False</text:p>
            <text:p text:style-name="P163"/>
            <text:p text:style-name="P163"><text:soft-page-break/>def __call_fn(fn_name):</text:p>
            <text:p text:style-name="P163"><text:tab/>global __vars</text:p>
            <text:p text:style-name="P163"><text:tab/>call_stack_copy = copy.deepcopy(__vars["__call_stack"])</text:p>
            <text:p text:style-name="P163"><text:tab/>del __vars["__call_stack"]</text:p>
            <text:p text:style-name="P163"><text:tab/>old_vars = copy.deepcopy(__vars)</text:p>
            <text:p text:style-name="P163"><text:tab/>__vars["__call_stack"] = call_stack_copy</text:p>
            <text:p text:style-name="P163"><text:tab/>__vars["__call_stack"].append({"name":fn_name,"next_logic":1, "old_vars":old_vars})</text:p>
            <text:p text:style-name="P163"/>
            <text:p text:style-name="P163">def __set_fn_logic(n):</text:p>
            <text:p text:style-name="P163"><text:tab/>global __vars</text:p>
            <text:p text:style-name="P163"><text:tab/>__vars["__call_stack"][-1]["next_logic"] = n</text:p>
            <text:p text:style-name="P163"/>
            <text:p text:style-name="P163">def __return_from_fn(return_value):</text:p>
            <text:p text:style-name="P163"><text:tab/>global __returned_from_fn</text:p>
            <text:p text:style-name="P163"><text:tab/>global __vars</text:p>
            <text:p text:style-name="P163"><text:tab/>call_stack_copy = copy.deepcopy(__vars["__call_stack"])</text:p>
            <text:p text:style-name="P163"><text:tab/>__vars = __vars["__call_stack"][-1]["old_vars"]</text:p>
            <text:p text:style-name="P163"><text:tab/>call_stack_copy.pop()</text:p>
            <text:p text:style-name="P163"><text:tab/>__vars["__call_stack"] = call_stack_copy</text:p>
            <text:p text:style-name="P163"><text:tab/>__returned_from_fn = True</text:p>
            <text:p text:style-name="P163"><text:tab/>__vars["__return_value"] = return_value</text:p>
            <text:p text:style-name="P163"/>
            <text:p text:style-name="P163">def __continue_stack_execution():</text:p>
            <text:p text:style-name="P163"><text:tab/>while True:</text:p>
            <text:p text:style-name="P163"><text:tab/><text:tab/>if __vars["__call_stack"]:</text:p>
            <text:p text:style-name="P163"><text:tab/><text:tab/><text:tab/>fn_name = __vars["__call_stack"][-1]["name"]</text:p>
            <text:p text:style-name="P163"><text:tab/><text:tab/><text:tab/>fn_ln = __vars["__call_stack"][-1]["next_logic"]</text:p>
            <text:p text:style-name="P163"><text:tab/><text:tab/><text:tab/>globals()["__logic_fn_"+fn_name+"_"+str(fn_ln)]()</text:p>
            <text:p text:style-name="P163"><text:tab/><text:tab/>else:</text:p>
            <text:p text:style-name="P163"><text:tab/><text:tab/><text:tab/>break</text:p>
            <text:p text:style-name="P163"><text:tab/><text:tab/>if not __returned_from_fn:</text:p>
            <text:p text:style-name="P163"><text:tab/><text:tab/><text:tab/>break</text:p>
            <text:p text:style-name="P163"/>
            <text:p text:style-name="P163">def __save_session_Contribute():</text:p>
            <text:p text:style-name="P163"><text:tab/>session_file = "Contribute$"+str(__sid)</text:p>
            <text:p text:style-name="P163"><text:tab/>open(session_file, 'w').close()</text:p>
            <text:p text:style-name="P163"><text:tab/>session_vars = dict((k, __vars[k]) for k in __vars if k not in __global_vars)</text:p>
            <text:p text:style-name="P163"><text:tab/>with open(session_file, "w") as f:</text:p>
            <text:p text:style-name="P163"><text:tab/><text:tab/>pickle.dump(session_vars, f)</text:p>
            <text:p text:style-name="P163"><text:tab/><text:tab/>pickle.dump(__next_logic, f)</text:p>
            <text:p text:style-name="P163"><text:tab/>return</text:p>
            <text:p text:style-name="P163"/>
            <text:p text:style-name="P163">def __init_session_Contribute():</text:p>
            <text:p text:style-name="P163"><text:tab/>global __sid</text:p>
            <text:p text:style-name="P163"><text:tab/>global __next_logic</text:p>
            <text:p text:style-name="P163"><text:tab/>__sid = str(uuid.uuid4())</text:p>
            <text:p text:style-name="P163"><text:soft-page-break/><text:tab/>__next_logic = 1</text:p>
            <text:p text:style-name="P163"><text:tab/>__save_session_Contribute()</text:p>
            <text:p text:style-name="P163"><text:tab/>__logic_session_Contribute_1()</text:p>
            <text:p text:style-name="P163"/>
            <text:p text:style-name="P163">def __load_session_Contribute(session_id):</text:p>
            <text:p text:style-name="P163"><text:tab/>global __vars</text:p>
            <text:p text:style-name="P163"><text:tab/>global __next_logic</text:p>
            <text:p text:style-name="P163"><text:tab/>global __sid</text:p>
            <text:p text:style-name="P163"><text:tab/>__sid = session_id</text:p>
            <text:p text:style-name="P163"><text:tab/>with open("Contribute$"+str(__sid), "r") as f:</text:p>
            <text:p text:style-name="P163"><text:tab/><text:tab/>session_vars = pickle.load(f)</text:p>
            <text:p text:style-name="P163"><text:tab/><text:tab/>__next_logic = pickle.load(f)</text:p>
            <text:p text:style-name="P163"><text:tab/><text:tab/>__vars = dict(__vars.items() + session_vars.items())</text:p>
            <text:p text:style-name="P163"><text:tab/>if __vars["__exited_from"] != -1:</text:p>
            <text:p text:style-name="P163"><text:tab/><text:tab/>__next_logic = __vars["__exited_from"]</text:p>
            <text:p text:style-name="P163"><text:tab/><text:tab/>__save_session_Contribute()</text:p>
            <text:p text:style-name="P163"><text:tab/><text:tab/>globals()["__logic_session_Contribute_"+str(__vars["__exited_from"])]()</text:p>
            <text:p text:style-name="P163"><text:tab/><text:tab/>return</text:p>
            <text:p text:style-name="P163"><text:tab/>__continue_stack_execution()</text:p>
            <text:p text:style-name="P163"><text:tab/>globals()["__logic_session_Contribute_"+str(__next_logic)]()</text:p>
            <text:p text:style-name="P163"/>
            <text:p text:style-name="P163">def __session_Contribute():</text:p>
            <text:p text:style-name="P163"><text:tab/>sid = __cgi_input.getvalue("sid", "")</text:p>
            <text:p text:style-name="P163"><text:tab/>if sid == "":</text:p>
            <text:p text:style-name="P163"><text:tab/><text:tab/>__init_session_Contribute()</text:p>
            <text:p text:style-name="P163"><text:tab/>else:</text:p>
            <text:p text:style-name="P163"><text:tab/><text:tab/>__load_session_Contribute(sid)</text:p>
            <text:p text:style-name="P163"/>
            <text:p text:style-name="P163">def __logic_session_Contribute_1():</text:p>
            <text:p text:style-name="P163"><text:tab/>global __vars</text:p>
            <text:p text:style-name="P163"><text:tab/>global __next_logic</text:p>
            <text:p text:style-name="P163"><text:tab/>__vars["i_18_8"] = 87</text:p>
            <text:p text:style-name="P163"><text:tab/>print(__layout(__Welcome({})))</text:p>
            <text:p text:style-name="P163"><text:tab/>__next_logic = 2</text:p>
            <text:p text:style-name="P163"><text:tab/>__save_session_Contribute()</text:p>
            <text:p text:style-name="P163">def __logic_session_Contribute_2():</text:p>
            <text:p text:style-name="P163"><text:tab/>global __vars</text:p>
            <text:p text:style-name="P163"><text:tab/>global __next_logic</text:p>
            <text:p text:style-name="P163"><text:tab/>print(__layout(__Pledge({})))</text:p>
            <text:p text:style-name="P163"><text:tab/>__next_logic = 3</text:p>
            <text:p text:style-name="P163"><text:tab/>__save_session_Contribute()</text:p>
            <text:p text:style-name="P163">def __logic_session_Contribute_3():</text:p>
            <text:p text:style-name="P163"><text:tab/>global __vars</text:p>
            <text:p text:style-name="P163"><text:tab/>global __next_logic</text:p>
            <text:p text:style-name="P163"><text:tab/>__vars["i_18_8"] = int(__cgi_input.getvalue("contribution"))</text:p>
            <text:p text:style-name="P163"><text:tab/>__next_logic = 4</text:p>
            <text:p text:style-name="P163"><text:tab/>__save_session_Contribute()</text:p>
            <text:p text:style-name="P163"><text:soft-page-break/><text:tab/>__logic_session_Contribute_4()</text:p>
            <text:p text:style-name="P163">def __logic_session_Contribute_4():</text:p>
            <text:p text:style-name="P163"><text:tab/>global __vars</text:p>
            <text:p text:style-name="P163"><text:tab/>global __next_logic</text:p>
            <text:p text:style-name="P163"><text:tab/>__vars["amount_15_7"] = (__vars["amount_15_7"] + __vars["i_18_8"])</text:p>
            <text:p text:style-name="P163"><text:tab/>print(__layout(__Total({'total':__vars["amount_15_7"]})))</text:p>
            <text:p text:style-name="P163"><text:tab/>__vars["__exited_from"] = 4</text:p>
            <text:p text:style-name="P163"><text:tab/>__next_logic = 5</text:p>
            <text:p text:style-name="P163"><text:tab/>__save_session_Contribute()</text:p>
            <text:p text:style-name="P163">def __logic_session_Contribute_5():</text:p>
            <text:p text:style-name="P163"><text:tab/>global __vars</text:p>
            <text:p text:style-name="P163"><text:tab/>global __next_logic</text:p>
            <text:p text:style-name="P163"><text:tab/>__next_logic = 4</text:p>
            <text:p text:style-name="P163"><text:tab/>__save_session_Contribute()</text:p>
            <text:p text:style-name="P163"><text:tab/>__logic_session_Contribute_4()</text:p>
            <text:p text:style-name="P163">print "Content-type: text/html"</text:p>
            <text:p text:style-name="P163">print</text:p>
            <text:p text:style-name="P163">__load_global_vars()</text:p>
            <text:p text:style-name="P163">if __session == "Contribute":</text:p>
            <text:p text:style-name="P163"><text:tab/>__session_Contribute()</text:p>
            <text:p text:style-name="P163">else:</text:p>
            <text:p text:style-name="P163"><text:tab/>print __layout("Please select one of the following sessions: Contribute")</text:p>
            <text:p text:style-name="P163">__save_global_vars()</text:p>
          </table:table-cell>
        </table:table-row>
      </table:table>
      <text:p text:style-name="P128">Table <text:sequence text:ref-name="refTable14" text:name="Table" text:formula="ooow:Table+1" style:num-format="1">15</text:sequence>: <text:span text:style-name="T71">Compiled tiny.wig example</text:span></text:p>
      <text:p text:style-name="P129"><text:span text:style-name="T71">A</text:span>s can be seen from the generated code, it works but there is a lot of room for optimizations.</text:p>
      <text:h text:style-name="P32" text:outline-level="2"><text:bookmark-start text:name="__RefHeading__173_1210552333"/>6.6 Testing<text:bookmark-end text:name="__RefHeading__173_1210552333"/></text:h>
      <text:p text:style-name="P107">For this part, I compiled the benchmark scripts in the <text:span text:style-name="T18">tests/codegen/</text:span> folder. <text:span text:style-name="T72">I manually tested them and a</text:span>ll of them worked including the <text:span text:style-name="T18">factorial.wig</text:span>. The only bug I have is in the game.wig, the winning guess number needs to be entered twice before it's accepted.</text:p>
      <text:p text:style-name="Text_20_body"/>
      <text:h text:style-name="P33" text:outline-level="1"><text:bookmark-start text:name="__RefHeading__175_1210552333"/>7 Availability and Group Dynamics<text:bookmark-end text:name="__RefHeading__175_1210552333"/></text:h>
      <text:h text:style-name="P32" text:outline-level="2"><text:bookmark-start text:name="__RefHeading__177_1210552333"/>7.1 Manual<text:bookmark-end text:name="__RefHeading__177_1210552333"/></text:h>
      <text:p text:style-name="P108">Services can be compiled with the following command:</text:p>
      <table:table table:name="Table18" table:style-name="Table18">
        <table:table-column table:style-name="Table18.A"/>
        <table:table-row>
          <table:table-cell table:style-name="Table18.A1" office:value-type="string">
            <text:p text:style-name="P158">fwig -c -o [output_filename] [input_filename]</text:p>
          </table:table-cell>
        </table:table-row>
      </table:table>
      <text:p text:style-name="Table">Table <text:sequence text:ref-name="refTable16" text:name="Table" text:formula="ooow:Table+1" style:num-format="1">16</text:sequence>: Example of compilation</text:p>
      <text:p text:style-name="P108">You can also run fwig without any arguments to display a help message. Once it's compiled, you can set the appropriate permissions and run the .py file from cgi-bin.</text:p>
      <text:h text:style-name="P32" text:outline-level="2"><text:bookmark-start text:name="__RefHeading__179_1210552333"/>7.2 Demo Site<text:bookmark-end text:name="__RefHeading__179_1210552333"/></text:h>
      <text:p text:style-name="P90"><text:a xlink:type="simple" xlink:href="http://cgi.cs.mcgill.ca/~ftufek/cgi-bin/"><text:span text:style-name="T16">http://cgi.cs.mcgill.ca/~ftufek/cgi-bin/</text:span></text:a></text:p>
      <text:p text:style-name="P100">The following demos are available:</text:p>
      <table:table table:name="Table19" table:style-name="Table19">
        <table:table-column table:style-name="Table19.A"/>
        <table:table-row>
          <table:table-cell table:style-name="Table19.A1" office:value-type="string">
            <text:p text:style-name="P164">001.py <text:s/>004.py <text:s text:c="8"/>counter.py <text:s text:c="3"/>gameTuple.py <text:s/>talk.py</text:p>
            <text:p text:style-name="P164">002.py <text:s/>calculator.py <text:s/>factorial.py <text:s/>legomen.py <text:s text:c="3"/>tiny.py</text:p>
            <text:p text:style-name="P164">003.py <text:s/>chat.py <text:s text:c="7"/>game.py <text:s text:c="6"/>riddles.py <text:s text:c="3"/>tupletorture.py</text:p>
          </table:table-cell>
        </table:table-row>
      </table:table>
      <text:p text:style-name="Table">Table <text:sequence text:ref-name="refTable15" text:name="Table" text:formula="ooow:Table+1" style:num-format="1">17</text:sequence>: Available demos</text:p>
      <text:p text:style-name="P101">In order to run them, you can just append their names at the end of the URL. <text:span text:style-name="T74">If you want to see the code behind them, they are available in the tests/codegen folder.</text:span></text:p>
      <text:h text:style-name="P32" text:outline-level="2"><text:bookmark-start text:name="__RefHeading__181_1210552333"/>7.3 Division of Group Duties<text:bookmark-end text:name="__RefHeading__181_1210552333"/></text:h>
      <text:p text:style-name="P109">N/A</text:p>
      <text:p text:style-name="Text_20_body"/>
      <text:h text:style-name="P33" text:outline-level="1"><text:bookmark-start text:name="__RefHeading__183_1210552333"/>8 Conclusions and Future Work<text:bookmark-end text:name="__RefHeading__183_1210552333"/></text:h>
      <text:h text:style-name="P32" text:outline-level="2"><text:bookmark-start text:name="__RefHeading__185_1210552333"/>8.1 Conclusions<text:bookmark-end text:name="__RefHeading__185_1210552333"/></text:h>
      <text:p text:style-name="P110">So this report explaind the different phases involved in my implementation of a WIG compiler. I discussed about parsing, symbol table generation, typechecking and code generation.</text:p>
      <text:p text:style-name="P111">I learned different things like flex and bison. I also learned a lot about C++ which I wasn't very familiar with at the beginning of the project. </text:p>
      <text:p text:style-name="P111">Before that project, I always thought that the compiler always generates assembly code and I learned that it wasn't the case, that it was more general than that.</text:p>
      <text:p text:style-name="P112">I learned a lot about how to debug different kind of code. For example debugging my simulated function call stack in the python cgi script was very instructive.</text:p>
      <text:h text:style-name="P32" text:outline-level="2"><text:bookmark-start text:name="__RefHeading__187_1210552333"/>8.2 Future Work<text:bookmark-end text:name="__RefHeading__187_1210552333"/></text:h>
      <text:p text:style-name="P112">I think a standard library with different modules could be very useful. For example there could be a function named random() which would return a random number, it wouldn't even require an import. <text:span text:style-name="T75">It could be provided by doing a translation from the “WIG standard library” into the very comprehensive Python's standard library.</text:span></text:p>
      <text:p text:style-name="P115"><text:span text:style-name="T75">I </text:span>think having a way to share code could be useful too. We would have a script that only defined functions and scripts could include that file before declaring the service.</text:p>
      <text:p text:style-name="P113"><text:span text:style-name="T75">M</text:span>y compiler has a lot of room for optimization. The generated code is very primitive. For example the tuple operations could be placed in a base class from which every Schema derives. I should also find a way to divide the session logic into lesser chunks by using a smarter analysis. Also the code for saving and loading session files and global file could be combined into a single function, right now it generates 3 functions for each session (load_session, save_session, init_session) and 2 functions for the global file (load_global_variables, save_global_variables).</text:p>
      <text:h text:style-name="P32" text:outline-level="2"><text:bookmark-start text:name="__RefHeading__189_1210552333"/>8.3 Course Improvements<text:bookmark-end text:name="__RefHeading__189_1210552333"/></text:h>
      <text:p text:style-name="P114">I think writing a compiler for WIG is very instructive, but at the end it still remains that WIG isn't really a modern or widely used language. I think it would be very interesting if we did compile an actual popular language. For example, Ruby on Rails and Django are widely used frameworks for doing web development. Their main drawback is their performance. So we could write a compiler that will take RoR or Django project as input and will output Java Servlet's (which are very fast). If successful, this project could have a real world usage. Of course, I realize that it's a very difficult task and probably impossible too, so we would limit ourselves to basics like we did for the bigwig language.</text:p>
      <text:h text:style-name="P32" text:outline-level="2"><text:bookmark-start text:name="__RefHeading__191_1210552333"/>8.4 Goodbye<text:bookmark-end text:name="__RefHeading__191_1210552333"/></text:h>
      <text:p text:style-name="P122">I think compilers are very interesting <text:span text:style-name="T77">piece of software</text:span> and that's why I took this class, but I don't <text:span text:style-name="T76">have any plans for now to do research on compil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Trebuchet MS" svg:font-family="'Trebuchet MS'"/>
    <style:font-face style:name="Monospace1" svg:font-family="Monospace" style:font-family-generic="roman"/>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6T12:31:34.700590747</meta:creation-date>
    <dc:date>2013-12-08T20:10:00.258854222</dc:date>
    <meta:editing-duration>PT10H23M47S</meta:editing-duration>
    <meta:editing-cycles>159</meta:editing-cycles>
    <meta:generator>LibreOffice/4.1.2.3$Linux_X86_64 LibreOffice_project/410m0$Build-3</meta:generator>
    <meta:document-statistic meta:table-count="19" meta:image-count="0" meta:object-count="0" meta:page-count="27" meta:paragraph-count="847" meta:word-count="6303" meta:character-count="40015" meta:non-whitespace-character-count="33586"/>
  </office:meta>
</office:document-meta>
</file>